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3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mma_Charcot</text:p>
          </table:table-cell>
          <table:table-cell office:value-type="string" calcext:value-type="string">
            <text:p>tfIdf_Charcot</text:p>
          </table:table-cell>
          <table:table-cell office:value-type="string" calcext:value-type="string">
            <text:p>lemma_Autres</text:p>
          </table:table-cell>
          <table:table-cell office:value-type="string" calcext:value-type="string">
            <text:p>tfIdf_Autres</text:p>
          </table:table-cell>
        </table:table-row>
        <table:table-row table:style-name="ro1">
          <table:table-cell office:value-type="string" calcext:value-type="string">
            <text:p>céréb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pnotis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érieur</text:p>
          </table:table-cell>
          <table:table-cell office:value-type="float" office:value="0.767083574919241" calcext:value-type="float">
            <text:p>0,767083574919241</text:p>
          </table:table-cell>
          <table:table-cell office:value-type="string" calcext:value-type="string">
            <text:p>postérieur</text:p>
          </table:table-cell>
          <table:table-cell office:value-type="float" office:value="0.706511689340906" calcext:value-type="float">
            <text:p>0,706511689340906</text:p>
          </table:table-cell>
        </table:table-row>
        <table:table-row table:style-name="ro1">
          <table:table-cell office:value-type="string" calcext:value-type="string">
            <text:p>musculaire</text:p>
          </table:table-cell>
          <table:table-cell office:value-type="float" office:value="0.700820011596124" calcext:value-type="float">
            <text:p>0,700820011596124</text:p>
          </table:table-cell>
          <table:table-cell office:value-type="string" calcext:value-type="string">
            <text:p>circonvolution</text:p>
          </table:table-cell>
          <table:table-cell office:value-type="float" office:value="0.593712851670849" calcext:value-type="float">
            <text:p>0,593712851670849</text:p>
          </table:table-cell>
        </table:table-row>
        <table:table-row table:style-name="ro1">
          <table:table-cell office:value-type="string" calcext:value-type="string">
            <text:p>hystérie</text:p>
          </table:table-cell>
          <table:table-cell office:value-type="float" office:value="0.689223888014578" calcext:value-type="float">
            <text:p>0,689223888014578</text:p>
          </table:table-cell>
          <table:table-cell office:value-type="string" calcext:value-type="string">
            <text:p>somnambule</text:p>
          </table:table-cell>
          <table:table-cell office:value-type="float" office:value="0.528926165632017" calcext:value-type="float">
            <text:p>0,528926165632017</text:p>
          </table:table-cell>
        </table:table-row>
        <table:table-row table:style-name="ro1">
          <table:table-cell office:value-type="string" calcext:value-type="string">
            <text:p>tion</text:p>
          </table:table-cell>
          <table:table-cell office:value-type="float" office:value="0.668930671746873" calcext:value-type="float">
            <text:p>0,668930671746873</text:p>
          </table:table-cell>
          <table:table-cell office:value-type="string" calcext:value-type="string">
            <text:p>lame médullaire</text:p>
          </table:table-cell>
          <table:table-cell office:value-type="float" office:value="0.504688944657245" calcext:value-type="float">
            <text:p>0,504688944657245</text:p>
          </table:table-cell>
        </table:table-row>
        <table:table-row table:style-name="ro1">
          <table:table-cell office:value-type="string" calcext:value-type="string">
            <text:p>pathologique</text:p>
          </table:table-cell>
          <table:table-cell office:value-type="float" office:value="0.658825478340098" calcext:value-type="float">
            <text:p>0,658825478340098</text:p>
          </table:table-cell>
          <table:table-cell office:value-type="string" calcext:value-type="string">
            <text:p>externe</text:p>
          </table:table-cell>
          <table:table-cell office:value-type="float" office:value="0.49570730418703" calcext:value-type="float">
            <text:p>0,49570730418703</text:p>
          </table:table-cell>
        </table:table-row>
        <table:table-row table:style-name="ro1">
          <table:table-cell office:value-type="string" calcext:value-type="string">
            <text:p>psychique</text:p>
          </table:table-cell>
          <table:table-cell office:value-type="float" office:value="0.594632651370828" calcext:value-type="float">
            <text:p>0,594632651370828</text:p>
          </table:table-cell>
          <table:table-cell office:value-type="string" calcext:value-type="string">
            <text:p>hypnotique</text:p>
          </table:table-cell>
          <table:table-cell office:value-type="float" office:value="0.49570730418703" calcext:value-type="float">
            <text:p>0,49570730418703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 office:value-type="float" office:value="0.58129710925205" calcext:value-type="float">
            <text:p>0,58129710925205</text:p>
          </table:table-cell>
          <table:table-cell office:value-type="string" calcext:value-type="string">
            <text:p>cérébral</text:p>
          </table:table-cell>
          <table:table-cell office:value-type="float" office:value="0.427420420023775" calcext:value-type="float">
            <text:p>0,427420420023775</text:p>
          </table:table-cell>
        </table:table-row>
        <table:table-row table:style-name="ro1">
          <table:table-cell office:value-type="string" calcext:value-type="string">
            <text:p>atrophie</text:p>
          </table:table-cell>
          <table:table-cell office:value-type="float" office:value="0.575416218007123" calcext:value-type="float">
            <text:p>0,575416218007123</text:p>
          </table:table-cell>
          <table:table-cell office:value-type="string" calcext:value-type="string">
            <text:p>magnétiseur</text:p>
          </table:table-cell>
          <table:table-cell office:value-type="float" office:value="0.421146479989433" calcext:value-type="float">
            <text:p>0,421146479989433</text:p>
          </table:table-cell>
        </table:table-row>
        <table:table-row table:style-name="ro1">
          <table:table-cell office:value-type="string" calcext:value-type="string">
            <text:p>scaphandre</text:p>
          </table:table-cell>
          <table:table-cell office:value-type="float" office:value="0.557359397001574" calcext:value-type="float">
            <text:p>0,557359397001574</text:p>
          </table:table-cell>
          <table:table-cell office:value-type="string" calcext:value-type="string">
            <text:p>sillon</text:p>
          </table:table-cell>
          <table:table-cell office:value-type="float" office:value="0.413683793422269" calcext:value-type="float">
            <text:p>0,413683793422269</text:p>
          </table:table-cell>
        </table:table-row>
        <table:table-row table:style-name="ro1">
          <table:table-cell office:value-type="string" calcext:value-type="string">
            <text:p>paralysie général</text:p>
          </table:table-cell>
          <table:table-cell office:value-type="float" office:value="0.530936801126481" calcext:value-type="float">
            <text:p>0,530936801126481</text:p>
          </table:table-cell>
          <table:table-cell office:value-type="string" calcext:value-type="string">
            <text:p>atrophie</text:p>
          </table:table-cell>
          <table:table-cell office:value-type="float" office:value="0.403909655263506" calcext:value-type="float">
            <text:p>0,403909655263506</text:p>
          </table:table-cell>
        </table:table-row>
        <table:table-row table:style-name="ro1">
          <table:table-cell office:value-type="string" calcext:value-type="string">
            <text:p>société savant</text:p>
          </table:table-cell>
          <table:table-cell office:value-type="float" office:value="0.477925950467986" calcext:value-type="float">
            <text:p>0,477925950467986</text:p>
          </table:table-cell>
          <table:table-cell office:value-type="string" calcext:value-type="string">
            <text:p>thalamus</text:p>
          </table:table-cell>
          <table:table-cell office:value-type="float" office:value="0.393739268260468" calcext:value-type="float">
            <text:p>0,393739268260468</text:p>
          </table:table-cell>
        </table:table-row>
        <table:table-row table:style-name="ro1">
          <table:table-cell office:value-type="string" calcext:value-type="string">
            <text:p>contracture</text:p>
          </table:table-cell>
          <table:table-cell office:value-type="float" office:value="0.453077114221817" calcext:value-type="float">
            <text:p>0,453077114221817</text:p>
          </table:table-cell>
          <table:table-cell office:value-type="string" calcext:value-type="string">
            <text:p>musculaire</text:p>
          </table:table-cell>
          <table:table-cell office:value-type="float" office:value="0.374058908994849" calcext:value-type="float">
            <text:p>0,374058908994849</text:p>
          </table:table-cell>
        </table:table-row>
        <table:table-row table:style-name="ro1">
          <table:table-cell office:value-type="string" calcext:value-type="string">
            <text:p>motrice</text:p>
          </table:table-cell>
          <table:table-cell office:value-type="float" office:value="0.452828625859356" calcext:value-type="float">
            <text:p>0,452828625859356</text:p>
          </table:table-cell>
          <table:table-cell office:value-type="string" calcext:value-type="string">
            <text:p>hypnose</text:p>
          </table:table-cell>
          <table:table-cell office:value-type="float" office:value="0.354246466781139" calcext:value-type="float">
            <text:p>0,354246466781139</text:p>
          </table:table-cell>
        </table:table-row>
        <table:table-row table:style-name="ro1">
          <table:table-cell office:value-type="string" calcext:value-type="string">
            <text:p>tabes</text:p>
          </table:table-cell>
          <table:table-cell office:value-type="float" office:value="0.442392114635965" calcext:value-type="float">
            <text:p>0,442392114635965</text:p>
          </table:table-cell>
          <table:table-cell office:value-type="string" calcext:value-type="string">
            <text:p>frontal</text:p>
          </table:table-cell>
          <table:table-cell office:value-type="float" office:value="0.345396909259015" calcext:value-type="float">
            <text:p>0,345396909259015</text:p>
          </table:table-cell>
        </table:table-row>
        <table:table-row table:style-name="ro1">
          <table:table-cell office:value-type="string" calcext:value-type="string">
            <text:p>écorce</text:p>
          </table:table-cell>
          <table:table-cell office:value-type="float" office:value="0.40892901515779" calcext:value-type="float">
            <text:p>0,40892901515779</text:p>
          </table:table-cell>
          <table:table-cell office:value-type="string" calcext:value-type="string">
            <text:p>couche sagittal</text:p>
          </table:table-cell>
          <table:table-cell office:value-type="float" office:value="0.337537973847576" calcext:value-type="float">
            <text:p>0,337537973847576</text:p>
          </table:table-cell>
        </table:table-row>
        <table:table-row table:style-name="ro1">
          <table:table-cell office:value-type="string" calcext:value-type="string">
            <text:p>charcot</text:p>
          </table:table-cell>
          <table:table-cell office:value-type="float" office:value="0.404373395179326" calcext:value-type="float">
            <text:p>0,404373395179326</text:p>
          </table:table-cell>
          <table:table-cell office:value-type="string" calcext:value-type="string">
            <text:p>tabes</text:p>
          </table:table-cell>
          <table:table-cell office:value-type="float" office:value="0.323999471668208" calcext:value-type="float">
            <text:p>0,323999471668208</text:p>
          </table:table-cell>
        </table:table-row>
        <table:table-row table:style-name="ro1">
          <table:table-cell office:value-type="string" calcext:value-type="string">
            <text:p>externe</text:p>
          </table:table-cell>
          <table:table-cell office:value-type="float" office:value="0.378696264391618" calcext:value-type="float">
            <text:p>0,378696264391618</text:p>
          </table:table-cell>
          <table:table-cell office:value-type="string" calcext:value-type="string">
            <text:p>scissure</text:p>
          </table:table-cell>
          <table:table-cell office:value-type="float" office:value="0.321225729758288" calcext:value-type="float">
            <text:p>0,321225729758288</text:p>
          </table:table-cell>
        </table:table-row>
        <table:table-row table:style-name="ro1">
          <table:table-cell office:value-type="string" calcext:value-type="string">
            <text:p>circonvolution</text:p>
          </table:table-cell>
          <table:table-cell office:value-type="float" office:value="0.365857698997764" calcext:value-type="float">
            <text:p>0,365857698997764</text:p>
          </table:table-cell>
          <table:table-cell office:value-type="string" calcext:value-type="string">
            <text:p>somnambulisme</text:p>
          </table:table-cell>
          <table:table-cell office:value-type="float" office:value="0.30352661471404" calcext:value-type="float">
            <text:p>0,30352661471404</text:p>
          </table:table-cell>
        </table:table-row>
        <table:table-row table:style-name="ro1">
          <table:table-cell office:value-type="string" calcext:value-type="string">
            <text:p>gavardie</text:p>
          </table:table-cell>
          <table:table-cell office:value-type="float" office:value="0.365443551726994" calcext:value-type="float">
            <text:p>0,365443551726994</text:p>
          </table:table-cell>
          <table:table-cell office:value-type="string" calcext:value-type="string">
            <text:p>infantilisme</text:p>
          </table:table-cell>
          <table:table-cell office:value-type="float" office:value="0.299894333641527" calcext:value-type="float">
            <text:p>0,299894333641527</text:p>
          </table:table-cell>
        </table:table-row>
        <table:table-row table:style-name="ro1">
          <table:table-cell office:value-type="string" calcext:value-type="string">
            <text:p>démence</text:p>
          </table:table-cell>
          <table:table-cell office:value-type="float" office:value="0.35600099395345" calcext:value-type="float">
            <text:p>0,35600099395345</text:p>
          </table:table-cell>
          <table:table-cell office:value-type="string" calcext:value-type="string">
            <text:p>latéral</text:p>
          </table:table-cell>
          <table:table-cell office:value-type="float" office:value="0.299299960375116" calcext:value-type="float">
            <text:p>0,299299960375116</text:p>
          </table:table-cell>
        </table:table-row>
        <table:table-row table:style-name="ro1">
          <table:table-cell office:value-type="string" calcext:value-type="string">
            <text:p>spinal</text:p>
          </table:table-cell>
          <table:table-cell office:value-type="float" office:value="0.355752505590988" calcext:value-type="float">
            <text:p>0,355752505590988</text:p>
          </table:table-cell>
          <table:table-cell office:value-type="string" calcext:value-type="string">
            <text:p>urètre</text:p>
          </table:table-cell>
          <table:table-cell office:value-type="float" office:value="0.290450402852992" calcext:value-type="float">
            <text:p>0,290450402852992</text:p>
          </table:table-cell>
        </table:table-row>
        <table:table-row table:style-name="ro1">
          <table:table-cell office:value-type="string" calcext:value-type="string">
            <text:p>système nerveux</text:p>
          </table:table-cell>
          <table:table-cell office:value-type="float" office:value="0.350865567795908" calcext:value-type="float">
            <text:p>0,350865567795908</text:p>
          </table:table-cell>
          <table:table-cell office:value-type="string" calcext:value-type="string">
            <text:p>capsule interne</text:p>
          </table:table-cell>
          <table:table-cell office:value-type="float" office:value="0.289063531898032" calcext:value-type="float">
            <text:p>0,289063531898032</text:p>
          </table:table-cell>
        </table:table-row>
        <table:table-row table:style-name="ro1">
          <table:table-cell office:value-type="string" calcext:value-type="string">
            <text:p>paralytique</text:p>
          </table:table-cell>
          <table:table-cell office:value-type="float" office:value="0.348794831442061" calcext:value-type="float">
            <text:p>0,348794831442061</text:p>
          </table:table-cell>
          <table:table-cell office:value-type="string" calcext:value-type="string">
            <text:p>ventricule</text:p>
          </table:table-cell>
          <table:table-cell office:value-type="float" office:value="0.283317923656056" calcext:value-type="float">
            <text:p>0,283317923656056</text:p>
          </table:table-cell>
        </table:table-row>
        <table:table-row table:style-name="ro1">
          <table:table-cell office:value-type="string" calcext:value-type="string">
            <text:p>frontal</text:p>
          </table:table-cell>
          <table:table-cell office:value-type="float" office:value="0.34473618818852" calcext:value-type="float">
            <text:p>0,34473618818852</text:p>
          </table:table-cell>
          <table:table-cell office:value-type="string" calcext:value-type="string">
            <text:p>suggestion hypnotique</text:p>
          </table:table-cell>
          <table:table-cell office:value-type="float" office:value="0.282657508915599" calcext:value-type="float">
            <text:p>0,282657508915599</text:p>
          </table:table-cell>
        </table:table-row>
        <table:table-row table:style-name="ro1">
          <table:table-cell office:value-type="string" calcext:value-type="string">
            <text:p>urine</text:p>
          </table:table-cell>
          <table:table-cell office:value-type="float" office:value="0.342913940197134" calcext:value-type="float">
            <text:p>0,342913940197134</text:p>
          </table:table-cell>
          <table:table-cell office:value-type="string" calcext:value-type="string">
            <text:p>noyau caudé</text:p>
          </table:table-cell>
          <table:table-cell office:value-type="float" office:value="0.277770439836217" calcext:value-type="float">
            <text:p>0,277770439836217</text:p>
          </table:table-cell>
        </table:table-row>
        <table:table-row table:style-name="ro1">
          <table:table-cell office:value-type="string" calcext:value-type="string">
            <text:p>latéral</text:p>
          </table:table-cell>
          <table:table-cell office:value-type="float" office:value="0.339600762030978" calcext:value-type="float">
            <text:p>0,339600762030978</text:p>
          </table:table-cell>
          <table:table-cell office:value-type="string" calcext:value-type="string">
            <text:p>hystérie</text:p>
          </table:table-cell>
          <table:table-cell office:value-type="float" office:value="0.272421080438515" calcext:value-type="float">
            <text:p>0,272421080438515</text:p>
          </table:table-cell>
        </table:table-row>
        <table:table-row table:style-name="ro1">
          <table:table-cell office:value-type="string" calcext:value-type="string">
            <text:p>guérison</text:p>
          </table:table-cell>
          <table:table-cell office:value-type="float" office:value="0.33496231259836" calcext:value-type="float">
            <text:p>0,33496231259836</text:p>
          </table:table-cell>
          <table:table-cell office:value-type="string" calcext:value-type="string">
            <text:p>potet</text:p>
          </table:table-cell>
          <table:table-cell office:value-type="float" office:value="0.269383172632413" calcext:value-type="float">
            <text:p>0,269383172632413</text:p>
          </table:table-cell>
        </table:table-row>
        <table:table-row table:style-name="ro1">
          <table:table-cell office:value-type="string" calcext:value-type="string">
            <text:p>membre inférieur</text:p>
          </table:table-cell>
          <table:table-cell office:value-type="float" office:value="0.331897622794666" calcext:value-type="float">
            <text:p>0,331897622794666</text:p>
          </table:table-cell>
          <table:table-cell office:value-type="string" calcext:value-type="string">
            <text:p>membre inférieur</text:p>
          </table:table-cell>
          <table:table-cell office:value-type="float" office:value="0.263307357020209" calcext:value-type="float">
            <text:p>0,263307357020209</text:p>
          </table:table-cell>
        </table:table-row>
        <table:table-row table:style-name="ro1">
          <table:table-cell office:value-type="string" calcext:value-type="string">
            <text:p>convulsion</text:p>
          </table:table-cell>
          <table:table-cell office:value-type="float" office:value="0.331400646069742" calcext:value-type="float">
            <text:p>0,331400646069742</text:p>
          </table:table-cell>
          <table:table-cell office:value-type="string" calcext:value-type="string">
            <text:p>dorsal</text:p>
          </table:table-cell>
          <table:table-cell office:value-type="float" office:value="0.254325716549994" calcext:value-type="float">
            <text:p>0,254325716549994</text:p>
          </table:table-cell>
        </table:table-row>
        <table:table-row table:style-name="ro1">
          <table:table-cell office:value-type="string" calcext:value-type="string">
            <text:p>pathologie nerveux</text:p>
          </table:table-cell>
          <table:table-cell office:value-type="float" office:value="0.328335956266048" calcext:value-type="float">
            <text:p>0,328335956266048</text:p>
          </table:table-cell>
          <table:table-cell office:value-type="string" calcext:value-type="string">
            <text:p>guérison</text:p>
          </table:table-cell>
          <table:table-cell office:value-type="float" office:value="0.253929467705719" calcext:value-type="float">
            <text:p>0,253929467705719</text:p>
          </table:table-cell>
        </table:table-row>
        <table:table-row table:style-name="ro1">
          <table:table-cell office:value-type="string" calcext:value-type="string">
            <text:p>délirant</text:p>
          </table:table-cell>
          <table:table-cell office:value-type="float" office:value="0.320053010850659" calcext:value-type="float">
            <text:p>0,320053010850659</text:p>
          </table:table-cell>
          <table:table-cell office:value-type="string" calcext:value-type="string">
            <text:p>corps calleux</text:p>
          </table:table-cell>
          <table:table-cell office:value-type="float" office:value="0.252212389380531" calcext:value-type="float">
            <text:p>0,252212389380531</text:p>
          </table:table-cell>
        </table:table-row>
        <table:table-row table:style-name="ro1">
          <table:table-cell office:value-type="string" calcext:value-type="string">
            <text:p>héréditaire</text:p>
          </table:table-cell>
          <table:table-cell office:value-type="float" office:value="0.318893398492504" calcext:value-type="float">
            <text:p>0,318893398492504</text:p>
          </table:table-cell>
          <table:table-cell office:value-type="string" calcext:value-type="string">
            <text:p>osseux</text:p>
          </table:table-cell>
          <table:table-cell office:value-type="float" office:value="0.247985735041606" calcext:value-type="float">
            <text:p>0,247985735041606</text:p>
          </table:table-cell>
        </table:table-row>
        <table:table-row table:style-name="ro1">
          <table:table-cell office:value-type="string" calcext:value-type="string">
            <text:p>syphilis</text:p>
          </table:table-cell>
          <table:table-cell office:value-type="float" office:value="0.311604406526961" calcext:value-type="float">
            <text:p>0,311604406526961</text:p>
          </table:table-cell>
          <table:table-cell office:value-type="string" calcext:value-type="string">
            <text:p>contracture</text:p>
          </table:table-cell>
          <table:table-cell office:value-type="float" office:value="0.24547615902787" calcext:value-type="float">
            <text:p>0,24547615902787</text:p>
          </table:table-cell>
        </table:table-row>
        <table:table-row table:style-name="ro1">
          <table:table-cell office:value-type="string" calcext:value-type="string">
            <text:p>cortical</text:p>
          </table:table-cell>
          <table:table-cell office:value-type="float" office:value="0.301002236395262" calcext:value-type="float">
            <text:p>0,301002236395262</text:p>
          </table:table-cell>
          <table:table-cell office:value-type="string" calcext:value-type="string">
            <text:p>noyau lenticulaire</text:p>
          </table:table-cell>
          <table:table-cell office:value-type="float" office:value="0.244617619865275" calcext:value-type="float">
            <text:p>0,244617619865275</text:p>
          </table:table-cell>
        </table:table-row>
        <table:table-row table:style-name="ro1">
          <table:table-cell office:value-type="string" calcext:value-type="string">
            <text:p>hémisphère</text:p>
          </table:table-cell>
          <table:table-cell office:value-type="float" office:value="0.287252547005715" calcext:value-type="float">
            <text:p>0,287252547005715</text:p>
          </table:table-cell>
          <table:table-cell office:value-type="string" calcext:value-type="string">
            <text:p>hémisphère</text:p>
          </table:table-cell>
          <table:table-cell office:value-type="float" office:value="0.24316470743627" calcext:value-type="float">
            <text:p>0,24316470743627</text:p>
          </table:table-cell>
        </table:table-row>
        <table:table-row table:style-name="ro1">
          <table:table-cell office:value-type="string" calcext:value-type="string">
            <text:p>tions</text:p>
          </table:table-cell>
          <table:table-cell office:value-type="float" office:value="0.286258593555868" calcext:value-type="float">
            <text:p>0,286258593555868</text:p>
          </table:table-cell>
          <table:table-cell office:value-type="string" calcext:value-type="string">
            <text:p>cérébelleux</text:p>
          </table:table-cell>
          <table:table-cell office:value-type="float" office:value="0.242372209747722" calcext:value-type="float">
            <text:p>0,242372209747722</text:p>
          </table:table-cell>
        </table:table-row>
        <table:table-row table:style-name="ro1">
          <table:table-cell office:value-type="string" calcext:value-type="string">
            <text:p>facial</text:p>
          </table:table-cell>
          <table:table-cell office:value-type="float" office:value="0.285595957922637" calcext:value-type="float">
            <text:p>0,285595957922637</text:p>
          </table:table-cell>
          <table:table-cell office:value-type="string" calcext:value-type="string">
            <text:p>psychique</text:p>
          </table:table-cell>
          <table:table-cell office:value-type="float" office:value="0.240721172896579" calcext:value-type="float">
            <text:p>0,240721172896579</text:p>
          </table:table-cell>
        </table:table-row>
        <table:table-row table:style-name="ro1">
          <table:table-cell office:value-type="string" calcext:value-type="string">
            <text:p>morbide</text:p>
          </table:table-cell>
          <table:table-cell office:value-type="float" office:value="0.279300919406941" calcext:value-type="float">
            <text:p>0,279300919406941</text:p>
          </table:table-cell>
          <table:table-cell office:value-type="string" calcext:value-type="string">
            <text:p>thalamique</text:p>
          </table:table-cell>
          <table:table-cell office:value-type="float" office:value="0.235569937921014" calcext:value-type="float">
            <text:p>0,235569937921014</text:p>
          </table:table-cell>
        </table:table-row>
        <table:table-row table:style-name="ro1">
          <table:table-cell office:value-type="string" calcext:value-type="string">
            <text:p>périphérique</text:p>
          </table:table-cell>
          <table:table-cell office:value-type="float" office:value="0.276401888511555" calcext:value-type="float">
            <text:p>0,276401888511555</text:p>
          </table:table-cell>
          <table:table-cell office:value-type="string" calcext:value-type="string">
            <text:p>occipital</text:p>
          </table:table-cell>
          <table:table-cell office:value-type="float" office:value="0.234315149914146" calcext:value-type="float">
            <text:p>0,234315149914146</text:p>
          </table:table-cell>
        </table:table-row>
        <table:table-row table:style-name="ro1">
          <table:table-cell office:value-type="string" calcext:value-type="string">
            <text:p>neurone</text:p>
          </table:table-cell>
          <table:table-cell office:value-type="float" office:value="0.270024020541705" calcext:value-type="float">
            <text:p>0,270024020541705</text:p>
          </table:table-cell>
          <table:table-cell office:value-type="string" calcext:value-type="string">
            <text:p>substance gris</text:p>
          </table:table-cell>
          <table:table-cell office:value-type="float" office:value="0.233918901069872" calcext:value-type="float">
            <text:p>0,233918901069872</text:p>
          </table:table-cell>
        </table:table-row>
        <table:table-row table:style-name="ro1">
          <table:table-cell office:value-type="string" calcext:value-type="string">
            <text:p>pathologie mental</text:p>
          </table:table-cell>
          <table:table-cell office:value-type="float" office:value="0.249730804274" calcext:value-type="float">
            <text:p>0,249730804274</text:p>
          </table:table-cell>
          <table:table-cell office:value-type="string" calcext:value-type="string">
            <text:p>ganglion</text:p>
          </table:table-cell>
          <table:table-cell office:value-type="float" office:value="0.232730154537049" calcext:value-type="float">
            <text:p>0,232730154537049</text:p>
          </table:table-cell>
        </table:table-row>
        <table:table-row table:style-name="ro1">
          <table:table-cell office:value-type="string" calcext:value-type="string">
            <text:p>anatomique</text:p>
          </table:table-cell>
          <table:table-cell office:value-type="float" office:value="0.245009525387228" calcext:value-type="float">
            <text:p>0,245009525387228</text:p>
          </table:table-cell>
          <table:table-cell office:value-type="string" calcext:value-type="string">
            <text:p>tion</text:p>
          </table:table-cell>
          <table:table-cell office:value-type="float" office:value="0.222295601637829" calcext:value-type="float">
            <text:p>0,222295601637829</text:p>
          </table:table-cell>
        </table:table-row>
        <table:table-row table:style-name="ro1">
          <table:table-cell office:value-type="string" calcext:value-type="string">
            <text:p>convulsif</text:p>
          </table:table-cell>
          <table:table-cell office:value-type="float" office:value="0.241779176675226" calcext:value-type="float">
            <text:p>0,241779176675226</text:p>
          </table:table-cell>
          <table:table-cell office:value-type="string" calcext:value-type="string">
            <text:p>dégénérescence</text:p>
          </table:table-cell>
          <table:table-cell office:value-type="float" office:value="0.219521859727909" calcext:value-type="float">
            <text:p>0,219521859727909</text:p>
          </table:table-cell>
        </table:table-row>
        <table:table-row table:style-name="ro1">
          <table:table-cell office:value-type="string" calcext:value-type="string">
            <text:p>analogue</text:p>
          </table:table-cell>
          <table:table-cell office:value-type="float" office:value="0.236146773792761" calcext:value-type="float">
            <text:p>0,236146773792761</text:p>
          </table:table-cell>
          <table:table-cell office:value-type="string" calcext:value-type="string">
            <text:p>médian</text:p>
          </table:table-cell>
          <table:table-cell office:value-type="float" office:value="0.219059569409589" calcext:value-type="float">
            <text:p>0,219059569409589</text:p>
          </table:table-cell>
        </table:table-row>
        <table:table-row table:style-name="ro1">
          <table:table-cell office:value-type="string" calcext:value-type="string">
            <text:p>dorsal</text:p>
          </table:table-cell>
          <table:table-cell office:value-type="float" office:value="0.23167398326845" calcext:value-type="float">
            <text:p>0,23167398326845</text:p>
          </table:table-cell>
          <table:table-cell office:value-type="string" calcext:value-type="string">
            <text:p>contraction</text:p>
          </table:table-cell>
          <table:table-cell office:value-type="float" office:value="0.217342491084401" calcext:value-type="float">
            <text:p>0,217342491084401</text:p>
          </table:table-cell>
        </table:table-row>
        <table:table-row table:style-name="ro1">
          <table:table-cell office:value-type="string" calcext:value-type="string">
            <text:p>contraction</text:p>
          </table:table-cell>
          <table:table-cell office:value-type="float" office:value="0.22869212291891" calcext:value-type="float">
            <text:p>0,22869212291891</text:p>
          </table:table-cell>
          <table:table-cell office:value-type="string" calcext:value-type="string">
            <text:p>faisceau longitudinal</text:p>
          </table:table-cell>
          <table:table-cell office:value-type="float" office:value="0.216021661603487" calcext:value-type="float">
            <text:p>0,216021661603487</text:p>
          </table:table-cell>
        </table:table-row>
        <table:table-row table:style-name="ro1">
          <table:table-cell office:value-type="string" calcext:value-type="string">
            <text:p>hérédité</text:p>
          </table:table-cell>
          <table:table-cell office:value-type="float" office:value="0.224302161848753" calcext:value-type="float">
            <text:p>0,224302161848753</text:p>
          </table:table-cell>
          <table:table-cell office:value-type="string" calcext:value-type="string">
            <text:p>pariétal</text:p>
          </table:table-cell>
          <table:table-cell office:value-type="float" office:value="0.215691454233259" calcext:value-type="float">
            <text:p>0,215691454233259</text:p>
          </table:table-cell>
        </table:table-row>
        <table:table-row table:style-name="ro1">
          <table:table-cell office:value-type="string" calcext:value-type="string">
            <text:p>organique</text:p>
          </table:table-cell>
          <table:table-cell office:value-type="float" office:value="0.222728402219829" calcext:value-type="float">
            <text:p>0,222728402219829</text:p>
          </table:table-cell>
          <table:table-cell office:value-type="string" calcext:value-type="string">
            <text:p>canule</text:p>
          </table:table-cell>
          <table:table-cell office:value-type="float" office:value="0.213446044115705" calcext:value-type="float">
            <text:p>0,213446044115705</text:p>
          </table:table-cell>
        </table:table-row>
        <table:table-row table:style-name="ro1">
          <table:table-cell office:value-type="string" calcext:value-type="string">
            <text:p>névrite</text:p>
          </table:table-cell>
          <table:table-cell office:value-type="float" office:value="0.20467158121428" calcext:value-type="float">
            <text:p>0,20467158121428</text:p>
          </table:table-cell>
          <table:table-cell office:value-type="string" calcext:value-type="string">
            <text:p>temporal</text:p>
          </table:table-cell>
          <table:table-cell office:value-type="float" office:value="0.211002509576014" calcext:value-type="float">
            <text:p>0,211002509576014</text:p>
          </table:table-cell>
        </table:table-row>
        <table:table-row table:style-name="ro1">
          <table:table-cell office:value-type="string" calcext:value-type="string">
            <text:p>tique</text:p>
          </table:table-cell>
          <table:table-cell office:value-type="float" office:value="0.202269527043817" calcext:value-type="float">
            <text:p>0,202269527043817</text:p>
          </table:table-cell>
          <table:table-cell office:value-type="string" calcext:value-type="string">
            <text:p>lobule</text:p>
          </table:table-cell>
          <table:table-cell office:value-type="float" office:value="0.207568352925637" calcext:value-type="float">
            <text:p>0,207568352925637</text:p>
          </table:table-cell>
        </table:table-row>
        <table:table-row table:style-name="ro1">
          <table:table-cell office:value-type="string" calcext:value-type="string">
            <text:p>physiologique</text:p>
          </table:table-cell>
          <table:table-cell office:value-type="float" office:value="0.202186697589663" calcext:value-type="float">
            <text:p>0,202186697589663</text:p>
          </table:table-cell>
          <table:table-cell office:value-type="string" calcext:value-type="string">
            <text:p>cavité</text:p>
          </table:table-cell>
          <table:table-cell office:value-type="float" office:value="0.206709813763043" calcext:value-type="float">
            <text:p>0,206709813763043</text:p>
          </table:table-cell>
        </table:table-row>
        <table:table-row table:style-name="ro1">
          <table:table-cell office:value-type="string" calcext:value-type="string">
            <text:p>sensoriel</text:p>
          </table:table-cell>
          <table:table-cell office:value-type="float" office:value="0.201606891410586" calcext:value-type="float">
            <text:p>0,201606891410586</text:p>
          </table:table-cell>
          <table:table-cell office:value-type="string" calcext:value-type="string">
            <text:p>segment postérieur</text:p>
          </table:table-cell>
          <table:table-cell office:value-type="float" office:value="0.205983357548541" calcext:value-type="float">
            <text:p>0,205983357548541</text:p>
          </table:table-cell>
        </table:table-row>
        <table:table-row table:style-name="ro1">
          <table:table-cell office:value-type="string" calcext:value-type="string">
            <text:p>clinique nerveux</text:p>
          </table:table-cell>
          <table:table-cell office:value-type="float" office:value="0.200861426323201" calcext:value-type="float">
            <text:p>0,200861426323201</text:p>
          </table:table-cell>
          <table:table-cell office:value-type="string" calcext:value-type="string">
            <text:p>médullaire</text:p>
          </table:table-cell>
          <table:table-cell office:value-type="float" office:value="0.202086910579844" calcext:value-type="float">
            <text:p>0,202086910579844</text:p>
          </table:table-cell>
        </table:table-row>
        <table:table-row table:style-name="ro1">
          <table:table-cell office:value-type="string" calcext:value-type="string">
            <text:p>pupille</text:p>
          </table:table-cell>
          <table:table-cell office:value-type="float" office:value="0.199618984510892" calcext:value-type="float">
            <text:p>0,199618984510892</text:p>
          </table:table-cell>
          <table:table-cell office:value-type="string" calcext:value-type="string">
            <text:p>tubercule</text:p>
          </table:table-cell>
          <table:table-cell office:value-type="float" office:value="0.198388588033285" calcext:value-type="float">
            <text:p>0,198388588033285</text:p>
          </table:table-cell>
        </table:table-row>
        <table:table-row table:style-name="ro1">
          <table:table-cell office:value-type="string" calcext:value-type="string">
            <text:p>ataxie</text:p>
          </table:table-cell>
          <table:table-cell office:value-type="float" office:value="0.198045224881968" calcext:value-type="float">
            <text:p>0,198045224881968</text:p>
          </table:table-cell>
          <table:table-cell office:value-type="string" calcext:value-type="string">
            <text:p>cervelet</text:p>
          </table:table-cell>
          <table:table-cell office:value-type="float" office:value="0.195152555805046" calcext:value-type="float">
            <text:p>0,195152555805046</text:p>
          </table:table-cell>
        </table:table-row>
        <table:table-row table:style-name="ro1">
          <table:table-cell office:value-type="string" calcext:value-type="string">
            <text:p>hypnotisme</text:p>
          </table:table-cell>
          <table:table-cell office:value-type="float" office:value="0.193489604903504" calcext:value-type="float">
            <text:p>0,193489604903504</text:p>
          </table:table-cell>
          <table:table-cell office:value-type="string" calcext:value-type="string">
            <text:p>trigone</text:p>
          </table:table-cell>
          <table:table-cell office:value-type="float" office:value="0.193831726324132" calcext:value-type="float">
            <text:p>0,193831726324132</text:p>
          </table:table-cell>
        </table:table-row>
        <table:table-row table:style-name="ro1">
          <table:table-cell office:value-type="string" calcext:value-type="string">
            <text:p>névrose</text:p>
          </table:table-cell>
          <table:table-cell office:value-type="float" office:value="0.193241116541042" calcext:value-type="float">
            <text:p>0,193241116541042</text:p>
          </table:table-cell>
          <table:table-cell office:value-type="string" calcext:value-type="string">
            <text:p>lombaire</text:p>
          </table:table-cell>
          <table:table-cell office:value-type="float" office:value="0.19369964337604" calcext:value-type="float">
            <text:p>0,19369964337604</text:p>
          </table:table-cell>
        </table:table-row>
        <table:table-row table:style-name="ro1">
          <table:table-cell office:value-type="string" calcext:value-type="string">
            <text:p>substance gris</text:p>
          </table:table-cell>
          <table:table-cell office:value-type="float" office:value="0.193075457632734" calcext:value-type="float">
            <text:p>0,193075457632734</text:p>
          </table:table-cell>
          <table:table-cell office:value-type="string" calcext:value-type="string">
            <text:p>fibreux</text:p>
          </table:table-cell>
          <table:table-cell office:value-type="float" office:value="0.193435477479857" calcext:value-type="float">
            <text:p>0,193435477479857</text:p>
          </table:table-cell>
        </table:table-row>
        <table:table-row table:style-name="ro1">
          <table:table-cell office:value-type="string" calcext:value-type="string">
            <text:p>cutané</text:p>
          </table:table-cell>
          <table:table-cell office:value-type="float" office:value="0.19299262817858" calcext:value-type="float">
            <text:p>0,19299262817858</text:p>
          </table:table-cell>
          <table:table-cell office:value-type="string" calcext:value-type="string">
            <text:p>charcot</text:p>
          </table:table-cell>
          <table:table-cell office:value-type="float" office:value="0.190859859992075" calcext:value-type="float">
            <text:p>0,190859859992075</text:p>
          </table:table-cell>
        </table:table-row>
        <table:table-row table:style-name="ro1">
          <table:table-cell office:value-type="string" calcext:value-type="string">
            <text:p>côté gauche</text:p>
          </table:table-cell>
          <table:table-cell office:value-type="float" office:value="0.192744139816119" calcext:value-type="float">
            <text:p>0,192744139816119</text:p>
          </table:table-cell>
          <table:table-cell office:value-type="string" calcext:value-type="string">
            <text:p>stratum</text:p>
          </table:table-cell>
          <table:table-cell office:value-type="float" office:value="0.184123629639414" calcext:value-type="float">
            <text:p>0,184123629639414</text:p>
          </table:table-cell>
        </table:table-row>
        <table:table-row table:style-name="ro1">
          <table:table-cell office:value-type="string" calcext:value-type="string">
            <text:p>aliéniste</text:p>
          </table:table-cell>
          <table:table-cell office:value-type="float" office:value="0.191998674728734" calcext:value-type="float">
            <text:p>0,191998674728734</text:p>
          </table:table-cell>
          <table:table-cell office:value-type="string" calcext:value-type="string">
            <text:p>convulsion</text:p>
          </table:table-cell>
          <table:table-cell office:value-type="float" office:value="0.183859463743231" calcext:value-type="float">
            <text:p>0,183859463743231</text:p>
          </table:table-cell>
        </table:table-row>
        <table:table-row table:style-name="ro1">
          <table:table-cell office:value-type="string" calcext:value-type="string">
            <text:p>pyramidal</text:p>
          </table:table-cell>
          <table:table-cell office:value-type="float" office:value="0.187857202021039" calcext:value-type="float">
            <text:p>0,187857202021039</text:p>
          </table:table-cell>
          <table:table-cell office:value-type="string" calcext:value-type="string">
            <text:p>membre supérieur</text:p>
          </table:table-cell>
          <table:table-cell office:value-type="float" office:value="0.183727380795139" calcext:value-type="float">
            <text:p>0,183727380795139</text:p>
          </table:table-cell>
        </table:table-row>
        <table:table-row table:style-name="ro1">
          <table:table-cell office:value-type="string" calcext:value-type="string">
            <text:p>physiologie pathologique</text:p>
          </table:table-cell>
          <table:table-cell office:value-type="float" office:value="0.187277395841961" calcext:value-type="float">
            <text:p>0,187277395841961</text:p>
          </table:table-cell>
          <table:table-cell office:value-type="string" calcext:value-type="string">
            <text:p>radiculaire</text:p>
          </table:table-cell>
          <table:table-cell office:value-type="float" office:value="0.180557390040946" calcext:value-type="float">
            <text:p>0,180557390040946</text:p>
          </table:table-cell>
        </table:table-row>
        <table:table-row table:style-name="ro1">
          <table:table-cell office:value-type="string" calcext:value-type="string">
            <text:p>idiotie</text:p>
          </table:table-cell>
          <table:table-cell office:value-type="float" office:value="0.18553797730473" calcext:value-type="float">
            <text:p>0,18553797730473</text:p>
          </table:table-cell>
          <table:table-cell office:value-type="string" calcext:value-type="string">
            <text:p>pulvinar</text:p>
          </table:table-cell>
          <table:table-cell office:value-type="float" office:value="0.179302602034077" calcext:value-type="float">
            <text:p>0,179302602034077</text:p>
          </table:table-cell>
        </table:table-row>
        <table:table-row table:style-name="ro1">
          <table:table-cell office:value-type="string" calcext:value-type="string">
            <text:p>cervical</text:p>
          </table:table-cell>
          <table:table-cell office:value-type="float" office:value="0.185289488942268" calcext:value-type="float">
            <text:p>0,185289488942268</text:p>
          </table:table-cell>
          <table:table-cell office:value-type="string" calcext:value-type="string">
            <text:p>flexion</text:p>
          </table:table-cell>
          <table:table-cell office:value-type="float" office:value="0.178510104345529" calcext:value-type="float">
            <text:p>0,178510104345529</text:p>
          </table:table-cell>
        </table:table-row>
        <table:table-row table:style-name="ro1">
          <table:table-cell office:value-type="string" calcext:value-type="string">
            <text:p>sensitif</text:p>
          </table:table-cell>
          <table:table-cell office:value-type="float" office:value="0.18065103950965" calcext:value-type="float">
            <text:p>0,18065103950965</text:p>
          </table:table-cell>
          <table:table-cell office:value-type="string" calcext:value-type="string">
            <text:p>vertèbre</text:p>
          </table:table-cell>
          <table:table-cell office:value-type="float" office:value="0.177519482234844" calcext:value-type="float">
            <text:p>0,177519482234844</text:p>
          </table:table-cell>
        </table:table-row>
        <table:table-row table:style-name="ro1">
          <table:table-cell office:value-type="string" calcext:value-type="string">
            <text:p>mélancolique</text:p>
          </table:table-cell>
          <table:table-cell office:value-type="float" office:value="0.179657086059803" calcext:value-type="float">
            <text:p>0,179657086059803</text:p>
          </table:table-cell>
          <table:table-cell office:value-type="string" calcext:value-type="string">
            <text:p>idiotie</text:p>
          </table:table-cell>
          <table:table-cell office:value-type="float" office:value="0.176726984546295" calcext:value-type="float">
            <text:p>0,176726984546295</text:p>
          </table:table-cell>
        </table:table-row>
        <table:table-row table:style-name="ro1">
          <table:table-cell office:value-type="string" calcext:value-type="string">
            <text:p>maladie mental</text:p>
          </table:table-cell>
          <table:table-cell office:value-type="float" office:value="0.178994450426572" calcext:value-type="float">
            <text:p>0,178994450426572</text:p>
          </table:table-cell>
          <table:table-cell office:value-type="string" calcext:value-type="string">
            <text:p>meige</text:p>
          </table:table-cell>
          <table:table-cell office:value-type="float" office:value="0.175472196539427" calcext:value-type="float">
            <text:p>0,175472196539427</text:p>
          </table:table-cell>
        </table:table-row>
        <table:table-row table:style-name="ro1">
          <table:table-cell office:value-type="string" calcext:value-type="string">
            <text:p>cellule nerveux</text:p>
          </table:table-cell>
          <table:table-cell office:value-type="float" office:value="0.175681272260416" calcext:value-type="float">
            <text:p>0,175681272260416</text:p>
          </table:table-cell>
          <table:table-cell office:value-type="string" calcext:value-type="string">
            <text:p>pathologique</text:p>
          </table:table-cell>
          <table:table-cell office:value-type="float" office:value="0.171113459252411" calcext:value-type="float">
            <text:p>0,171113459252411</text:p>
          </table:table-cell>
        </table:table-row>
        <table:table-row table:style-name="ro1">
          <table:table-cell office:value-type="string" calcext:value-type="string">
            <text:p>aphasie</text:p>
          </table:table-cell>
          <table:table-cell office:value-type="float" office:value="0.172202435185952" calcext:value-type="float">
            <text:p>0,172202435185952</text:p>
          </table:table-cell>
          <table:table-cell office:value-type="string" calcext:value-type="string">
            <text:p>vertébral</text:p>
          </table:table-cell>
          <table:table-cell office:value-type="float" office:value="0.167943468498217" calcext:value-type="float">
            <text:p>0,167943468498217</text:p>
          </table:table-cell>
        </table:table-row>
        <table:table-row table:style-name="ro1">
          <table:table-cell office:value-type="string" calcext:value-type="string">
            <text:p>occipital</text:p>
          </table:table-cell>
          <table:table-cell office:value-type="float" office:value="0.17046301664872" calcext:value-type="float">
            <text:p>0,17046301664872</text:p>
          </table:table-cell>
          <table:table-cell office:value-type="string" calcext:value-type="string">
            <text:p>orteil</text:p>
          </table:table-cell>
          <table:table-cell office:value-type="float" office:value="0.164905560692115" calcext:value-type="float">
            <text:p>0,164905560692115</text:p>
          </table:table-cell>
        </table:table-row>
        <table:table-row table:style-name="ro1">
          <table:table-cell office:value-type="string" calcext:value-type="string">
            <text:p>ments</text:p>
          </table:table-cell>
          <table:table-cell office:value-type="float" office:value="0.16706700902841" calcext:value-type="float">
            <text:p>0,16706700902841</text:p>
          </table:table-cell>
          <table:table-cell office:value-type="string" calcext:value-type="string">
            <text:p>pyramidal</text:p>
          </table:table-cell>
          <table:table-cell office:value-type="float" office:value="0.161537445515784" calcext:value-type="float">
            <text:p>0,161537445515784</text:p>
          </table:table-cell>
        </table:table-row>
        <table:table-row table:style-name="ro1">
          <table:table-cell office:value-type="string" calcext:value-type="string">
            <text:p>intoxication</text:p>
          </table:table-cell>
          <table:table-cell office:value-type="float" office:value="0.162925536320716" calcext:value-type="float">
            <text:p>0,162925536320716</text:p>
          </table:table-cell>
          <table:table-cell office:value-type="string" calcext:value-type="string">
            <text:p>gigantisme</text:p>
          </table:table-cell>
          <table:table-cell office:value-type="float" office:value="0.159490159820367" calcext:value-type="float">
            <text:p>0,159490159820367</text:p>
          </table:table-cell>
        </table:table-row>
        <table:table-row table:style-name="ro1">
          <table:table-cell office:value-type="string" calcext:value-type="string">
            <text:p>acide phosphorique</text:p>
          </table:table-cell>
          <table:table-cell office:value-type="float" office:value="0.161931582870869" calcext:value-type="float">
            <text:p>0,161931582870869</text:p>
          </table:table-cell>
          <table:table-cell office:value-type="string" calcext:value-type="string">
            <text:p>couche optique</text:p>
          </table:table-cell>
          <table:table-cell office:value-type="float" office:value="0.158037247391362" calcext:value-type="float">
            <text:p>0,158037247391362</text:p>
          </table:table-cell>
        </table:table-row>
        <table:table-row table:style-name="ro1">
          <table:table-cell office:value-type="string" calcext:value-type="string">
            <text:p>syphilitique</text:p>
          </table:table-cell>
          <table:table-cell office:value-type="float" office:value="0.161351776691792" calcext:value-type="float">
            <text:p>0,161351776691792</text:p>
          </table:table-cell>
          <table:table-cell office:value-type="string" calcext:value-type="string">
            <text:p>urine</text:p>
          </table:table-cell>
          <table:table-cell office:value-type="float" office:value="0.157046625280676" calcext:value-type="float">
            <text:p>0,157046625280676</text:p>
          </table:table-cell>
        </table:table-row>
        <table:table-row table:style-name="ro1">
          <table:table-cell office:value-type="string" calcext:value-type="string">
            <text:p>chorée</text:p>
          </table:table-cell>
          <table:table-cell office:value-type="float" office:value="0.159281040337944" calcext:value-type="float">
            <text:p>0,159281040337944</text:p>
          </table:table-cell>
          <table:table-cell office:value-type="string" calcext:value-type="string">
            <text:p>analogue</text:p>
          </table:table-cell>
          <table:table-cell office:value-type="float" office:value="0.154669132215031" calcext:value-type="float">
            <text:p>0,154669132215031</text:p>
          </table:table-cell>
        </table:table-row>
        <table:table-row table:style-name="ro1">
          <table:table-cell office:value-type="string" calcext:value-type="string">
            <text:p>bibliographie</text:p>
          </table:table-cell>
          <table:table-cell office:value-type="float" office:value="0.154228443634556" calcext:value-type="float">
            <text:p>0,154228443634556</text:p>
          </table:table-cell>
          <table:table-cell office:value-type="string" calcext:value-type="string">
            <text:p>cervical</text:p>
          </table:table-cell>
          <table:table-cell office:value-type="float" office:value="0.152555805045569" calcext:value-type="float">
            <text:p>0,152555805045569</text:p>
          </table:table-cell>
        </table:table-row>
        <table:table-row table:style-name="ro1">
          <table:table-cell office:value-type="string" calcext:value-type="string">
            <text:p>cordon postérieur</text:p>
          </table:table-cell>
          <table:table-cell office:value-type="float" office:value="0.149672823656092" calcext:value-type="float">
            <text:p>0,149672823656092</text:p>
          </table:table-cell>
          <table:table-cell office:value-type="string" calcext:value-type="string">
            <text:p>kyste</text:p>
          </table:table-cell>
          <table:table-cell office:value-type="float" office:value="0.15222559767534" calcext:value-type="float">
            <text:p>0,15222559767534</text:p>
          </table:table-cell>
        </table:table-row>
        <table:table-row table:style-name="ro1">
          <table:table-cell office:value-type="string" calcext:value-type="string">
            <text:p>rhumatisme</text:p>
          </table:table-cell>
          <table:table-cell office:value-type="float" office:value="0.148513211297938" calcext:value-type="float">
            <text:p>0,148513211297938</text:p>
          </table:table-cell>
          <table:table-cell office:value-type="string" calcext:value-type="string">
            <text:p>spinal</text:p>
          </table:table-cell>
          <table:table-cell office:value-type="float" office:value="0.1513010170387" calcext:value-type="float">
            <text:p>0,1513010170387</text:p>
          </table:table-cell>
        </table:table-row>
        <table:table-row table:style-name="ro1">
          <table:table-cell office:value-type="string" calcext:value-type="string">
            <text:p>biliaire</text:p>
          </table:table-cell>
          <table:table-cell office:value-type="float" office:value="0.148099064027168" calcext:value-type="float">
            <text:p>0,148099064027168</text:p>
          </table:table-cell>
          <table:table-cell office:value-type="string" calcext:value-type="string">
            <text:p>syphilis</text:p>
          </table:table-cell>
          <table:table-cell office:value-type="float" office:value="0.149782063135649" calcext:value-type="float">
            <text:p>0,149782063135649</text:p>
          </table:table-cell>
        </table:table-row>
        <table:table-row table:style-name="ro1">
          <table:table-cell office:value-type="string" calcext:value-type="string">
            <text:p>ganglion</text:p>
          </table:table-cell>
          <table:table-cell office:value-type="float" office:value="0.146111157127475" calcext:value-type="float">
            <text:p>0,146111157127475</text:p>
          </table:table-cell>
          <table:table-cell office:value-type="string" calcext:value-type="string">
            <text:p>courbure</text:p>
          </table:table-cell>
          <table:table-cell office:value-type="float" office:value="0.149451855765421" calcext:value-type="float">
            <text:p>0,149451855765421</text:p>
          </table:table-cell>
        </table:table-row>
        <table:table-row table:style-name="ro1">
          <table:table-cell office:value-type="string" calcext:value-type="string">
            <text:p>sillon</text:p>
          </table:table-cell>
          <table:table-cell office:value-type="float" office:value="0.145531350948397" calcext:value-type="float">
            <text:p>0,145531350948397</text:p>
          </table:table-cell>
          <table:table-cell office:value-type="string" calcext:value-type="string">
            <text:p>névrite</text:p>
          </table:table-cell>
          <table:table-cell office:value-type="float" office:value="0.146612072381456" calcext:value-type="float">
            <text:p>0,146612072381456</text:p>
          </table:table-cell>
        </table:table-row>
        <table:table-row table:style-name="ro1">
          <table:table-cell office:value-type="string" calcext:value-type="string">
            <text:p>oculaire</text:p>
          </table:table-cell>
          <table:table-cell office:value-type="float" office:value="0.144868715315166" calcext:value-type="float">
            <text:p>0,144868715315166</text:p>
          </table:table-cell>
          <table:table-cell office:value-type="string" calcext:value-type="string">
            <text:p>périphérique</text:p>
          </table:table-cell>
          <table:table-cell office:value-type="float" office:value="0.14654603090741" calcext:value-type="float">
            <text:p>0,14654603090741</text:p>
          </table:table-cell>
        </table:table-row>
        <table:table-row table:style-name="ro1">
          <table:table-cell office:value-type="string" calcext:value-type="string">
            <text:p>pariétal</text:p>
          </table:table-cell>
          <table:table-cell office:value-type="float" office:value="0.143709102957012" calcext:value-type="float">
            <text:p>0,143709102957012</text:p>
          </table:table-cell>
          <table:table-cell office:value-type="string" calcext:value-type="string">
            <text:p>écorce</text:p>
          </table:table-cell>
          <table:table-cell office:value-type="float" office:value="0.145951657640999" calcext:value-type="float">
            <text:p>0,145951657640999</text:p>
          </table:table-cell>
        </table:table-row>
        <table:table-row table:style-name="ro1">
          <table:table-cell office:value-type="string" calcext:value-type="string">
            <text:p>lombaire</text:p>
          </table:table-cell>
          <table:table-cell office:value-type="float" office:value="0.140810072061625" calcext:value-type="float">
            <text:p>0,140810072061625</text:p>
          </table:table-cell>
          <table:table-cell office:value-type="string" calcext:value-type="string">
            <text:p>incision</text:p>
          </table:table-cell>
          <table:table-cell office:value-type="float" office:value="0.143838330471536" calcext:value-type="float">
            <text:p>0,143838330471536</text:p>
          </table:table-cell>
        </table:table-row>
        <table:table-row table:style-name="ro1">
          <table:table-cell office:value-type="string" calcext:value-type="string">
            <text:p>lobule</text:p>
          </table:table-cell>
          <table:table-cell office:value-type="float" office:value="0.140230265882548" calcext:value-type="float">
            <text:p>0,140230265882548</text:p>
          </table:table-cell>
          <table:table-cell office:value-type="string" calcext:value-type="string">
            <text:p>cutané</text:p>
          </table:table-cell>
          <table:table-cell office:value-type="float" office:value="0.142451459516576" calcext:value-type="float">
            <text:p>0,142451459516576</text:p>
          </table:table-cell>
        </table:table-row>
        <table:table-row table:style-name="ro1">
          <table:table-cell office:value-type="string" calcext:value-type="string">
            <text:p>trophique</text:p>
          </table:table-cell>
          <table:table-cell office:value-type="float" office:value="0.139816118611778" calcext:value-type="float">
            <text:p>0,139816118611778</text:p>
          </table:table-cell>
          <table:table-cell office:value-type="string" calcext:value-type="string">
            <text:p>commissure</text:p>
          </table:table-cell>
          <table:table-cell office:value-type="float" office:value="0.141394795931845" calcext:value-type="float">
            <text:p>0,141394795931845</text:p>
          </table:table-cell>
        </table:table-row>
        <table:table-row table:style-name="ro1">
          <table:table-cell office:value-type="string" calcext:value-type="string">
            <text:p>médian</text:p>
          </table:table-cell>
          <table:table-cell office:value-type="float" office:value="0.137828211712085" calcext:value-type="float">
            <text:p>0,137828211712085</text:p>
          </table:table-cell>
          <table:table-cell office:value-type="string" calcext:value-type="string">
            <text:p>œdème</text:p>
          </table:table-cell>
          <table:table-cell office:value-type="float" office:value="0.139611676132611" calcext:value-type="float">
            <text:p>0,139611676132611</text:p>
          </table:table-cell>
        </table:table-row>
        <table:table-row table:style-name="ro1">
          <table:table-cell office:value-type="string" calcext:value-type="string">
            <text:p>clinique mental</text:p>
          </table:table-cell>
          <table:table-cell office:value-type="float" office:value="0.136171622629007" calcext:value-type="float">
            <text:p>0,136171622629007</text:p>
          </table:table-cell>
          <table:table-cell office:value-type="string" calcext:value-type="string">
            <text:p>incisure</text:p>
          </table:table-cell>
          <table:table-cell office:value-type="float" office:value="0.139215427288337" calcext:value-type="float">
            <text:p>0,139215427288337</text:p>
          </table:table-cell>
        </table:table-row>
        <table:table-row table:style-name="ro1">
          <table:table-cell office:value-type="string" calcext:value-type="string">
            <text:p>parésie</text:p>
          </table:table-cell>
          <table:table-cell office:value-type="float" office:value="0.135840304812391" calcext:value-type="float">
            <text:p>0,135840304812391</text:p>
          </table:table-cell>
          <table:table-cell office:value-type="string" calcext:value-type="string">
            <text:p>avant-bras</text:p>
          </table:table-cell>
          <table:table-cell office:value-type="float" office:value="0.138026680755514" calcext:value-type="float">
            <text:p>0,138026680755514</text:p>
          </table:table-cell>
        </table:table-row>
        <table:table-row table:style-name="ro1">
          <table:table-cell office:value-type="string" calcext:value-type="string">
            <text:p>cervelet</text:p>
          </table:table-cell>
          <table:table-cell office:value-type="float" office:value="0.134349374637621" calcext:value-type="float">
            <text:p>0,134349374637621</text:p>
          </table:table-cell>
          <table:table-cell office:value-type="string" calcext:value-type="string">
            <text:p>pli de passage</text:p>
          </table:table-cell>
          <table:table-cell office:value-type="float" office:value="0.137300224541012" calcext:value-type="float">
            <text:p>0,137300224541012</text:p>
          </table:table-cell>
        </table:table-row>
        <table:table-row table:style-name="ro1">
          <table:table-cell office:value-type="string" calcext:value-type="string">
            <text:p>cavité</text:p>
          </table:table-cell>
          <table:table-cell office:value-type="float" office:value="0.133852397912698" calcext:value-type="float">
            <text:p>0,133852397912698</text:p>
          </table:table-cell>
          <table:table-cell office:value-type="string" calcext:value-type="string">
            <text:p>membrane</text:p>
          </table:table-cell>
          <table:table-cell office:value-type="float" office:value="0.134592524105138" calcext:value-type="float">
            <text:p>0,134592524105138</text:p>
          </table:table-cell>
        </table:table-row>
        <table:table-row table:style-name="ro1">
          <table:table-cell office:value-type="string" calcext:value-type="string">
            <text:p>cellulaire</text:p>
          </table:table-cell>
          <table:table-cell office:value-type="float" office:value="0.132775615008697" calcext:value-type="float">
            <text:p>0,132775615008697</text:p>
          </table:table-cell>
          <table:table-cell office:value-type="string" calcext:value-type="string">
            <text:p>vagin</text:p>
          </table:table-cell>
          <table:table-cell office:value-type="float" office:value="0.133932109364681" calcext:value-type="float">
            <text:p>0,133932109364681</text:p>
          </table:table-cell>
        </table:table-row>
        <table:table-row table:style-name="ro1">
          <table:table-cell office:value-type="string" calcext:value-type="string">
            <text:p>champ visuel</text:p>
          </table:table-cell>
          <table:table-cell office:value-type="float" office:value="0.132444297192081" calcext:value-type="float">
            <text:p>0,132444297192081</text:p>
          </table:table-cell>
          <table:table-cell office:value-type="string" calcext:value-type="string">
            <text:p>sensitif</text:p>
          </table:table-cell>
          <table:table-cell office:value-type="float" office:value="0.133403777572315" calcext:value-type="float">
            <text:p>0,133403777572315</text:p>
          </table:table-cell>
        </table:table-row>
        <table:table-row table:style-name="ro1">
          <table:table-cell office:value-type="string" calcext:value-type="string">
            <text:p>varia</text:p>
          </table:table-cell>
          <table:table-cell office:value-type="float" office:value="0.132444297192081" calcext:value-type="float">
            <text:p>0,132444297192081</text:p>
          </table:table-cell>
          <table:table-cell office:value-type="string" calcext:value-type="string">
            <text:p>physiologique</text:p>
          </table:table-cell>
          <table:table-cell office:value-type="float" office:value="0.133271694624224" calcext:value-type="float">
            <text:p>0,133271694624224</text:p>
          </table:table-cell>
        </table:table-row>
        <table:table-row table:style-name="ro1">
          <table:table-cell office:value-type="string" calcext:value-type="string">
            <text:p>scissure</text:p>
          </table:table-cell>
          <table:table-cell office:value-type="float" office:value="0.132112979375466" calcext:value-type="float">
            <text:p>0,132112979375466</text:p>
          </table:table-cell>
          <table:table-cell office:value-type="string" calcext:value-type="string">
            <text:p>électrique</text:p>
          </table:table-cell>
          <table:table-cell office:value-type="float" office:value="0.133205653150178" calcext:value-type="float">
            <text:p>0,133205653150178</text:p>
          </table:table-cell>
        </table:table-row>
        <table:table-row table:style-name="ro1">
          <table:table-cell office:value-type="string" calcext:value-type="string">
            <text:p>ques</text:p>
          </table:table-cell>
          <table:table-cell office:value-type="float" office:value="0.131947320467158" calcext:value-type="float">
            <text:p>0,131947320467158</text:p>
          </table:table-cell>
          <table:table-cell office:value-type="string" calcext:value-type="string">
            <text:p>longitudinal</text:p>
          </table:table-cell>
          <table:table-cell office:value-type="float" office:value="0.132082948091401" calcext:value-type="float">
            <text:p>0,132082948091401</text:p>
          </table:table-cell>
        </table:table-row>
        <table:table-row table:style-name="ro1">
          <table:table-cell office:value-type="string" calcext:value-type="string">
            <text:p>sion</text:p>
          </table:table-cell>
          <table:table-cell office:value-type="float" office:value="0.129876584113311" calcext:value-type="float">
            <text:p>0,129876584113311</text:p>
          </table:table-cell>
          <table:table-cell office:value-type="string" calcext:value-type="string">
            <text:p>ligature</text:p>
          </table:table-cell>
          <table:table-cell office:value-type="float" office:value="0.131620657773082" calcext:value-type="float">
            <text:p>0,131620657773082</text:p>
          </table:table-cell>
        </table:table-row>
        <table:table-row table:style-name="ro1">
          <table:table-cell office:value-type="string" calcext:value-type="string">
            <text:p>bulbe</text:p>
          </table:table-cell>
          <table:table-cell office:value-type="float" office:value="0.128882630663464" calcext:value-type="float">
            <text:p>0,128882630663464</text:p>
          </table:table-cell>
          <table:table-cell office:value-type="string" calcext:value-type="string">
            <text:p>celte</text:p>
          </table:table-cell>
          <table:table-cell office:value-type="float" office:value="0.131554616299036" calcext:value-type="float">
            <text:p>0,131554616299036</text:p>
          </table:table-cell>
        </table:table-row>
        <table:table-row table:style-name="ro1">
          <table:table-cell office:value-type="string" calcext:value-type="string">
            <text:p>glande</text:p>
          </table:table-cell>
          <table:table-cell office:value-type="float" office:value="0.128385653938541" calcext:value-type="float">
            <text:p>0,128385653938541</text:p>
          </table:table-cell>
          <table:table-cell office:value-type="string" calcext:value-type="string">
            <text:p>circonvolution frontal</text:p>
          </table:table-cell>
          <table:table-cell office:value-type="float" office:value="0.129771496499802" calcext:value-type="float">
            <text:p>0,129771496499802</text:p>
          </table:table-cell>
        </table:table-row>
        <table:table-row table:style-name="ro1">
          <table:table-cell office:value-type="string" calcext:value-type="string">
            <text:p>paraplégie</text:p>
          </table:table-cell>
          <table:table-cell office:value-type="float" office:value="0.128137165576079" calcext:value-type="float">
            <text:p>0,128137165576079</text:p>
          </table:table-cell>
          <table:table-cell office:value-type="string" calcext:value-type="string">
            <text:p>héréditaire</text:p>
          </table:table-cell>
          <table:table-cell office:value-type="float" office:value="0.129771496499802" calcext:value-type="float">
            <text:p>0,129771496499802</text:p>
          </table:table-cell>
        </table:table-row>
        <table:table-row table:style-name="ro1">
          <table:table-cell office:value-type="string" calcext:value-type="string">
            <text:p>asile public</text:p>
          </table:table-cell>
          <table:table-cell office:value-type="float" office:value="0.127557359397002" calcext:value-type="float">
            <text:p>0,127557359397002</text:p>
          </table:table-cell>
          <table:table-cell office:value-type="string" calcext:value-type="string">
            <text:p>méninge</text:p>
          </table:table-cell>
          <table:table-cell office:value-type="float" office:value="0.129705455025756" calcext:value-type="float">
            <text:p>0,129705455025756</text:p>
          </table:table-cell>
        </table:table-row>
        <table:table-row table:style-name="ro1">
          <table:table-cell office:value-type="string" calcext:value-type="string">
            <text:p>myélite</text:p>
          </table:table-cell>
          <table:table-cell office:value-type="float" office:value="0.125652281951462" calcext:value-type="float">
            <text:p>0,125652281951462</text:p>
          </table:table-cell>
          <table:table-cell office:value-type="string" calcext:value-type="string">
            <text:p>saillie</text:p>
          </table:table-cell>
          <table:table-cell office:value-type="float" office:value="0.129111081759345" calcext:value-type="float">
            <text:p>0,129111081759345</text:p>
          </table:table-cell>
        </table:table-row>
        <table:table-row table:style-name="ro1">
          <table:table-cell office:value-type="string" calcext:value-type="string">
            <text:p>génital</text:p>
          </table:table-cell>
          <table:table-cell office:value-type="float" office:value="0.124741157955769" calcext:value-type="float">
            <text:p>0,124741157955769</text:p>
          </table:table-cell>
          <table:table-cell office:value-type="string" calcext:value-type="string">
            <text:p>neurone</text:p>
          </table:table-cell>
          <table:table-cell office:value-type="float" office:value="0.128450667018888" calcext:value-type="float">
            <text:p>0,128450667018888</text:p>
          </table:table-cell>
        </table:table-row>
        <table:table-row table:style-name="ro1">
          <table:table-cell office:value-type="string" calcext:value-type="string">
            <text:p>confusion mental</text:p>
          </table:table-cell>
          <table:table-cell office:value-type="float" office:value="0.124492669593307" calcext:value-type="float">
            <text:p>0,124492669593307</text:p>
          </table:table-cell>
          <table:table-cell office:value-type="string" calcext:value-type="string">
            <text:p>organique</text:p>
          </table:table-cell>
          <table:table-cell office:value-type="float" office:value="0.127856293752477" calcext:value-type="float">
            <text:p>0,127856293752477</text:p>
          </table:table-cell>
        </table:table-row>
        <table:table-row table:style-name="ro1">
          <table:table-cell office:value-type="string" calcext:value-type="string">
            <text:p>hypnotique</text:p>
          </table:table-cell>
          <table:table-cell office:value-type="float" office:value="0.123747204505922" calcext:value-type="float">
            <text:p>0,123747204505922</text:p>
          </table:table-cell>
          <table:table-cell office:value-type="string" calcext:value-type="string">
            <text:p>sagittal</text:p>
          </table:table-cell>
          <table:table-cell office:value-type="float" office:value="0.127790252278431" calcext:value-type="float">
            <text:p>0,127790252278431</text:p>
          </table:table-cell>
        </table:table-row>
        <table:table-row table:style-name="ro1">
          <table:table-cell office:value-type="string" calcext:value-type="string">
            <text:p>fixe</text:p>
          </table:table-cell>
          <table:table-cell office:value-type="float" office:value="0.123250227780999" calcext:value-type="float">
            <text:p>0,123250227780999</text:p>
          </table:table-cell>
          <table:table-cell office:value-type="string" calcext:value-type="string">
            <text:p>bulbe</text:p>
          </table:table-cell>
          <table:table-cell office:value-type="float" office:value="0.127460044908202" calcext:value-type="float">
            <text:p>0,127460044908202</text:p>
          </table:table-cell>
        </table:table-row>
        <table:table-row table:style-name="ro1">
          <table:table-cell office:value-type="string" calcext:value-type="string">
            <text:p>décompression</text:p>
          </table:table-cell>
          <table:table-cell office:value-type="float" office:value="0.120268367431459" calcext:value-type="float">
            <text:p>0,120268367431459</text:p>
          </table:table-cell>
          <table:table-cell office:value-type="string" calcext:value-type="string">
            <text:p>glande</text:p>
          </table:table-cell>
          <table:table-cell office:value-type="float" office:value="0.127327961960111" calcext:value-type="float">
            <text:p>0,127327961960111</text:p>
          </table:table-cell>
        </table:table-row>
        <table:table-row table:style-name="ro1">
          <table:table-cell office:value-type="string" calcext:value-type="string">
            <text:p>paupière</text:p>
          </table:table-cell>
          <table:table-cell office:value-type="float" office:value="0.119605731798227" calcext:value-type="float">
            <text:p>0,119605731798227</text:p>
          </table:table-cell>
          <table:table-cell office:value-type="string" calcext:value-type="string">
            <text:p>vessie</text:p>
          </table:table-cell>
          <table:table-cell office:value-type="float" office:value="0.12719587901202" calcext:value-type="float">
            <text:p>0,12719587901202</text:p>
          </table:table-cell>
        </table:table-row>
        <table:table-row table:style-name="ro1">
          <table:table-cell office:value-type="string" calcext:value-type="string">
            <text:p>tendineux</text:p>
          </table:table-cell>
          <table:table-cell office:value-type="float" office:value="0.118197631077611" calcext:value-type="float">
            <text:p>0,118197631077611</text:p>
          </table:table-cell>
          <table:table-cell office:value-type="string" calcext:value-type="string">
            <text:p>bulbaire</text:p>
          </table:table-cell>
          <table:table-cell office:value-type="float" office:value="0.126073173953243" calcext:value-type="float">
            <text:p>0,126073173953243</text:p>
          </table:table-cell>
        </table:table-row>
        <table:table-row table:style-name="ro1">
          <table:table-cell office:value-type="string" calcext:value-type="string">
            <text:p>médecin en chef</text:p>
          </table:table-cell>
          <table:table-cell office:value-type="float" office:value="0.118031972169303" calcext:value-type="float">
            <text:p>0,118031972169303</text:p>
          </table:table-cell>
          <table:table-cell office:value-type="string" calcext:value-type="string">
            <text:p>congénital</text:p>
          </table:table-cell>
          <table:table-cell office:value-type="float" office:value="0.125214634790649" calcext:value-type="float">
            <text:p>0,125214634790649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float" office:value="0.117949142715149" calcext:value-type="float">
            <text:p>0,117949142715149</text:p>
          </table:table-cell>
          <table:table-cell office:value-type="string" calcext:value-type="string">
            <text:p>tendineux</text:p>
          </table:table-cell>
          <table:table-cell office:value-type="float" office:value="0.124290054154009" calcext:value-type="float">
            <text:p>0,124290054154009</text:p>
          </table:table-cell>
        </table:table-row>
        <table:table-row table:style-name="ro1">
          <table:table-cell office:value-type="string" calcext:value-type="string">
            <text:p>flexion</text:p>
          </table:table-cell>
          <table:table-cell office:value-type="float" office:value="0.117866313260996" calcext:value-type="float">
            <text:p>0,117866313260996</text:p>
          </table:table-cell>
          <table:table-cell office:value-type="string" calcext:value-type="string">
            <text:p>transversal</text:p>
          </table:table-cell>
          <table:table-cell office:value-type="float" office:value="0.124091929731872" calcext:value-type="float">
            <text:p>0,124091929731872</text:p>
          </table:table-cell>
        </table:table-row>
        <table:table-row table:style-name="ro1">
          <table:table-cell office:value-type="string" calcext:value-type="string">
            <text:p>toxique</text:p>
          </table:table-cell>
          <table:table-cell office:value-type="float" office:value="0.117617824898534" calcext:value-type="float">
            <text:p>0,117617824898534</text:p>
          </table:table-cell>
          <table:table-cell office:value-type="string" calcext:value-type="string">
            <text:p>utérus</text:p>
          </table:table-cell>
          <table:table-cell office:value-type="float" office:value="0.123761722361643" calcext:value-type="float">
            <text:p>0,123761722361643</text:p>
          </table:table-cell>
        </table:table-row>
        <table:table-row table:style-name="ro1">
          <table:table-cell office:value-type="string" calcext:value-type="string">
            <text:p>thyroïde</text:p>
          </table:table-cell>
          <table:table-cell office:value-type="float" office:value="0.117617824898534" calcext:value-type="float">
            <text:p>0,117617824898534</text:p>
          </table:table-cell>
          <table:table-cell office:value-type="string" calcext:value-type="string">
            <text:p>intestin</text:p>
          </table:table-cell>
          <table:table-cell office:value-type="float" office:value="0.122242768458592" calcext:value-type="float">
            <text:p>0,122242768458592</text:p>
          </table:table-cell>
        </table:table-row>
        <table:table-row table:style-name="ro1">
          <table:table-cell office:value-type="string" calcext:value-type="string">
            <text:p>hospice</text:p>
          </table:table-cell>
          <table:table-cell office:value-type="float" office:value="0.116458212540379" calcext:value-type="float">
            <text:p>0,116458212540379</text:p>
          </table:table-cell>
          <table:table-cell office:value-type="string" calcext:value-type="string">
            <text:p>cellulaire</text:p>
          </table:table-cell>
          <table:table-cell office:value-type="float" office:value="0.122110685510501" calcext:value-type="float">
            <text:p>0,122110685510501</text:p>
          </table:table-cell>
        </table:table-row>
        <table:table-row table:style-name="ro1">
          <table:table-cell office:value-type="string" calcext:value-type="string">
            <text:p>atrophie musculaire</text:p>
          </table:table-cell>
          <table:table-cell office:value-type="float" office:value="0.116126894723764" calcext:value-type="float">
            <text:p>0,116126894723764</text:p>
          </table:table-cell>
          <table:table-cell office:value-type="string" calcext:value-type="string">
            <text:p>ponction</text:p>
          </table:table-cell>
          <table:table-cell office:value-type="float" office:value="0.121582353718135" calcext:value-type="float">
            <text:p>0,121582353718135</text:p>
          </table:table-cell>
        </table:table-row>
        <table:table-row table:style-name="ro1">
          <table:table-cell office:value-type="string" calcext:value-type="string">
            <text:p>méningite</text:p>
          </table:table-cell>
          <table:table-cell office:value-type="float" office:value="0.11604406526961" calcext:value-type="float">
            <text:p>0,11604406526961</text:p>
          </table:table-cell>
          <table:table-cell office:value-type="string" calcext:value-type="string">
            <text:p>gyrus</text:p>
          </table:table-cell>
          <table:table-cell office:value-type="float" office:value="0.120657773081495" calcext:value-type="float">
            <text:p>0,120657773081495</text:p>
          </table:table-cell>
        </table:table-row>
        <table:table-row table:style-name="ro1">
          <table:table-cell office:value-type="string" calcext:value-type="string">
            <text:p>amnésie</text:p>
          </table:table-cell>
          <table:table-cell office:value-type="float" office:value="0.115050111819763" calcext:value-type="float">
            <text:p>0,115050111819763</text:p>
          </table:table-cell>
          <table:table-cell office:value-type="string" calcext:value-type="string">
            <text:p>volumineux</text:p>
          </table:table-cell>
          <table:table-cell office:value-type="float" office:value="0.120459648659358" calcext:value-type="float">
            <text:p>0,120459648659358</text:p>
          </table:table-cell>
        </table:table-row>
        <table:table-row table:style-name="ro1">
          <table:table-cell office:value-type="string" calcext:value-type="string">
            <text:p>exagération</text:p>
          </table:table-cell>
          <table:table-cell office:value-type="float" office:value="0.114470305640686" calcext:value-type="float">
            <text:p>0,114470305640686</text:p>
          </table:table-cell>
          <table:table-cell office:value-type="string" calcext:value-type="string">
            <text:p>hallucination</text:p>
          </table:table-cell>
          <table:table-cell office:value-type="float" office:value="0.119138819178444" calcext:value-type="float">
            <text:p>0,119138819178444</text:p>
          </table:table-cell>
        </table:table-row>
        <table:table-row table:style-name="ro1">
          <table:table-cell office:value-type="string" calcext:value-type="string">
            <text:p>coloration</text:p>
          </table:table-cell>
          <table:table-cell office:value-type="float" office:value="0.11413898782407" calcext:value-type="float">
            <text:p>0,11413898782407</text:p>
          </table:table-cell>
          <table:table-cell office:value-type="string" calcext:value-type="string">
            <text:p>facial</text:p>
          </table:table-cell>
          <table:table-cell office:value-type="float" office:value="0.116695284638753" calcext:value-type="float">
            <text:p>0,116695284638753</text:p>
          </table:table-cell>
        </table:table-row>
        <table:table-row table:style-name="ro1">
          <table:table-cell office:value-type="string" calcext:value-type="string">
            <text:p>méninge</text:p>
          </table:table-cell>
          <table:table-cell office:value-type="float" office:value="0.112399569286838" calcext:value-type="float">
            <text:p>0,112399569286838</text:p>
          </table:table-cell>
          <table:table-cell office:value-type="string" calcext:value-type="string">
            <text:p>face interne</text:p>
          </table:table-cell>
          <table:table-cell office:value-type="float" office:value="0.116166952846388" calcext:value-type="float">
            <text:p>0,116166952846388</text:p>
          </table:table-cell>
        </table:table-row>
        <table:table-row table:style-name="ro1">
          <table:table-cell office:value-type="string" calcext:value-type="string">
            <text:p>cérébelleux</text:p>
          </table:table-cell>
          <table:table-cell office:value-type="float" office:value="0.111736933653607" calcext:value-type="float">
            <text:p>0,111736933653607</text:p>
          </table:table-cell>
          <table:table-cell office:value-type="string" calcext:value-type="string">
            <text:p>bandelette</text:p>
          </table:table-cell>
          <table:table-cell office:value-type="float" office:value="0.115242372209748" calcext:value-type="float">
            <text:p>0,115242372209748</text:p>
          </table:table-cell>
        </table:table-row>
        <table:table-row table:style-name="ro1">
          <table:table-cell office:value-type="string" calcext:value-type="string">
            <text:p>ouïe</text:p>
          </table:table-cell>
          <table:table-cell office:value-type="float" office:value="0.110080344570529" calcext:value-type="float">
            <text:p>0,110080344570529</text:p>
          </table:table-cell>
          <table:table-cell office:value-type="string" calcext:value-type="string">
            <text:p>paupière</text:p>
          </table:table-cell>
          <table:table-cell office:value-type="float" office:value="0.115044247787611" calcext:value-type="float">
            <text:p>0,115044247787611</text:p>
          </table:table-cell>
        </table:table-row>
        <table:table-row table:style-name="ro1">
          <table:table-cell office:value-type="string" calcext:value-type="string">
            <text:p>vasculaire</text:p>
          </table:table-cell>
          <table:table-cell office:value-type="float" office:value="0.109169220574836" calcext:value-type="float">
            <text:p>0,109169220574836</text:p>
          </table:table-cell>
          <table:table-cell office:value-type="string" calcext:value-type="string">
            <text:p>infantile</text:p>
          </table:table-cell>
          <table:table-cell office:value-type="float" office:value="0.114780081891428" calcext:value-type="float">
            <text:p>0,114780081891428</text:p>
          </table:table-cell>
        </table:table-row>
        <table:table-row table:style-name="ro1">
          <table:table-cell office:value-type="string" calcext:value-type="string">
            <text:p>tubercule</text:p>
          </table:table-cell>
          <table:table-cell office:value-type="float" office:value="0.109086391120683" calcext:value-type="float">
            <text:p>0,109086391120683</text:p>
          </table:table-cell>
          <table:table-cell office:value-type="string" calcext:value-type="string">
            <text:p>trophique</text:p>
          </table:table-cell>
          <table:table-cell office:value-type="float" office:value="0.113921542728834" calcext:value-type="float">
            <text:p>0,113921542728834</text:p>
          </table:table-cell>
        </table:table-row>
        <table:table-row table:style-name="ro1">
          <table:table-cell office:value-type="string" calcext:value-type="string">
            <text:p>tuberculeux</text:p>
          </table:table-cell>
          <table:table-cell office:value-type="float" office:value="0.109086391120683" calcext:value-type="float">
            <text:p>0,109086391120683</text:p>
          </table:table-cell>
          <table:table-cell office:value-type="string" calcext:value-type="string">
            <text:p>conjonctif</text:p>
          </table:table-cell>
          <table:table-cell office:value-type="float" office:value="0.113855501254788" calcext:value-type="float">
            <text:p>0,113855501254788</text:p>
          </table:table-cell>
        </table:table-row>
        <table:table-row table:style-name="ro1">
          <table:table-cell office:value-type="string" calcext:value-type="string">
            <text:p>auditif</text:p>
          </table:table-cell>
          <table:table-cell office:value-type="float" office:value="0.108258096579144" calcext:value-type="float">
            <text:p>0,108258096579144</text:p>
          </table:table-cell>
          <table:table-cell office:value-type="string" calcext:value-type="string">
            <text:p>nanisme</text:p>
          </table:table-cell>
          <table:table-cell office:value-type="float" office:value="0.113723418306697" calcext:value-type="float">
            <text:p>0,113723418306697</text:p>
          </table:table-cell>
        </table:table-row>
        <table:table-row table:style-name="ro1">
          <table:table-cell office:value-type="string" calcext:value-type="string">
            <text:p>maniaque</text:p>
          </table:table-cell>
          <table:table-cell office:value-type="float" office:value="0.10776111985422" calcext:value-type="float">
            <text:p>0,10776111985422</text:p>
          </table:table-cell>
          <table:table-cell office:value-type="string" calcext:value-type="string">
            <text:p>môme</text:p>
          </table:table-cell>
          <table:table-cell office:value-type="float" office:value="0.11352529388456" calcext:value-type="float">
            <text:p>0,11352529388456</text:p>
          </table:table-cell>
        </table:table-row>
        <table:table-row table:style-name="ro1">
          <table:table-cell office:value-type="string" calcext:value-type="string">
            <text:p>pulmonaire</text:p>
          </table:table-cell>
          <table:table-cell office:value-type="float" office:value="0.107181313675143" calcext:value-type="float">
            <text:p>0,107181313675143</text:p>
          </table:table-cell>
          <table:table-cell office:value-type="string" calcext:value-type="string">
            <text:p>excision</text:p>
          </table:table-cell>
          <table:table-cell office:value-type="float" office:value="0.11352529388456" calcext:value-type="float">
            <text:p>0,11352529388456</text:p>
          </table:table-cell>
        </table:table-row>
        <table:table-row table:style-name="ro1">
          <table:table-cell office:value-type="string" calcext:value-type="string">
            <text:p>ventricule</text:p>
          </table:table-cell>
          <table:table-cell office:value-type="float" office:value="0.106187360225296" calcext:value-type="float">
            <text:p>0,106187360225296</text:p>
          </table:table-cell>
          <table:table-cell office:value-type="string" calcext:value-type="string">
            <text:p>bistouri</text:p>
          </table:table-cell>
          <table:table-cell office:value-type="float" office:value="0.111940298507463" calcext:value-type="float">
            <text:p>0,111940298507463</text:p>
          </table:table-cell>
        </table:table-row>
        <table:table-row table:style-name="ro1">
          <table:table-cell office:value-type="string" calcext:value-type="string">
            <text:p>spasme</text:p>
          </table:table-cell>
          <table:table-cell office:value-type="float" office:value="0.104944918412988" calcext:value-type="float">
            <text:p>0,104944918412988</text:p>
          </table:table-cell>
          <table:table-cell office:value-type="string" calcext:value-type="string">
            <text:p>segment antérieur</text:p>
          </table:table-cell>
          <table:table-cell office:value-type="float" office:value="0.11075155197464" calcext:value-type="float">
            <text:p>0,11075155197464</text:p>
          </table:table-cell>
        </table:table-row>
        <table:table-row table:style-name="ro1">
          <table:table-cell office:value-type="string" calcext:value-type="string">
            <text:p>conjonctif</text:p>
          </table:table-cell>
          <table:table-cell office:value-type="float" office:value="0.102708523150832" calcext:value-type="float">
            <text:p>0,102708523150832</text:p>
          </table:table-cell>
          <table:table-cell office:value-type="string" calcext:value-type="string">
            <text:p>suggestif</text:p>
          </table:table-cell>
          <table:table-cell office:value-type="float" office:value="0.110685510500594" calcext:value-type="float">
            <text:p>0,110685510500594</text:p>
          </table:table-cell>
        </table:table-row>
        <table:table-row table:style-name="ro1">
          <table:table-cell office:value-type="string" calcext:value-type="string">
            <text:p>estomac</text:p>
          </table:table-cell>
          <table:table-cell office:value-type="float" office:value="0.101963058063447" calcext:value-type="float">
            <text:p>0,101963058063447</text:p>
          </table:table-cell>
          <table:table-cell office:value-type="string" calcext:value-type="string">
            <text:p>scoliose</text:p>
          </table:table-cell>
          <table:table-cell office:value-type="float" office:value="0.110553427552503" calcext:value-type="float">
            <text:p>0,110553427552503</text:p>
          </table:table-cell>
        </table:table-row>
        <table:table-row table:style-name="ro1">
          <table:table-cell office:value-type="string" calcext:value-type="string">
            <text:p>œdème</text:p>
          </table:table-cell>
          <table:table-cell office:value-type="float" office:value="0.0998923217095999" calcext:value-type="float">
            <text:p>0,0998923217095999</text:p>
          </table:table-cell>
          <table:table-cell office:value-type="string" calcext:value-type="string">
            <text:p>hypophyse</text:p>
          </table:table-cell>
          <table:table-cell office:value-type="float" office:value="0.108638224805178" calcext:value-type="float">
            <text:p>0,108638224805178</text:p>
          </table:table-cell>
        </table:table-row>
        <table:table-row table:style-name="ro1">
          <table:table-cell office:value-type="string" calcext:value-type="string">
            <text:p>trouble de sensibilité</text:p>
          </table:table-cell>
          <table:table-cell office:value-type="float" office:value="0.0987327093514454" calcext:value-type="float">
            <text:p>0,0987327093514454</text:p>
          </table:table-cell>
          <table:table-cell office:value-type="string" calcext:value-type="string">
            <text:p>fistule</text:p>
          </table:table-cell>
          <table:table-cell office:value-type="float" office:value="0.108506141857086" calcext:value-type="float">
            <text:p>0,108506141857086</text:p>
          </table:table-cell>
        </table:table-row>
        <table:table-row table:style-name="ro1">
          <table:table-cell office:value-type="string" calcext:value-type="string">
            <text:p>myéline</text:p>
          </table:table-cell>
          <table:table-cell office:value-type="float" office:value="0.0961649962726746" calcext:value-type="float">
            <text:p>0,0961649962726746</text:p>
          </table:table-cell>
          <table:table-cell office:value-type="string" calcext:value-type="string">
            <text:p>suture</text:p>
          </table:table-cell>
          <table:table-cell office:value-type="float" office:value="0.108440100383041" calcext:value-type="float">
            <text:p>0,108440100383041</text:p>
          </table:table-cell>
        </table:table-row>
        <table:table-row table:style-name="ro1">
          <table:table-cell office:value-type="string" calcext:value-type="string">
            <text:p>substance blanc</text:p>
          </table:table-cell>
          <table:table-cell office:value-type="float" office:value="0.0944255777354427" calcext:value-type="float">
            <text:p>0,0944255777354427</text:p>
          </table:table-cell>
          <table:table-cell office:value-type="string" calcext:value-type="string">
            <text:p>cylindre-axe</text:p>
          </table:table-cell>
          <table:table-cell office:value-type="float" office:value="0.107581561220446" calcext:value-type="float">
            <text:p>0,107581561220446</text:p>
          </table:table-cell>
        </table:table-row>
        <table:table-row table:style-name="ro1">
          <table:table-cell office:value-type="string" calcext:value-type="string">
            <text:p>journal of mental</text:p>
          </table:table-cell>
          <table:table-cell office:value-type="float" office:value="0.0937629421022116" calcext:value-type="float">
            <text:p>0,0937629421022116</text:p>
          </table:table-cell>
          <table:table-cell office:value-type="string" calcext:value-type="string">
            <text:p>phlébite</text:p>
          </table:table-cell>
          <table:table-cell office:value-type="float" office:value="0.107515519746401" calcext:value-type="float">
            <text:p>0,107515519746401</text:p>
          </table:table-cell>
        </table:table-row>
        <table:table-row table:style-name="ro1">
          <table:table-cell office:value-type="string" calcext:value-type="string">
            <text:p>journal of mental</text:p>
          </table:table-cell>
          <table:table-cell office:value-type="float" office:value="0.0937629421022116" calcext:value-type="float">
            <text:p>0,0937629421022116</text:p>
          </table:table-cell>
          <table:table-cell office:value-type="string" calcext:value-type="string">
            <text:p>tendon</text:p>
          </table:table-cell>
          <table:table-cell office:value-type="float" office:value="0.107383436798309" calcext:value-type="float">
            <text:p>0,107383436798309</text:p>
          </table:table-cell>
        </table:table-row>
        <table:table-row table:style-name="ro1">
          <table:table-cell office:value-type="string" calcext:value-type="string">
            <text:p>névralgie</text:p>
          </table:table-cell>
          <table:table-cell office:value-type="float" office:value="0.0931831359231343" calcext:value-type="float">
            <text:p>0,0931831359231343</text:p>
          </table:table-cell>
          <table:table-cell office:value-type="string" calcext:value-type="string">
            <text:p>apophyse</text:p>
          </table:table-cell>
          <table:table-cell office:value-type="float" office:value="0.106921146479989" calcext:value-type="float">
            <text:p>0,106921146479989</text:p>
          </table:table-cell>
        </table:table-row>
        <table:table-row table:style-name="ro1">
          <table:table-cell office:value-type="string" calcext:value-type="string">
            <text:p>celte</text:p>
          </table:table-cell>
          <table:table-cell office:value-type="float" office:value="0.0919406941108258" calcext:value-type="float">
            <text:p>0,0919406941108258</text:p>
          </table:table-cell>
          <table:table-cell office:value-type="string" calcext:value-type="string">
            <text:p>réflexe tendineux</text:p>
          </table:table-cell>
          <table:table-cell office:value-type="float" office:value="0.106855105005944" calcext:value-type="float">
            <text:p>0,106855105005944</text:p>
          </table:table-cell>
        </table:table-row>
        <table:table-row table:style-name="ro1">
          <table:table-cell office:value-type="string" calcext:value-type="string">
            <text:p>dendrite</text:p>
          </table:table-cell>
          <table:table-cell office:value-type="float" office:value="0.0914437173859024" calcext:value-type="float">
            <text:p>0,0914437173859024</text:p>
          </table:table-cell>
          <table:table-cell office:value-type="string" calcext:value-type="string">
            <text:p>cortical</text:p>
          </table:table-cell>
          <table:table-cell office:value-type="float" office:value="0.106392814687624" calcext:value-type="float">
            <text:p>0,106392814687624</text:p>
          </table:table-cell>
        </table:table-row>
        <table:table-row table:style-name="ro1">
          <table:table-cell office:value-type="string" calcext:value-type="string">
            <text:p>journal of</text:p>
          </table:table-cell>
          <table:table-cell office:value-type="float" office:value="0.0913608879317485" calcext:value-type="float">
            <text:p>0,0913608879317485</text:p>
          </table:table-cell>
          <table:table-cell office:value-type="string" calcext:value-type="string">
            <text:p>fémur</text:p>
          </table:table-cell>
          <table:table-cell office:value-type="float" office:value="0.106194690265487" calcext:value-type="float">
            <text:p>0,106194690265487</text:p>
          </table:table-cell>
        </table:table-row>
        <table:table-row table:style-name="ro1">
          <table:table-cell office:value-type="string" calcext:value-type="string">
            <text:p>radiculaire</text:p>
          </table:table-cell>
          <table:table-cell office:value-type="float" office:value="0.0911123995692868" calcext:value-type="float">
            <text:p>0,0911123995692868</text:p>
          </table:table-cell>
          <table:table-cell office:value-type="string" calcext:value-type="string">
            <text:p>circonvolution temporal</text:p>
          </table:table-cell>
          <table:table-cell office:value-type="float" office:value="0.105600316999075" calcext:value-type="float">
            <text:p>0,105600316999075</text:p>
          </table:table-cell>
        </table:table-row>
        <table:table-row table:style-name="ro1">
          <table:table-cell office:value-type="string" calcext:value-type="string">
            <text:p>osseux</text:p>
          </table:table-cell>
          <table:table-cell office:value-type="float" office:value="0.0906982522985173" calcext:value-type="float">
            <text:p>0,0906982522985173</text:p>
          </table:table-cell>
          <table:table-cell office:value-type="string" calcext:value-type="string">
            <text:p>motrice</text:p>
          </table:table-cell>
          <table:table-cell office:value-type="float" office:value="0.10460969488839" calcext:value-type="float">
            <text:p>0,10460969488839</text:p>
          </table:table-cell>
        </table:table-row>
        <table:table-row table:style-name="ro1">
          <table:table-cell office:value-type="string" calcext:value-type="string">
            <text:p>volumineux</text:p>
          </table:table-cell>
          <table:table-cell office:value-type="float" office:value="0.0897042988486706" calcext:value-type="float">
            <text:p>0,0897042988486706</text:p>
          </table:table-cell>
          <table:table-cell office:value-type="string" calcext:value-type="string">
            <text:p>myopathie</text:p>
          </table:table-cell>
          <table:table-cell office:value-type="float" office:value="0.104081363096024" calcext:value-type="float">
            <text:p>0,104081363096024</text:p>
          </table:table-cell>
        </table:table-row>
        <table:table-row table:style-name="ro1">
          <table:table-cell office:value-type="string" calcext:value-type="string">
            <text:p>infantile</text:p>
          </table:table-cell>
          <table:table-cell office:value-type="float" office:value="0.0878820508572848" calcext:value-type="float">
            <text:p>0,0878820508572848</text:p>
          </table:table-cell>
          <table:table-cell office:value-type="string" calcext:value-type="string">
            <text:p>inflammation</text:p>
          </table:table-cell>
          <table:table-cell office:value-type="float" office:value="0.103817197199842" calcext:value-type="float">
            <text:p>0,103817197199842</text:p>
          </table:table-cell>
        </table:table-row>
        <table:table-row table:style-name="ro1">
          <table:table-cell office:value-type="string" calcext:value-type="string">
            <text:p>magnan</text:p>
          </table:table-cell>
          <table:table-cell office:value-type="float" office:value="0.0874679035865154" calcext:value-type="float">
            <text:p>0,0874679035865154</text:p>
          </table:table-cell>
          <table:table-cell office:value-type="string" calcext:value-type="string">
            <text:p>orifice</text:p>
          </table:table-cell>
          <table:table-cell office:value-type="float" office:value="0.103024699511293" calcext:value-type="float">
            <text:p>0,103024699511293</text:p>
          </table:table-cell>
        </table:table-row>
        <table:table-row table:style-name="ro1">
          <table:table-cell office:value-type="string" calcext:value-type="string">
            <text:p>migraine</text:p>
          </table:table-cell>
          <table:table-cell office:value-type="float" office:value="0.0871365857698998" calcext:value-type="float">
            <text:p>0,0871365857698998</text:p>
          </table:table-cell>
          <table:table-cell office:value-type="string" calcext:value-type="string">
            <text:p>myéline</text:p>
          </table:table-cell>
          <table:table-cell office:value-type="float" office:value="0.102892616563202" calcext:value-type="float">
            <text:p>0,102892616563202</text:p>
          </table:table-cell>
        </table:table-row>
        <table:table-row table:style-name="ro1">
          <table:table-cell office:value-type="string" calcext:value-type="string">
            <text:p>bromure</text:p>
          </table:table-cell>
          <table:table-cell office:value-type="float" office:value="0.0864739501366686" calcext:value-type="float">
            <text:p>0,0864739501366686</text:p>
          </table:table-cell>
          <table:table-cell office:value-type="string" calcext:value-type="string">
            <text:p>extenseur</text:p>
          </table:table-cell>
          <table:table-cell office:value-type="float" office:value="0.102364284770836" calcext:value-type="float">
            <text:p>0,102364284770836</text:p>
          </table:table-cell>
        </table:table-row>
        <table:table-row table:style-name="ro1">
          <table:table-cell office:value-type="string" calcext:value-type="string">
            <text:p>sanguin</text:p>
          </table:table-cell>
          <table:table-cell office:value-type="float" office:value="0.0855628261409757" calcext:value-type="float">
            <text:p>0,0855628261409757</text:p>
          </table:table-cell>
          <table:table-cell office:value-type="string" calcext:value-type="string">
            <text:p>cancéreux</text:p>
          </table:table-cell>
          <table:table-cell office:value-type="float" office:value="0.10229824329679" calcext:value-type="float">
            <text:p>0,10229824329679</text:p>
          </table:table-cell>
        </table:table-row>
        <table:table-row table:style-name="ro1">
          <table:table-cell office:value-type="string" calcext:value-type="string">
            <text:p>vertébral</text:p>
          </table:table-cell>
          <table:table-cell office:value-type="float" office:value="0.084568872691129" calcext:value-type="float">
            <text:p>0,084568872691129</text:p>
          </table:table-cell>
          <table:table-cell office:value-type="string" calcext:value-type="string">
            <text:p>cartilage</text:p>
          </table:table-cell>
          <table:table-cell office:value-type="float" office:value="0.102100118874653" calcext:value-type="float">
            <text:p>0,102100118874653</text:p>
          </table:table-cell>
        </table:table-row>
        <table:table-row table:style-name="ro1">
          <table:table-cell office:value-type="string" calcext:value-type="string">
            <text:p>psych</text:p>
          </table:table-cell>
          <table:table-cell office:value-type="float" office:value="0.0833264308788205" calcext:value-type="float">
            <text:p>0,0833264308788205</text:p>
          </table:table-cell>
          <table:table-cell office:value-type="string" calcext:value-type="string">
            <text:p>reil</text:p>
          </table:table-cell>
          <table:table-cell office:value-type="float" office:value="0.100647206445648" calcext:value-type="float">
            <text:p>0,100647206445648</text:p>
          </table:table-cell>
        </table:table-row>
        <table:table-row table:style-name="ro1">
          <table:table-cell office:value-type="string" calcext:value-type="string">
            <text:p>couche optique</text:p>
          </table:table-cell>
          <table:table-cell office:value-type="float" office:value="0.0832436014246666" calcext:value-type="float">
            <text:p>0,0832436014246666</text:p>
          </table:table-cell>
          <table:table-cell office:value-type="string" calcext:value-type="string">
            <text:p>enfant idiot</text:p>
          </table:table-cell>
          <table:table-cell office:value-type="float" office:value="0.0995905428609167" calcext:value-type="float">
            <text:p>0,0995905428609167</text:p>
          </table:table-cell>
        </table:table-row>
        <table:table-row table:style-name="ro1">
          <table:table-cell office:value-type="string" calcext:value-type="string">
            <text:p>idée délirant</text:p>
          </table:table-cell>
          <table:table-cell office:value-type="float" office:value="0.0831607719705127" calcext:value-type="float">
            <text:p>0,0831607719705127</text:p>
          </table:table-cell>
          <table:table-cell office:value-type="string" calcext:value-type="string">
            <text:p>thorax</text:p>
          </table:table-cell>
          <table:table-cell office:value-type="float" office:value="0.0993263769647339" calcext:value-type="float">
            <text:p>0,0993263769647339</text:p>
          </table:table-cell>
        </table:table-row>
        <table:table-row table:style-name="ro1">
          <table:table-cell office:value-type="string" calcext:value-type="string">
            <text:p>rieur</text:p>
          </table:table-cell>
          <table:table-cell office:value-type="float" office:value="0.0824981363372815" calcext:value-type="float">
            <text:p>0,0824981363372815</text:p>
          </table:table-cell>
          <table:table-cell office:value-type="string" calcext:value-type="string">
            <text:p>babinski</text:p>
          </table:table-cell>
          <table:table-cell office:value-type="float" office:value="0.0991942940166425" calcext:value-type="float">
            <text:p>0,0991942940166425</text:p>
          </table:table-cell>
        </table:table-row>
        <table:table-row table:style-name="ro1">
          <table:table-cell office:value-type="string" calcext:value-type="string">
            <text:p>transitoire</text:p>
          </table:table-cell>
          <table:table-cell office:value-type="float" office:value="0.0822496479748199" calcext:value-type="float">
            <text:p>0,0822496479748199</text:p>
          </table:table-cell>
          <table:table-cell office:value-type="string" calcext:value-type="string">
            <text:p>dure-mère</text:p>
          </table:table-cell>
          <table:table-cell office:value-type="float" office:value="0.0989301281204597" calcext:value-type="float">
            <text:p>0,0989301281204597</text:p>
          </table:table-cell>
        </table:table-row>
        <table:table-row table:style-name="ro1">
          <table:table-cell office:value-type="string" calcext:value-type="string">
            <text:p>rétrécissement</text:p>
          </table:table-cell>
          <table:table-cell office:value-type="float" office:value="0.0808415472542036" calcext:value-type="float">
            <text:p>0,0808415472542036</text:p>
          </table:table-cell>
          <table:table-cell office:value-type="string" calcext:value-type="string">
            <text:p>morbide</text:p>
          </table:table-cell>
          <table:table-cell office:value-type="float" office:value="0.0972130497952714" calcext:value-type="float">
            <text:p>0,0972130497952714</text:p>
          </table:table-cell>
        </table:table-row>
        <table:table-row table:style-name="ro1">
          <table:table-cell office:value-type="string" calcext:value-type="string">
            <text:p>trouble mental</text:p>
          </table:table-cell>
          <table:table-cell office:value-type="float" office:value="0.0807587178000497" calcext:value-type="float">
            <text:p>0,0807587178000497</text:p>
          </table:table-cell>
          <table:table-cell office:value-type="string" calcext:value-type="string">
            <text:p>estomac</text:p>
          </table:table-cell>
          <table:table-cell office:value-type="float" office:value="0.0971470083212257" calcext:value-type="float">
            <text:p>0,0971470083212257</text:p>
          </table:table-cell>
        </table:table-row>
        <table:table-row table:style-name="ro1">
          <table:table-cell office:value-type="string" calcext:value-type="string">
            <text:p>jointure</text:p>
          </table:table-cell>
          <table:table-cell office:value-type="float" office:value="0.078936469808664" calcext:value-type="float">
            <text:p>0,078936469808664</text:p>
          </table:table-cell>
          <table:table-cell office:value-type="string" calcext:value-type="string">
            <text:p>méningite</text:p>
          </table:table-cell>
          <table:table-cell office:value-type="float" office:value="0.0971470083212257" calcext:value-type="float">
            <text:p>0,0971470083212257</text:p>
          </table:table-cell>
        </table:table-row>
        <table:table-row table:style-name="ro1">
          <table:table-cell office:value-type="string" calcext:value-type="string">
            <text:p>membrane</text:p>
          </table:table-cell>
          <table:table-cell office:value-type="float" office:value="0.0783566636295867" calcext:value-type="float">
            <text:p>0,0783566636295867</text:p>
          </table:table-cell>
          <table:table-cell office:value-type="string" calcext:value-type="string">
            <text:p>articulaire</text:p>
          </table:table-cell>
          <table:table-cell office:value-type="float" office:value="0.0968828424250429" calcext:value-type="float">
            <text:p>0,0968828424250429</text:p>
          </table:table-cell>
        </table:table-row>
        <table:table-row table:style-name="ro1">
          <table:table-cell office:value-type="string" calcext:value-type="string">
            <text:p>surdité</text:p>
          </table:table-cell>
          <table:table-cell office:value-type="float" office:value="0.0771142218172782" calcext:value-type="float">
            <text:p>0,0771142218172782</text:p>
          </table:table-cell>
          <table:table-cell office:value-type="string" calcext:value-type="string">
            <text:p>paget</text:p>
          </table:table-cell>
          <table:table-cell office:value-type="float" office:value="0.0968828424250429" calcext:value-type="float">
            <text:p>0,0968828424250429</text:p>
          </table:table-cell>
        </table:table-row>
        <table:table-row table:style-name="ro1">
          <table:table-cell office:value-type="string" calcext:value-type="string">
            <text:p>corps calleux</text:p>
          </table:table-cell>
          <table:table-cell office:value-type="float" office:value="0.0769485629089704" calcext:value-type="float">
            <text:p>0,0769485629089704</text:p>
          </table:table-cell>
          <table:table-cell office:value-type="string" calcext:value-type="string">
            <text:p>vermis</text:p>
          </table:table-cell>
          <table:table-cell office:value-type="float" office:value="0.0962224276845859" calcext:value-type="float">
            <text:p>0,0962224276845859</text:p>
          </table:table-cell>
        </table:table-row>
        <table:table-row table:style-name="ro1">
          <table:table-cell office:value-type="string" calcext:value-type="string">
            <text:p>rotulien</text:p>
          </table:table-cell>
          <table:table-cell office:value-type="float" office:value="0.0762030978215854" calcext:value-type="float">
            <text:p>0,0762030978215854</text:p>
          </table:table-cell>
          <table:table-cell office:value-type="string" calcext:value-type="string">
            <text:p>prostate</text:p>
          </table:table-cell>
          <table:table-cell office:value-type="float" office:value="0.0947695152555805" calcext:value-type="float">
            <text:p>0,0947695152555805</text:p>
          </table:table-cell>
        </table:table-row>
        <table:table-row table:style-name="ro1">
          <table:table-cell office:value-type="string" calcext:value-type="string">
            <text:p>nerf optique</text:p>
          </table:table-cell>
          <table:table-cell office:value-type="float" office:value="0.0753748032800464" calcext:value-type="float">
            <text:p>0,0753748032800464</text:p>
          </table:table-cell>
          <table:table-cell office:value-type="string" calcext:value-type="string">
            <text:p>polype</text:p>
          </table:table-cell>
          <table:table-cell office:value-type="float" office:value="0.0947034737815348" calcext:value-type="float">
            <text:p>0,0947034737815348</text:p>
          </table:table-cell>
        </table:table-row>
        <table:table-row table:style-name="ro1">
          <table:table-cell office:value-type="string" calcext:value-type="string">
            <text:p>écorce cérébral</text:p>
          </table:table-cell>
          <table:table-cell office:value-type="float" office:value="0.0747949971009691" calcext:value-type="float">
            <text:p>0,0747949971009691</text:p>
          </table:table-cell>
          <table:table-cell office:value-type="string" calcext:value-type="string">
            <text:p>commissure antérieur</text:p>
          </table:table-cell>
          <table:table-cell office:value-type="float" office:value="0.0941751419891692" calcext:value-type="float">
            <text:p>0,0941751419891692</text:p>
          </table:table-cell>
        </table:table-row>
        <table:table-row table:style-name="ro1">
          <table:table-cell office:value-type="string" calcext:value-type="string">
            <text:p>appréciable</text:p>
          </table:table-cell>
          <table:table-cell office:value-type="float" office:value="0.0738838731052763" calcext:value-type="float">
            <text:p>0,0738838731052763</text:p>
          </table:table-cell>
          <table:table-cell office:value-type="string" calcext:value-type="string">
            <text:p>abdominal</text:p>
          </table:table-cell>
          <table:table-cell office:value-type="float" office:value="0.0922599392418439" calcext:value-type="float">
            <text:p>0,0922599392418439</text:p>
          </table:table-cell>
        </table:table-row>
        <table:table-row table:style-name="ro1">
          <table:table-cell office:value-type="string" calcext:value-type="string">
            <text:p>prédisposition</text:p>
          </table:table-cell>
          <table:table-cell office:value-type="float" office:value="0.0726414312929678" calcext:value-type="float">
            <text:p>0,0726414312929678</text:p>
          </table:table-cell>
          <table:table-cell office:value-type="string" calcext:value-type="string">
            <text:p>cubital</text:p>
          </table:table-cell>
          <table:table-cell office:value-type="float" office:value="0.0914674415532955" calcext:value-type="float">
            <text:p>0,0914674415532955</text:p>
          </table:table-cell>
        </table:table-row>
        <table:table-row table:style-name="ro1">
          <table:table-cell office:value-type="string" calcext:value-type="string">
            <text:p>capsule interne</text:p>
          </table:table-cell>
          <table:table-cell office:value-type="float" office:value="0.0722272840221983" calcext:value-type="float">
            <text:p>0,0722272840221983</text:p>
          </table:table-cell>
          <table:table-cell office:value-type="string" calcext:value-type="string">
            <text:p>électrode</text:p>
          </table:table-cell>
          <table:table-cell office:value-type="float" office:value="0.0912032756571127" calcext:value-type="float">
            <text:p>0,0912032756571127</text:p>
          </table:table-cell>
        </table:table-row>
        <table:table-row table:style-name="ro1">
          <table:table-cell office:value-type="string" calcext:value-type="string">
            <text:p>protubérance</text:p>
          </table:table-cell>
          <table:table-cell office:value-type="float" office:value="0.0719787956597366" calcext:value-type="float">
            <text:p>0,0719787956597366</text:p>
          </table:table-cell>
          <table:table-cell office:value-type="string" calcext:value-type="string">
            <text:p>phalange</text:p>
          </table:table-cell>
          <table:table-cell office:value-type="float" office:value="0.0904107779685643" calcext:value-type="float">
            <text:p>0,0904107779685643</text:p>
          </table:table-cell>
        </table:table-row>
        <table:table-row table:style-name="ro1">
          <table:table-cell office:value-type="string" calcext:value-type="string">
            <text:p>bilatéral</text:p>
          </table:table-cell>
          <table:table-cell office:value-type="float" office:value="0.0718959662055827" calcext:value-type="float">
            <text:p>0,0718959662055827</text:p>
          </table:table-cell>
          <table:table-cell office:value-type="string" calcext:value-type="string">
            <text:p>faisceau pyramidal</text:p>
          </table:table-cell>
          <table:table-cell office:value-type="float" office:value="0.0904107779685643" calcext:value-type="float">
            <text:p>0,0904107779685643</text:p>
          </table:table-cell>
        </table:table-row>
        <table:table-row table:style-name="ro1">
          <table:table-cell office:value-type="string" calcext:value-type="string">
            <text:p>neurologiste</text:p>
          </table:table-cell>
          <table:table-cell office:value-type="float" office:value="0.0711505011181976" calcext:value-type="float">
            <text:p>0,0711505011181976</text:p>
          </table:table-cell>
          <table:table-cell office:value-type="string" calcext:value-type="string">
            <text:p>olfactif</text:p>
          </table:table-cell>
          <table:table-cell office:value-type="float" office:value="0.089816404702153" calcext:value-type="float">
            <text:p>0,089816404702153</text:p>
          </table:table-cell>
        </table:table-row>
        <table:table-row table:style-name="ro1">
          <table:table-cell office:value-type="string" calcext:value-type="string">
            <text:p>orteil</text:p>
          </table:table-cell>
          <table:table-cell office:value-type="float" office:value="0.0702393771225048" calcext:value-type="float">
            <text:p>0,0702393771225048</text:p>
          </table:table-cell>
          <table:table-cell office:value-type="string" calcext:value-type="string">
            <text:p>coloration</text:p>
          </table:table-cell>
          <table:table-cell office:value-type="float" office:value="0.0893541143838331" calcext:value-type="float">
            <text:p>0,0893541143838331</text:p>
          </table:table-cell>
        </table:table-row>
        <table:table-row table:style-name="ro1">
          <table:table-cell office:value-type="string" calcext:value-type="string">
            <text:p>catalepsie</text:p>
          </table:table-cell>
          <table:table-cell office:value-type="float" office:value="0.0702393771225048" calcext:value-type="float">
            <text:p>0,0702393771225048</text:p>
          </table:table-cell>
          <table:table-cell office:value-type="string" calcext:value-type="string">
            <text:p>calotte</text:p>
          </table:table-cell>
          <table:table-cell office:value-type="float" office:value="0.0892880729097874" calcext:value-type="float">
            <text:p>0,0892880729097874</text:p>
          </table:table-cell>
        </table:table-row>
        <table:table-row table:style-name="ro1">
          <table:table-cell office:value-type="string" calcext:value-type="string">
            <text:p>folie systématique</text:p>
          </table:table-cell>
          <table:table-cell office:value-type="float" office:value="0.070073718214197" calcext:value-type="float">
            <text:p>0,070073718214197</text:p>
          </table:table-cell>
          <table:table-cell office:value-type="string" calcext:value-type="string">
            <text:p>lobe occipital</text:p>
          </table:table-cell>
          <table:table-cell office:value-type="float" office:value="0.0890239070136046" calcext:value-type="float">
            <text:p>0,0890239070136046</text:p>
          </table:table-cell>
        </table:table-row>
        <table:table-row table:style-name="ro1">
          <table:table-cell office:value-type="string" calcext:value-type="string">
            <text:p>idée fixe</text:p>
          </table:table-cell>
          <table:table-cell office:value-type="float" office:value="0.0699908887600431" calcext:value-type="float">
            <text:p>0,0699908887600431</text:p>
          </table:table-cell>
          <table:table-cell office:value-type="string" calcext:value-type="string">
            <text:p>vomissement</text:p>
          </table:table-cell>
          <table:table-cell office:value-type="float" office:value="0.0887597411174217" calcext:value-type="float">
            <text:p>0,0887597411174217</text:p>
          </table:table-cell>
        </table:table-row>
        <table:table-row table:style-name="ro1">
          <table:table-cell office:value-type="string" calcext:value-type="string">
            <text:p>lement</text:p>
          </table:table-cell>
          <table:table-cell office:value-type="float" office:value="0.069245423672658" calcext:value-type="float">
            <text:p>0,069245423672658</text:p>
          </table:table-cell>
          <table:table-cell office:value-type="string" calcext:value-type="string">
            <text:p>déviation</text:p>
          </table:table-cell>
          <table:table-cell office:value-type="float" office:value="0.0886276581693303" calcext:value-type="float">
            <text:p>0,0886276581693303</text:p>
          </table:table-cell>
        </table:table-row>
        <table:table-row table:style-name="ro1">
          <table:table-cell office:value-type="string" calcext:value-type="string">
            <text:p>anévrisme</text:p>
          </table:table-cell>
          <table:table-cell office:value-type="float" office:value="0.069245423672658" calcext:value-type="float">
            <text:p>0,069245423672658</text:p>
          </table:table-cell>
          <table:table-cell office:value-type="string" calcext:value-type="string">
            <text:p>hypnotiseur</text:p>
          </table:table-cell>
          <table:table-cell office:value-type="float" office:value="0.0886276581693303" calcext:value-type="float">
            <text:p>0,0886276581693303</text:p>
          </table:table-cell>
        </table:table-row>
        <table:table-row table:style-name="ro1">
          <table:table-cell office:value-type="string" calcext:value-type="string">
            <text:p>névroglie</text:p>
          </table:table-cell>
          <table:table-cell office:value-type="float" office:value="0.0686656174935807" calcext:value-type="float">
            <text:p>0,0686656174935807</text:p>
          </table:table-cell>
          <table:table-cell office:value-type="string" calcext:value-type="string">
            <text:p>nouv</text:p>
          </table:table-cell>
          <table:table-cell office:value-type="float" office:value="0.0881653678510104" calcext:value-type="float">
            <text:p>0,0881653678510104</text:p>
          </table:table-cell>
        </table:table-row>
        <table:table-row table:style-name="ro1">
          <table:table-cell office:value-type="string" calcext:value-type="string">
            <text:p>granuleux</text:p>
          </table:table-cell>
          <table:table-cell office:value-type="float" office:value="0.0684999585852729" calcext:value-type="float">
            <text:p>0,0684999585852729</text:p>
          </table:table-cell>
          <table:table-cell office:value-type="string" calcext:value-type="string">
            <text:p>brissaud</text:p>
          </table:table-cell>
          <table:table-cell office:value-type="float" office:value="0.0879672434288733" calcext:value-type="float">
            <text:p>0,0879672434288733</text:p>
          </table:table-cell>
        </table:table-row>
        <table:table-row table:style-name="ro1">
          <table:table-cell office:value-type="string" calcext:value-type="string">
            <text:p>tement</text:p>
          </table:table-cell>
          <table:table-cell office:value-type="float" office:value="0.0679201524061956" calcext:value-type="float">
            <text:p>0,0679201524061956</text:p>
          </table:table-cell>
          <table:table-cell office:value-type="string" calcext:value-type="string">
            <text:p>rachis</text:p>
          </table:table-cell>
          <table:table-cell office:value-type="float" office:value="0.0876370360586448" calcext:value-type="float">
            <text:p>0,0876370360586448</text:p>
          </table:table-cell>
        </table:table-row>
        <table:table-row table:style-name="ro1">
          <table:table-cell office:value-type="string" calcext:value-type="string">
            <text:p>ataxique</text:p>
          </table:table-cell>
          <table:table-cell office:value-type="float" office:value="0.0675060051354262" calcext:value-type="float">
            <text:p>0,0675060051354262</text:p>
          </table:table-cell>
          <table:table-cell office:value-type="string" calcext:value-type="string">
            <text:p>tions</text:p>
          </table:table-cell>
          <table:table-cell office:value-type="float" office:value="0.0867784968960507" calcext:value-type="float">
            <text:p>0,0867784968960507</text:p>
          </table:table-cell>
        </table:table-row>
        <table:table-row table:style-name="ro1">
          <table:table-cell office:value-type="string" calcext:value-type="string">
            <text:p>gaine</text:p>
          </table:table-cell>
          <table:table-cell office:value-type="float" office:value="0.0667605400480411" calcext:value-type="float">
            <text:p>0,0667605400480411</text:p>
          </table:table-cell>
          <table:table-cell office:value-type="string" calcext:value-type="string">
            <text:p>main gauche</text:p>
          </table:table-cell>
          <table:table-cell office:value-type="float" office:value="0.0865803724739136" calcext:value-type="float">
            <text:p>0,0865803724739136</text:p>
          </table:table-cell>
        </table:table-row>
        <table:table-row table:style-name="ro1">
          <table:table-cell office:value-type="string" calcext:value-type="string">
            <text:p>granulation</text:p>
          </table:table-cell>
          <table:table-cell office:value-type="float" office:value="0.0665948811397333" calcext:value-type="float">
            <text:p>0,0665948811397333</text:p>
          </table:table-cell>
          <table:table-cell office:value-type="string" calcext:value-type="string">
            <text:p>spasme</text:p>
          </table:table-cell>
          <table:table-cell office:value-type="float" office:value="0.0841368379342227" calcext:value-type="float">
            <text:p>0,0841368379342227</text:p>
          </table:table-cell>
        </table:table-row>
        <table:table-row table:style-name="ro1">
          <table:table-cell office:value-type="string" calcext:value-type="string">
            <text:p>inflammation</text:p>
          </table:table-cell>
          <table:table-cell office:value-type="float" office:value="0.0662635633231177" calcext:value-type="float">
            <text:p>0,0662635633231177</text:p>
          </table:table-cell>
          <table:table-cell office:value-type="string" calcext:value-type="string">
            <text:p>mesmer</text:p>
          </table:table-cell>
          <table:table-cell office:value-type="float" office:value="0.0830141328754458" calcext:value-type="float">
            <text:p>0,0830141328754458</text:p>
          </table:table-cell>
        </table:table-row>
        <table:table-row table:style-name="ro1">
          <table:table-cell office:value-type="string" calcext:value-type="string">
            <text:p>dure-mère</text:p>
          </table:table-cell>
          <table:table-cell office:value-type="float" office:value="0.066015074960656" calcext:value-type="float">
            <text:p>0,066015074960656</text:p>
          </table:table-cell>
          <table:table-cell office:value-type="string" calcext:value-type="string">
            <text:p>corne antérieur</text:p>
          </table:table-cell>
          <table:table-cell office:value-type="float" office:value="0.0828820499273544" calcext:value-type="float">
            <text:p>0,0828820499273544</text:p>
          </table:table-cell>
        </table:table-row>
        <table:table-row table:style-name="ro1">
          <table:table-cell office:value-type="string" calcext:value-type="string">
            <text:p>artériel</text:p>
          </table:table-cell>
          <table:table-cell office:value-type="float" office:value="0.066015074960656" calcext:value-type="float">
            <text:p>0,066015074960656</text:p>
          </table:table-cell>
          <table:table-cell office:value-type="string" calcext:value-type="string">
            <text:p>pince</text:p>
          </table:table-cell>
          <table:table-cell office:value-type="float" office:value="0.0824858010830802" calcext:value-type="float">
            <text:p>0,0824858010830802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 office:value-type="float" office:value="0.0656009276898865" calcext:value-type="float">
            <text:p>0,0656009276898865</text:p>
          </table:table-cell>
          <table:table-cell office:value-type="string" calcext:value-type="string">
            <text:p>oblique</text:p>
          </table:table-cell>
          <table:table-cell office:value-type="float" office:value="0.0824197596090345" calcext:value-type="float">
            <text:p>0,0824197596090345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float" office:value="0.065186780419117" calcext:value-type="float">
            <text:p>0,065186780419117</text:p>
          </table:table-cell>
          <table:table-cell office:value-type="string" calcext:value-type="string">
            <text:p>fléchisseur</text:p>
          </table:table-cell>
          <table:table-cell office:value-type="float" office:value="0.0824197596090345" calcext:value-type="float">
            <text:p>0,0824197596090345</text:p>
          </table:table-cell>
        </table:table-row>
        <table:table-row table:style-name="ro1">
          <table:table-cell office:value-type="string" calcext:value-type="string">
            <text:p>pie-mère</text:p>
          </table:table-cell>
          <table:table-cell office:value-type="float" office:value="0.0649382920566554" calcext:value-type="float">
            <text:p>0,0649382920566554</text:p>
          </table:table-cell>
          <table:table-cell office:value-type="string" calcext:value-type="string">
            <text:p>ossification</text:p>
          </table:table-cell>
          <table:table-cell office:value-type="float" office:value="0.0823537181349888" calcext:value-type="float">
            <text:p>0,0823537181349888</text:p>
          </table:table-cell>
        </table:table-row>
        <table:table-row table:style-name="ro1">
          <table:table-cell office:value-type="string" calcext:value-type="string">
            <text:p>racine postérieur</text:p>
          </table:table-cell>
          <table:table-cell office:value-type="float" office:value="0.0649382920566554" calcext:value-type="float">
            <text:p>0,0649382920566554</text:p>
          </table:table-cell>
          <table:table-cell office:value-type="string" calcext:value-type="string">
            <text:p>rachidien</text:p>
          </table:table-cell>
          <table:table-cell office:value-type="float" office:value="0.0818914278166689" calcext:value-type="float">
            <text:p>0,0818914278166689</text:p>
          </table:table-cell>
        </table:table-row>
        <table:table-row table:style-name="ro1">
          <table:table-cell office:value-type="string" calcext:value-type="string">
            <text:p>aorte</text:p>
          </table:table-cell>
          <table:table-cell office:value-type="float" office:value="0.0645241447858859" calcext:value-type="float">
            <text:p>0,0645241447858859</text:p>
          </table:table-cell>
          <table:table-cell office:value-type="string" calcext:value-type="string">
            <text:p>strié</text:p>
          </table:table-cell>
          <table:table-cell office:value-type="float" office:value="0.0816933033945318" calcext:value-type="float">
            <text:p>0,0816933033945318</text:p>
          </table:table-cell>
        </table:table-row>
        <table:table-row table:style-name="ro1">
          <table:table-cell office:value-type="string" calcext:value-type="string">
            <text:p>sen musculaire</text:p>
          </table:table-cell>
          <table:table-cell office:value-type="float" office:value="0.0639443386068086" calcext:value-type="float">
            <text:p>0,0639443386068086</text:p>
          </table:table-cell>
          <table:table-cell office:value-type="string" calcext:value-type="string">
            <text:p>radial</text:p>
          </table:table-cell>
          <table:table-cell office:value-type="float" office:value="0.080768722757892" calcext:value-type="float">
            <text:p>0,080768722757892</text:p>
          </table:table-cell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0.0633645324277313" calcext:value-type="float">
            <text:p>0,0633645324277313</text:p>
          </table:table-cell>
          <table:table-cell office:value-type="string" calcext:value-type="string">
            <text:p>rieur</text:p>
          </table:table-cell>
          <table:table-cell office:value-type="float" office:value="0.0804385153876635" calcext:value-type="float">
            <text:p>0,0804385153876635</text:p>
          </table:table-cell>
        </table:table-row>
        <table:table-row table:style-name="ro1">
          <table:table-cell office:value-type="string" calcext:value-type="string">
            <text:p>maladie nerveux</text:p>
          </table:table-cell>
          <table:table-cell office:value-type="float" office:value="0.0632817029735774" calcext:value-type="float">
            <text:p>0,0632817029735774</text:p>
          </table:table-cell>
          <table:table-cell office:value-type="string" calcext:value-type="string">
            <text:p>anse</text:p>
          </table:table-cell>
          <table:table-cell office:value-type="float" office:value="0.0796460176991151" calcext:value-type="float">
            <text:p>0,0796460176991151</text:p>
          </table:table-cell>
        </table:table-row>
        <table:table-row table:style-name="ro1">
          <table:table-cell office:value-type="string" calcext:value-type="string">
            <text:p>psychiat</text:p>
          </table:table-cell>
          <table:table-cell office:value-type="float" office:value="0.0631160440652696" calcext:value-type="float">
            <text:p>0,0631160440652696</text:p>
          </table:table-cell>
          <table:table-cell office:value-type="string" calcext:value-type="string">
            <text:p>opercule</text:p>
          </table:table-cell>
          <table:table-cell office:value-type="float" office:value="0.079447893276978" calcext:value-type="float">
            <text:p>0,079447893276978</text:p>
          </table:table-cell>
        </table:table-row>
        <table:table-row table:style-name="ro1">
          <table:table-cell office:value-type="string" calcext:value-type="string">
            <text:p>tonique</text:p>
          </table:table-cell>
          <table:table-cell office:value-type="float" office:value="0.0628675557028079" calcext:value-type="float">
            <text:p>0,0628675557028079</text:p>
          </table:table-cell>
          <table:table-cell office:value-type="string" calcext:value-type="string">
            <text:p>génital</text:p>
          </table:table-cell>
          <table:table-cell office:value-type="float" office:value="0.0790516444327038" calcext:value-type="float">
            <text:p>0,0790516444327038</text:p>
          </table:table-cell>
        </table:table-row>
        <table:table-row table:style-name="ro1">
          <table:table-cell office:value-type="string" calcext:value-type="string">
            <text:p>motilité</text:p>
          </table:table-cell>
          <table:table-cell office:value-type="float" office:value="0.0618736022529612" calcext:value-type="float">
            <text:p>0,0618736022529612</text:p>
          </table:table-cell>
          <table:table-cell office:value-type="string" calcext:value-type="string">
            <text:p>sinus</text:p>
          </table:table-cell>
          <table:table-cell office:value-type="float" office:value="0.0784572711662925" calcext:value-type="float">
            <text:p>0,0784572711662925</text:p>
          </table:table-cell>
        </table:table-row>
        <table:table-row table:style-name="ro1">
          <table:table-cell office:value-type="string" calcext:value-type="string">
            <text:p>plexus</text:p>
          </table:table-cell>
          <table:table-cell office:value-type="float" office:value="0.0609624782572683" calcext:value-type="float">
            <text:p>0,0609624782572683</text:p>
          </table:table-cell>
          <table:table-cell office:value-type="string" calcext:value-type="string">
            <text:p>ligament</text:p>
          </table:table-cell>
          <table:table-cell office:value-type="float" office:value="0.077664773477744" calcext:value-type="float">
            <text:p>0,077664773477744</text:p>
          </table:table-cell>
        </table:table-row>
        <table:table-row table:style-name="ro1">
          <table:table-cell office:value-type="string" calcext:value-type="string">
            <text:p>cordon latéral</text:p>
          </table:table-cell>
          <table:table-cell office:value-type="float" office:value="0.0601341837157293" calcext:value-type="float">
            <text:p>0,0601341837157293</text:p>
          </table:table-cell>
          <table:table-cell office:value-type="string" calcext:value-type="string">
            <text:p>oculaire</text:p>
          </table:table-cell>
          <table:table-cell office:value-type="float" office:value="0.077664773477744" calcext:value-type="float">
            <text:p>0,077664773477744</text:p>
          </table:table-cell>
        </table:table-row>
        <table:table-row table:style-name="ro1">
          <table:table-cell office:value-type="string" calcext:value-type="string">
            <text:p>bulbaire</text:p>
          </table:table-cell>
          <table:table-cell office:value-type="float" office:value="0.0599685248074215" calcext:value-type="float">
            <text:p>0,0599685248074215</text:p>
          </table:table-cell>
          <table:table-cell office:value-type="string" calcext:value-type="string">
            <text:p>rieure</text:p>
          </table:table-cell>
          <table:table-cell office:value-type="float" office:value="0.0771364416853784" calcext:value-type="float">
            <text:p>0,0771364416853784</text:p>
          </table:table-cell>
        </table:table-row>
        <table:table-row table:style-name="ro1">
          <table:table-cell office:value-type="string" calcext:value-type="string">
            <text:p>dégénératif</text:p>
          </table:table-cell>
          <table:table-cell office:value-type="float" office:value="0.0597200364449598" calcext:value-type="float">
            <text:p>0,0597200364449598</text:p>
          </table:table-cell>
          <table:table-cell office:value-type="string" calcext:value-type="string">
            <text:p>pédoncule cérébral</text:p>
          </table:table-cell>
          <table:table-cell office:value-type="float" office:value="0.0770704002113327" calcext:value-type="float">
            <text:p>0,0770704002113327</text:p>
          </table:table-cell>
        </table:table-row>
        <table:table-row table:style-name="ro1">
          <table:table-cell office:value-type="string" calcext:value-type="string">
            <text:p>myxoedème</text:p>
          </table:table-cell>
          <table:table-cell office:value-type="float" office:value="0.0597200364449598" calcext:value-type="float">
            <text:p>0,0597200364449598</text:p>
          </table:table-cell>
          <table:table-cell office:value-type="string" calcext:value-type="string">
            <text:p>pie-mère</text:p>
          </table:table-cell>
          <table:table-cell office:value-type="float" office:value="0.0768062343151499" calcext:value-type="float">
            <text:p>0,0768062343151499</text:p>
          </table:table-cell>
        </table:table-row>
        <table:table-row table:style-name="ro1">
          <table:table-cell office:value-type="string" calcext:value-type="string">
            <text:p>revue critique</text:p>
          </table:table-cell>
          <table:table-cell office:value-type="float" office:value="0.0583947651784975" calcext:value-type="float">
            <text:p>0,0583947651784975</text:p>
          </table:table-cell>
          <table:table-cell office:value-type="string" calcext:value-type="string">
            <text:p>partie supérieur</text:p>
          </table:table-cell>
          <table:table-cell office:value-type="float" office:value="0.0766081098930128" calcext:value-type="float">
            <text:p>0,0766081098930128</text:p>
          </table:table-cell>
        </table:table-row>
        <table:table-row table:style-name="ro1">
          <table:table-cell office:value-type="string" calcext:value-type="string">
            <text:p>rieure</text:p>
          </table:table-cell>
          <table:table-cell office:value-type="float" office:value="0.0578977884535741" calcext:value-type="float">
            <text:p>0,0578977884535741</text:p>
          </table:table-cell>
          <table:table-cell office:value-type="string" calcext:value-type="string">
            <text:p>hernie</text:p>
          </table:table-cell>
          <table:table-cell office:value-type="float" office:value="0.0760797781006472" calcext:value-type="float">
            <text:p>0,0760797781006472</text:p>
          </table:table-cell>
        </table:table-row>
        <table:table-row table:style-name="ro1">
          <table:table-cell office:value-type="string" calcext:value-type="string">
            <text:p>goitre</text:p>
          </table:table-cell>
          <table:table-cell office:value-type="float" office:value="0.0575664706369585" calcext:value-type="float">
            <text:p>0,0575664706369585</text:p>
          </table:table-cell>
          <table:table-cell office:value-type="string" calcext:value-type="string">
            <text:p>laire</text:p>
          </table:table-cell>
          <table:table-cell office:value-type="float" office:value="0.0760137366266015" calcext:value-type="float">
            <text:p>0,0760137366266015</text:p>
          </table:table-cell>
        </table:table-row>
        <table:table-row table:style-name="ro1">
          <table:table-cell office:value-type="string" calcext:value-type="string">
            <text:p>pitre</text:p>
          </table:table-cell>
          <table:table-cell office:value-type="float" office:value="0.0574008117286507" calcext:value-type="float">
            <text:p>0,0574008117286507</text:p>
          </table:table-cell>
          <table:table-cell office:value-type="string" calcext:value-type="string">
            <text:p>scissure de sylvius</text:p>
          </table:table-cell>
          <table:table-cell office:value-type="float" office:value="0.0752872804120988" calcext:value-type="float">
            <text:p>0,0752872804120988</text:p>
          </table:table-cell>
        </table:table-row>
        <table:table-row table:style-name="ro1">
          <table:table-cell office:value-type="string" calcext:value-type="string">
            <text:p>tare</text:p>
          </table:table-cell>
          <table:table-cell office:value-type="float" office:value="0.0574008117286507" calcext:value-type="float">
            <text:p>0,0574008117286507</text:p>
          </table:table-cell>
          <table:table-cell office:value-type="string" calcext:value-type="string">
            <text:p>rectum</text:p>
          </table:table-cell>
          <table:table-cell office:value-type="float" office:value="0.0746929071456875" calcext:value-type="float">
            <text:p>0,0746929071456875</text:p>
          </table:table-cell>
        </table:table-row>
        <table:table-row table:style-name="ro1">
          <table:table-cell office:value-type="string" calcext:value-type="string">
            <text:p>obsédant</text:p>
          </table:table-cell>
          <table:table-cell office:value-type="float" office:value="0.0573179822744968" calcext:value-type="float">
            <text:p>0,0573179822744968</text:p>
          </table:table-cell>
          <table:table-cell office:value-type="string" calcext:value-type="string">
            <text:p>plexus</text:p>
          </table:table-cell>
          <table:table-cell office:value-type="float" office:value="0.0744287412495047" calcext:value-type="float">
            <text:p>0,0744287412495047</text:p>
          </table:table-cell>
        </table:table-row>
        <table:table-row table:style-name="ro1">
          <table:table-cell office:value-type="string" calcext:value-type="string">
            <text:p>olfactif</text:p>
          </table:table-cell>
          <table:table-cell office:value-type="float" office:value="0.0565725171871117" calcext:value-type="float">
            <text:p>0,0565725171871117</text:p>
          </table:table-cell>
          <table:table-cell office:value-type="string" calcext:value-type="string">
            <text:p>paternel</text:p>
          </table:table-cell>
          <table:table-cell office:value-type="float" office:value="0.0739664509311848" calcext:value-type="float">
            <text:p>0,0739664509311848</text:p>
          </table:table-cell>
        </table:table-row>
        <table:table-row table:style-name="ro1">
          <table:table-cell office:value-type="string" calcext:value-type="string">
            <text:p>trouble psychique</text:p>
          </table:table-cell>
          <table:table-cell office:value-type="float" office:value="0.0564896877329578" calcext:value-type="float">
            <text:p>0,0564896877329578</text:p>
          </table:table-cell>
          <table:table-cell office:value-type="string" calcext:value-type="string">
            <text:p>adhérence</text:p>
          </table:table-cell>
          <table:table-cell office:value-type="float" office:value="0.0736362435609563" calcext:value-type="float">
            <text:p>0,0736362435609563</text:p>
          </table:table-cell>
        </table:table-row>
        <table:table-row table:style-name="ro1">
          <table:table-cell office:value-type="string" calcext:value-type="string">
            <text:p>psychiatrique</text:p>
          </table:table-cell>
          <table:table-cell office:value-type="float" office:value="0.0564068582788039" calcext:value-type="float">
            <text:p>0,0564068582788039</text:p>
          </table:table-cell>
          <table:table-cell office:value-type="string" calcext:value-type="string">
            <text:p>crampe</text:p>
          </table:table-cell>
          <table:table-cell office:value-type="float" office:value="0.0733720776647735" calcext:value-type="float">
            <text:p>0,0733720776647735</text:p>
          </table:table-cell>
        </table:table-row>
        <table:table-row table:style-name="ro1">
          <table:table-cell office:value-type="string" calcext:value-type="string">
            <text:p>gastrique</text:p>
          </table:table-cell>
          <table:table-cell office:value-type="float" office:value="0.0562411993704961" calcext:value-type="float">
            <text:p>0,0562411993704961</text:p>
          </table:table-cell>
          <table:table-cell office:value-type="string" calcext:value-type="string">
            <text:p>tuberculeux</text:p>
          </table:table-cell>
          <table:table-cell office:value-type="float" office:value="0.0733060361907278" calcext:value-type="float">
            <text:p>0,0733060361907278</text:p>
          </table:table-cell>
        </table:table-row>
        <table:table-row table:style-name="ro1">
          <table:table-cell office:value-type="string" calcext:value-type="string">
            <text:p>revue neurologique</text:p>
          </table:table-cell>
          <table:table-cell office:value-type="float" office:value="0.0559098815538806" calcext:value-type="float">
            <text:p>0,0559098815538806</text:p>
          </table:table-cell>
          <table:table-cell office:value-type="string" calcext:value-type="string">
            <text:p>utérin</text:p>
          </table:table-cell>
          <table:table-cell office:value-type="float" office:value="0.0732399947166821" calcext:value-type="float">
            <text:p>0,0732399947166821</text:p>
          </table:table-cell>
        </table:table-row>
        <table:table-row table:style-name="ro1">
          <table:table-cell office:value-type="string" calcext:value-type="string">
            <text:p>internement</text:p>
          </table:table-cell>
          <table:table-cell office:value-type="float" office:value="0.0543361219249565" calcext:value-type="float">
            <text:p>0,0543361219249565</text:p>
          </table:table-cell>
          <table:table-cell office:value-type="string" calcext:value-type="string">
            <text:p>irrégulier</text:p>
          </table:table-cell>
          <table:table-cell office:value-type="float" office:value="0.0732399947166821" calcext:value-type="float">
            <text:p>0,0732399947166821</text:p>
          </table:table-cell>
        </table:table-row>
        <table:table-row table:style-name="ro1">
          <table:table-cell office:value-type="string" calcext:value-type="string">
            <text:p>tactile</text:p>
          </table:table-cell>
          <table:table-cell office:value-type="float" office:value="0.0538391452000331" calcext:value-type="float">
            <text:p>0,0538391452000331</text:p>
          </table:table-cell>
          <table:table-cell office:value-type="string" calcext:value-type="string">
            <text:p>métacarpien</text:p>
          </table:table-cell>
          <table:table-cell office:value-type="float" office:value="0.073041870294545" calcext:value-type="float">
            <text:p>0,073041870294545</text:p>
          </table:table-cell>
        </table:table-row>
        <table:table-row table:style-name="ro1">
          <table:table-cell office:value-type="string" calcext:value-type="string">
            <text:p>toxine</text:p>
          </table:table-cell>
          <table:table-cell office:value-type="float" office:value="0.0536734862917253" calcext:value-type="float">
            <text:p>0,0536734862917253</text:p>
          </table:table-cell>
          <table:table-cell office:value-type="string" calcext:value-type="string">
            <text:p>rotulien</text:p>
          </table:table-cell>
          <table:table-cell office:value-type="float" office:value="0.0727116629243165" calcext:value-type="float">
            <text:p>0,0727116629243165</text:p>
          </table:table-cell>
        </table:table-row>
        <table:table-row table:style-name="ro1">
          <table:table-cell office:value-type="string" calcext:value-type="string">
            <text:p>diabétique</text:p>
          </table:table-cell>
          <table:table-cell office:value-type="float" office:value="0.0535078273834175" calcext:value-type="float">
            <text:p>0,0535078273834175</text:p>
          </table:table-cell>
          <table:table-cell office:value-type="string" calcext:value-type="string">
            <text:p>gangrène</text:p>
          </table:table-cell>
          <table:table-cell office:value-type="float" office:value="0.0723154140800423" calcext:value-type="float">
            <text:p>0,0723154140800423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 office:value-type="float" office:value="0.0534249979292637" calcext:value-type="float">
            <text:p>0,0534249979292637</text:p>
          </table:table-cell>
          <table:table-cell office:value-type="string" calcext:value-type="string">
            <text:p>faradique</text:p>
          </table:table-cell>
          <table:table-cell office:value-type="float" office:value="0.0723154140800423" calcext:value-type="float">
            <text:p>0,0723154140800423</text:p>
          </table:table-cell>
        </table:table-row>
        <table:table-row table:style-name="ro1">
          <table:table-cell office:value-type="string" calcext:value-type="string">
            <text:p>antécédent héréditaire</text:p>
          </table:table-cell>
          <table:table-cell office:value-type="float" office:value="0.0533421684751098" calcext:value-type="float">
            <text:p>0,0533421684751098</text:p>
          </table:table-cell>
          <table:table-cell office:value-type="string" calcext:value-type="string">
            <text:p>convulsif</text:p>
          </table:table-cell>
          <table:table-cell office:value-type="float" office:value="0.0719852067098138" calcext:value-type="float">
            <text:p>0,0719852067098138</text:p>
          </table:table-cell>
        </table:table-row>
        <table:table-row table:style-name="ro1">
          <table:table-cell office:value-type="string" calcext:value-type="string">
            <text:p>symp</text:p>
          </table:table-cell>
          <table:table-cell office:value-type="float" office:value="0.0533421684751098" calcext:value-type="float">
            <text:p>0,0533421684751098</text:p>
          </table:table-cell>
          <table:table-cell office:value-type="string" calcext:value-type="string">
            <text:p>trouble trophique</text:p>
          </table:table-cell>
          <table:table-cell office:value-type="float" office:value="0.0716549993395853" calcext:value-type="float">
            <text:p>0,0716549993395853</text:p>
          </table:table-cell>
        </table:table-row>
        <table:table-row table:style-name="ro1">
          <table:table-cell office:value-type="string" calcext:value-type="string">
            <text:p>œuvre complet</text:p>
          </table:table-cell>
          <table:table-cell office:value-type="float" office:value="0.0530936801126481" calcext:value-type="float">
            <text:p>0,0530936801126481</text:p>
          </table:table-cell>
          <table:table-cell office:value-type="string" calcext:value-type="string">
            <text:p>radius</text:p>
          </table:table-cell>
          <table:table-cell office:value-type="float" office:value="0.0711927090212654" calcext:value-type="float">
            <text:p>0,0711927090212654</text:p>
          </table:table-cell>
        </table:table-row>
        <table:table-row table:style-name="ro1">
          <table:table-cell office:value-type="string" calcext:value-type="string">
            <text:p>kyste</text:p>
          </table:table-cell>
          <table:table-cell office:value-type="float" office:value="0.0524310444794169" calcext:value-type="float">
            <text:p>0,0524310444794169</text:p>
          </table:table-cell>
          <table:table-cell office:value-type="string" calcext:value-type="string">
            <text:p>coupe horizontal</text:p>
          </table:table-cell>
          <table:table-cell office:value-type="float" office:value="0.0709285431250826" calcext:value-type="float">
            <text:p>0,0709285431250826</text:p>
          </table:table-cell>
        </table:table-row>
        <table:table-row table:style-name="ro1">
          <table:table-cell office:value-type="string" calcext:value-type="string">
            <text:p>neurolog</text:p>
          </table:table-cell>
          <table:table-cell office:value-type="float" office:value="0.0517684088461857" calcext:value-type="float">
            <text:p>0,0517684088461857</text:p>
          </table:table-cell>
          <table:table-cell office:value-type="string" calcext:value-type="string">
            <text:p>phobie</text:p>
          </table:table-cell>
          <table:table-cell office:value-type="float" office:value="0.0699379210143971" calcext:value-type="float">
            <text:p>0,0699379210143971</text:p>
          </table:table-cell>
        </table:table-row>
        <table:table-row table:style-name="ro1">
          <table:table-cell office:value-type="string" calcext:value-type="string">
            <text:p>terminaison</text:p>
          </table:table-cell>
          <table:table-cell office:value-type="float" office:value="0.0516855793920318" calcext:value-type="float">
            <text:p>0,0516855793920318</text:p>
          </table:table-cell>
          <table:table-cell office:value-type="string" calcext:value-type="string">
            <text:p>saillant</text:p>
          </table:table-cell>
          <table:table-cell office:value-type="float" office:value="0.06927750627394" calcext:value-type="float">
            <text:p>0,06927750627394</text:p>
          </table:table-cell>
        </table:table-row>
        <table:table-row table:style-name="ro1">
          <table:table-cell office:value-type="string" calcext:value-type="string">
            <text:p>albumine</text:p>
          </table:table-cell>
          <table:table-cell office:value-type="float" office:value="0.0504431375797234" calcext:value-type="float">
            <text:p>0,0504431375797234</text:p>
          </table:table-cell>
          <table:table-cell office:value-type="string" calcext:value-type="string">
            <text:p>face externe</text:p>
          </table:table-cell>
          <table:table-cell office:value-type="float" office:value="0.0690793818518029" calcext:value-type="float">
            <text:p>0,0690793818518029</text:p>
          </table:table-cell>
        </table:table-row>
        <table:table-row table:style-name="ro1">
          <table:table-cell office:value-type="string" calcext:value-type="string">
            <text:p>céré</text:p>
          </table:table-cell>
          <table:table-cell office:value-type="float" office:value="0.0500289903089539" calcext:value-type="float">
            <text:p>0,0500289903089539</text:p>
          </table:table-cell>
          <table:table-cell office:value-type="string" calcext:value-type="string">
            <text:p>centre nerveux</text:p>
          </table:table-cell>
          <table:table-cell office:value-type="float" office:value="0.0690133403777572" calcext:value-type="float">
            <text:p>0,0690133403777572</text:p>
          </table:table-cell>
        </table:table-row>
        <table:table-row table:style-name="ro1">
          <table:table-cell office:value-type="string" calcext:value-type="string">
            <text:p>urée</text:p>
          </table:table-cell>
          <table:table-cell office:value-type="float" office:value="0.0492835252215688" calcext:value-type="float">
            <text:p>0,0492835252215688</text:p>
          </table:table-cell>
          <table:table-cell office:value-type="string" calcext:value-type="string">
            <text:p>ments</text:p>
          </table:table-cell>
          <table:table-cell office:value-type="float" office:value="0.0689472989037115" calcext:value-type="float">
            <text:p>0,0689472989037115</text:p>
          </table:table-cell>
        </table:table-row>
        <table:table-row table:style-name="ro1">
          <table:table-cell office:value-type="string" calcext:value-type="string">
            <text:p>paralysie facial</text:p>
          </table:table-cell>
          <table:table-cell office:value-type="float" office:value="0.049117866313261" calcext:value-type="float">
            <text:p>0,049117866313261</text:p>
          </table:table-cell>
          <table:table-cell office:value-type="string" calcext:value-type="string">
            <text:p>luys</text:p>
          </table:table-cell>
          <table:table-cell office:value-type="float" office:value="0.0676925108968432" calcext:value-type="float">
            <text:p>0,0676925108968432</text:p>
          </table:table-cell>
        </table:table-row>
        <table:table-row table:style-name="ro1">
          <table:table-cell office:value-type="string" calcext:value-type="string">
            <text:p>somatique</text:p>
          </table:table-cell>
          <table:table-cell office:value-type="float" office:value="0.0490350368591071" calcext:value-type="float">
            <text:p>0,0490350368591071</text:p>
          </table:table-cell>
          <table:table-cell office:value-type="string" calcext:value-type="string">
            <text:p>ataxie</text:p>
          </table:table-cell>
          <table:table-cell office:value-type="float" office:value="0.0674943864747061" calcext:value-type="float">
            <text:p>0,0674943864747061</text:p>
          </table:table-cell>
        </table:table-row>
        <table:table-row table:style-name="ro1">
          <table:table-cell office:value-type="string" calcext:value-type="string">
            <text:p>cylindraxe</text:p>
          </table:table-cell>
          <table:table-cell office:value-type="float" office:value="0.0489522074049532" calcext:value-type="float">
            <text:p>0,0489522074049532</text:p>
          </table:table-cell>
          <table:table-cell office:value-type="string" calcext:value-type="string">
            <text:p>insula</text:p>
          </table:table-cell>
          <table:table-cell office:value-type="float" office:value="0.0665698058380663" calcext:value-type="float">
            <text:p>0,0665698058380663</text:p>
          </table:table-cell>
        </table:table-row>
        <table:table-row table:style-name="ro1">
          <table:table-cell office:value-type="string" calcext:value-type="string">
            <text:p>étiologique</text:p>
          </table:table-cell>
          <table:table-cell office:value-type="float" office:value="0.0486208895883376" calcext:value-type="float">
            <text:p>0,0486208895883376</text:p>
          </table:table-cell>
          <table:table-cell office:value-type="string" calcext:value-type="string">
            <text:p>cellule nerveux</text:p>
          </table:table-cell>
          <table:table-cell office:value-type="float" office:value="0.0661735569937921" calcext:value-type="float">
            <text:p>0,0661735569937921</text:p>
          </table:table-cell>
        </table:table-row>
        <table:table-row table:style-name="ro1">
          <table:table-cell office:value-type="string" calcext:value-type="string">
            <text:p>congestion</text:p>
          </table:table-cell>
          <table:table-cell office:value-type="float" office:value="0.0479582539551064" calcext:value-type="float">
            <text:p>0,0479582539551064</text:p>
          </table:table-cell>
          <table:table-cell office:value-type="string" calcext:value-type="string">
            <text:p>velpeau</text:p>
          </table:table-cell>
          <table:table-cell office:value-type="float" office:value="0.0660414740457007" calcext:value-type="float">
            <text:p>0,0660414740457007</text:p>
          </table:table-cell>
        </table:table-row>
        <table:table-row table:style-name="ro1">
          <table:table-cell office:value-type="string" calcext:value-type="string">
            <text:p>môme</text:p>
          </table:table-cell>
          <table:table-cell office:value-type="float" office:value="0.0475441066843369" calcext:value-type="float">
            <text:p>0,0475441066843369</text:p>
          </table:table-cell>
          <table:table-cell office:value-type="string" calcext:value-type="string">
            <text:p>pupille</text:p>
          </table:table-cell>
          <table:table-cell office:value-type="float" office:value="0.0651829348831066" calcext:value-type="float">
            <text:p>0,0651829348831066</text:p>
          </table:table-cell>
        </table:table-row>
        <table:table-row table:style-name="ro1">
          <table:table-cell office:value-type="string" calcext:value-type="string">
            <text:p>neurologique</text:p>
          </table:table-cell>
          <table:table-cell office:value-type="float" office:value="0.0475441066843369" calcext:value-type="float">
            <text:p>0,0475441066843369</text:p>
          </table:table-cell>
          <table:table-cell office:value-type="string" calcext:value-type="string">
            <text:p>lobe frontal</text:p>
          </table:table-cell>
          <table:table-cell office:value-type="float" office:value="0.0647206445647867" calcext:value-type="float">
            <text:p>0,0647206445647867</text:p>
          </table:table-cell>
        </table:table-row>
        <table:table-row table:style-name="ro1">
          <table:table-cell office:value-type="string" calcext:value-type="string">
            <text:p>géné</text:p>
          </table:table-cell>
          <table:table-cell office:value-type="float" office:value="0.0472127888677214" calcext:value-type="float">
            <text:p>0,0472127888677214</text:p>
          </table:table-cell>
          <table:table-cell office:value-type="string" calcext:value-type="string">
            <text:p>testicule</text:p>
          </table:table-cell>
          <table:table-cell office:value-type="float" office:value="0.0644564786686039" calcext:value-type="float">
            <text:p>0,0644564786686039</text:p>
          </table:table-cell>
        </table:table-row>
        <table:table-row table:style-name="ro1">
          <table:table-cell office:value-type="string" calcext:value-type="string">
            <text:p>anxieux</text:p>
          </table:table-cell>
          <table:table-cell office:value-type="float" office:value="0.0465501532344902" calcext:value-type="float">
            <text:p>0,0465501532344902</text:p>
          </table:table-cell>
          <table:table-cell office:value-type="string" calcext:value-type="string">
            <text:p>réflexe rotulien</text:p>
          </table:table-cell>
          <table:table-cell office:value-type="float" office:value="0.0640602298243297" calcext:value-type="float">
            <text:p>0,0640602298243297</text:p>
          </table:table-cell>
        </table:table-row>
        <table:table-row table:style-name="ro1">
          <table:table-cell office:value-type="string" calcext:value-type="string">
            <text:p>insomnie</text:p>
          </table:table-cell>
          <table:table-cell office:value-type="float" office:value="0.0463844943261824" calcext:value-type="float">
            <text:p>0,0463844943261824</text:p>
          </table:table-cell>
          <table:table-cell office:value-type="string" calcext:value-type="string">
            <text:p>partie moyen</text:p>
          </table:table-cell>
          <table:table-cell office:value-type="float" office:value="0.0638621054021926" calcext:value-type="float">
            <text:p>0,0638621054021926</text:p>
          </table:table-cell>
        </table:table-row>
        <table:table-row table:style-name="ro1">
          <table:table-cell office:value-type="string" calcext:value-type="string">
            <text:p>alitement</text:p>
          </table:table-cell>
          <table:table-cell office:value-type="float" office:value="0.0463844943261824" calcext:value-type="float">
            <text:p>0,0463844943261824</text:p>
          </table:table-cell>
          <table:table-cell office:value-type="string" calcext:value-type="string">
            <text:p>circonférence</text:p>
          </table:table-cell>
          <table:table-cell office:value-type="float" office:value="0.0637300224541012" calcext:value-type="float">
            <text:p>0,0637300224541012</text:p>
          </table:table-cell>
        </table:table-row>
        <table:table-row table:style-name="ro1">
          <table:table-cell office:value-type="string" calcext:value-type="string">
            <text:p>glande thyroïde</text:p>
          </table:table-cell>
          <table:table-cell office:value-type="float" office:value="0.0462188354178746" calcext:value-type="float">
            <text:p>0,0462188354178746</text:p>
          </table:table-cell>
          <table:table-cell office:value-type="string" calcext:value-type="string">
            <text:p>ques</text:p>
          </table:table-cell>
          <table:table-cell office:value-type="float" office:value="0.0634658565579184" calcext:value-type="float">
            <text:p>0,0634658565579184</text:p>
          </table:table-cell>
        </table:table-row>
        <table:table-row table:style-name="ro1">
          <table:table-cell office:value-type="string" calcext:value-type="string">
            <text:p>cirrhose</text:p>
          </table:table-cell>
          <table:table-cell office:value-type="float" office:value="0.0462188354178746" calcext:value-type="float">
            <text:p>0,0462188354178746</text:p>
          </table:table-cell>
          <table:table-cell office:value-type="string" calcext:value-type="string">
            <text:p>histologique</text:p>
          </table:table-cell>
          <table:table-cell office:value-type="float" office:value="0.0634658565579184" calcext:value-type="float">
            <text:p>0,0634658565579184</text:p>
          </table:table-cell>
        </table:table-row>
        <table:table-row table:style-name="ro1">
          <table:table-cell office:value-type="string" calcext:value-type="string">
            <text:p>brissaud</text:p>
          </table:table-cell>
          <table:table-cell office:value-type="float" office:value="0.045887517601259" calcext:value-type="float">
            <text:p>0,045887517601259</text:p>
          </table:table-cell>
          <table:table-cell office:value-type="string" calcext:value-type="string">
            <text:p>catalepsie</text:p>
          </table:table-cell>
          <table:table-cell office:value-type="float" office:value="0.0633998150838727" calcext:value-type="float">
            <text:p>0,0633998150838727</text:p>
          </table:table-cell>
        </table:table-row>
        <table:table-row table:style-name="ro1">
          <table:table-cell office:value-type="string" calcext:value-type="string">
            <text:p>extenseur</text:p>
          </table:table-cell>
          <table:table-cell office:value-type="float" office:value="0.0457218586929512" calcext:value-type="float">
            <text:p>0,0457218586929512</text:p>
          </table:table-cell>
          <table:table-cell office:value-type="string" calcext:value-type="string">
            <text:p>partie postérieur</text:p>
          </table:table-cell>
          <table:table-cell office:value-type="float" office:value="0.0629375247655528" calcext:value-type="float">
            <text:p>0,0629375247655528</text:p>
          </table:table-cell>
        </table:table-row>
        <table:table-row table:style-name="ro1">
          <table:table-cell office:value-type="string" calcext:value-type="string">
            <text:p>passionnel</text:p>
          </table:table-cell>
          <table:table-cell office:value-type="float" office:value="0.0454733703304895" calcext:value-type="float">
            <text:p>0,0454733703304895</text:p>
          </table:table-cell>
          <table:table-cell office:value-type="string" calcext:value-type="string">
            <text:p>ankylose</text:p>
          </table:table-cell>
          <table:table-cell office:value-type="float" office:value="0.0628714832915071" calcext:value-type="float">
            <text:p>0,0628714832915071</text:p>
          </table:table-cell>
        </table:table-row>
        <table:table-row table:style-name="ro1">
          <table:table-cell office:value-type="string" calcext:value-type="string">
            <text:p>odorat</text:p>
          </table:table-cell>
          <table:table-cell office:value-type="float" office:value="0.0446450757889506" calcext:value-type="float">
            <text:p>0,0446450757889506</text:p>
          </table:table-cell>
          <table:table-cell office:value-type="string" calcext:value-type="string">
            <text:p>parésie</text:p>
          </table:table-cell>
          <table:table-cell office:value-type="float" office:value="0.0624752344472329" calcext:value-type="float">
            <text:p>0,0624752344472329</text:p>
          </table:table-cell>
        </table:table-row>
        <table:table-row table:style-name="ro1">
          <table:table-cell office:value-type="string" calcext:value-type="string">
            <text:p>rémission</text:p>
          </table:table-cell>
          <table:table-cell office:value-type="float" office:value="0.0446450757889506" calcext:value-type="float">
            <text:p>0,0446450757889506</text:p>
          </table:table-cell>
          <table:table-cell office:value-type="string" calcext:value-type="string">
            <text:p>fœtus</text:p>
          </table:table-cell>
          <table:table-cell office:value-type="float" office:value="0.0616827367586845" calcext:value-type="float">
            <text:p>0,0616827367586845</text:p>
          </table:table-cell>
        </table:table-row>
        <table:table-row table:style-name="ro1">
          <table:table-cell office:value-type="string" calcext:value-type="string">
            <text:p>cas de paralysie</text:p>
          </table:table-cell>
          <table:table-cell office:value-type="float" office:value="0.0444794168806428" calcext:value-type="float">
            <text:p>0,0444794168806428</text:p>
          </table:table-cell>
          <table:table-cell office:value-type="string" calcext:value-type="string">
            <text:p>iliaque</text:p>
          </table:table-cell>
          <table:table-cell office:value-type="float" office:value="0.0616166952846388" calcext:value-type="float">
            <text:p>0,0616166952846388</text:p>
          </table:table-cell>
        </table:table-row>
        <table:table-row table:style-name="ro1">
          <table:table-cell office:value-type="string" calcext:value-type="string">
            <text:p>cubital</text:p>
          </table:table-cell>
          <table:table-cell office:value-type="float" office:value="0.0444794168806428" calcext:value-type="float">
            <text:p>0,0444794168806428</text:p>
          </table:table-cell>
          <table:table-cell office:value-type="string" calcext:value-type="string">
            <text:p>myélite</text:p>
          </table:table-cell>
          <table:table-cell office:value-type="float" office:value="0.0616166952846388" calcext:value-type="float">
            <text:p>0,0616166952846388</text:p>
          </table:table-cell>
        </table:table-row>
        <table:table-row table:style-name="ro1">
          <table:table-cell office:value-type="string" calcext:value-type="string">
            <text:p>tation</text:p>
          </table:table-cell>
          <table:table-cell office:value-type="float" office:value="0.0443965874264889" calcext:value-type="float">
            <text:p>0,0443965874264889</text:p>
          </table:table-cell>
          <table:table-cell office:value-type="string" calcext:value-type="string">
            <text:p>sanguin</text:p>
          </table:table-cell>
          <table:table-cell office:value-type="float" office:value="0.0614185708625017" calcext:value-type="float">
            <text:p>0,0614185708625017</text:p>
          </table:table-cell>
        </table:table-row>
        <table:table-row table:style-name="ro1">
          <table:table-cell office:value-type="string" calcext:value-type="string">
            <text:p>papille</text:p>
          </table:table-cell>
          <table:table-cell office:value-type="float" office:value="0.0442309285181811" calcext:value-type="float">
            <text:p>0,0442309285181811</text:p>
          </table:table-cell>
          <table:table-cell office:value-type="string" calcext:value-type="string">
            <text:p>tibia</text:p>
          </table:table-cell>
          <table:table-cell office:value-type="float" office:value="0.0614185708625017" calcext:value-type="float">
            <text:p>0,0614185708625017</text:p>
          </table:table-cell>
        </table:table-row>
        <table:table-row table:style-name="ro1">
          <table:table-cell office:value-type="string" calcext:value-type="string">
            <text:p>abdominal</text:p>
          </table:table-cell>
          <table:table-cell office:value-type="float" office:value="0.0437339517932577" calcext:value-type="float">
            <text:p>0,0437339517932577</text:p>
          </table:table-cell>
          <table:table-cell office:value-type="string" calcext:value-type="string">
            <text:p>abdomen</text:p>
          </table:table-cell>
          <table:table-cell office:value-type="float" office:value="0.0605600316999076" calcext:value-type="float">
            <text:p>0,0605600316999076</text:p>
          </table:table-cell>
        </table:table-row>
        <table:table-row table:style-name="ro1">
          <table:table-cell office:value-type="string" calcext:value-type="string">
            <text:p>fasc</text:p>
          </table:table-cell>
          <table:table-cell office:value-type="float" office:value="0.0435682928849499" calcext:value-type="float">
            <text:p>0,0435682928849499</text:p>
          </table:table-cell>
          <table:table-cell office:value-type="string" calcext:value-type="string">
            <text:p>bandelette optique</text:p>
          </table:table-cell>
          <table:table-cell office:value-type="float" office:value="0.0604279487518161" calcext:value-type="float">
            <text:p>0,0604279487518161</text:p>
          </table:table-cell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0.0431541456141804" calcext:value-type="float">
            <text:p>0,0431541456141804</text:p>
          </table:table-cell>
          <table:table-cell office:value-type="string" calcext:value-type="string">
            <text:p>crânien</text:p>
          </table:table-cell>
          <table:table-cell office:value-type="float" office:value="0.060229824329679" calcext:value-type="float">
            <text:p>0,060229824329679</text:p>
          </table:table-cell>
        </table:table-row>
        <table:table-row table:style-name="ro1">
          <table:table-cell office:value-type="string" calcext:value-type="string">
            <text:p>oscillation</text:p>
          </table:table-cell>
          <table:table-cell office:value-type="float" office:value="0.0428228277975648" calcext:value-type="float">
            <text:p>0,0428228277975648</text:p>
          </table:table-cell>
          <table:table-cell office:value-type="string" calcext:value-type="string">
            <text:p>lobe temporal</text:p>
          </table:table-cell>
          <table:table-cell office:value-type="float" office:value="0.0601637828556333" calcext:value-type="float">
            <text:p>0,0601637828556333</text:p>
          </table:table-cell>
        </table:table-row>
        <table:table-row table:style-name="ro1">
          <table:table-cell office:value-type="string" calcext:value-type="string">
            <text:p>catatonie</text:p>
          </table:table-cell>
          <table:table-cell office:value-type="float" office:value="0.0422430216184875" calcext:value-type="float">
            <text:p>0,0422430216184875</text:p>
          </table:table-cell>
          <table:table-cell office:value-type="string" calcext:value-type="string">
            <text:p>torticolis</text:p>
          </table:table-cell>
          <table:table-cell office:value-type="float" office:value="0.0598335754854048" calcext:value-type="float">
            <text:p>0,0598335754854048</text:p>
          </table:table-cell>
        </table:table-row>
        <table:table-row table:style-name="ro1">
          <table:table-cell office:value-type="string" calcext:value-type="string">
            <text:p>lysie</text:p>
          </table:table-cell>
          <table:table-cell office:value-type="float" office:value="0.0420773627101797" calcext:value-type="float">
            <text:p>0,0420773627101797</text:p>
          </table:table-cell>
          <table:table-cell office:value-type="string" calcext:value-type="string">
            <text:p>cellule pyramidal</text:p>
          </table:table-cell>
          <table:table-cell office:value-type="float" office:value="0.0594373266411306" calcext:value-type="float">
            <text:p>0,0594373266411306</text:p>
          </table:table-cell>
        </table:table-row>
        <table:table-row table:style-name="ro1">
          <table:table-cell office:value-type="string" calcext:value-type="string">
            <text:p>allg</text:p>
          </table:table-cell>
          <table:table-cell office:value-type="float" office:value="0.0419945332560258" calcext:value-type="float">
            <text:p>0,0419945332560258</text:p>
          </table:table-cell>
          <table:table-cell office:value-type="string" calcext:value-type="string">
            <text:p>aphasie</text:p>
          </table:table-cell>
          <table:table-cell office:value-type="float" office:value="0.0587108704266279" calcext:value-type="float">
            <text:p>0,0587108704266279</text:p>
          </table:table-cell>
        </table:table-row>
        <table:table-row table:style-name="ro1">
          <table:table-cell office:value-type="string" calcext:value-type="string">
            <text:p>sieur</text:p>
          </table:table-cell>
          <table:table-cell office:value-type="float" office:value="0.0414147270769486" calcext:value-type="float">
            <text:p>0,0414147270769486</text:p>
          </table:table-cell>
          <table:table-cell office:value-type="string" calcext:value-type="string">
            <text:p>plantaire</text:p>
          </table:table-cell>
          <table:table-cell office:value-type="float" office:value="0.058248580108308" calcext:value-type="float">
            <text:p>0,058248580108308</text:p>
          </table:table-cell>
        </table:table-row>
        <table:table-row table:style-name="ro1">
          <table:table-cell office:value-type="string" calcext:value-type="string">
            <text:p>urinaire</text:p>
          </table:table-cell>
          <table:table-cell office:value-type="float" office:value="0.0413318976227947" calcext:value-type="float">
            <text:p>0,0413318976227947</text:p>
          </table:table-cell>
          <table:table-cell office:value-type="string" calcext:value-type="string">
            <text:p>pli courbe</text:p>
          </table:table-cell>
          <table:table-cell office:value-type="float" office:value="0.0581825386342623" calcext:value-type="float">
            <text:p>0,0581825386342623</text:p>
          </table:table-cell>
        </table:table-row>
        <table:table-row table:style-name="ro1">
          <table:table-cell office:value-type="string" calcext:value-type="string">
            <text:p>varié</text:p>
          </table:table-cell>
          <table:table-cell office:value-type="float" office:value="0.0412490681686408" calcext:value-type="float">
            <text:p>0,0412490681686408</text:p>
          </table:table-cell>
          <table:table-cell office:value-type="string" calcext:value-type="string">
            <text:p>luxation</text:p>
          </table:table-cell>
          <table:table-cell office:value-type="float" office:value="0.0577202483159424" calcext:value-type="float">
            <text:p>0,0577202483159424</text:p>
          </table:table-cell>
        </table:table-row>
        <table:table-row table:style-name="ro1">
          <table:table-cell office:value-type="string" calcext:value-type="string">
            <text:p>infirmerie</text:p>
          </table:table-cell>
          <table:table-cell office:value-type="float" office:value="0.0410005798061791" calcext:value-type="float">
            <text:p>0,0410005798061791</text:p>
          </table:table-cell>
          <table:table-cell office:value-type="string" calcext:value-type="string">
            <text:p>fibre nerveux</text:p>
          </table:table-cell>
          <table:table-cell office:value-type="float" office:value="0.0565315017831198" calcext:value-type="float">
            <text:p>0,0565315017831198</text:p>
          </table:table-cell>
        </table:table-row>
        <table:table-row table:style-name="ro1">
          <table:table-cell office:value-type="string" calcext:value-type="string">
            <text:p>vessie</text:p>
          </table:table-cell>
          <table:table-cell office:value-type="float" office:value="0.0407520914437174" calcext:value-type="float">
            <text:p>0,0407520914437174</text:p>
          </table:table-cell>
          <table:table-cell office:value-type="string" calcext:value-type="string">
            <text:p>humérus</text:p>
          </table:table-cell>
          <table:table-cell office:value-type="float" office:value="0.0563994188350284" calcext:value-type="float">
            <text:p>0,0563994188350284</text:p>
          </table:table-cell>
        </table:table-row>
        <table:table-row table:style-name="ro1">
          <table:table-cell office:value-type="string" calcext:value-type="string">
            <text:p>sécrétion</text:p>
          </table:table-cell>
          <table:table-cell office:value-type="float" office:value="0.0405864325354096" calcext:value-type="float">
            <text:p>0,0405864325354096</text:p>
          </table:table-cell>
          <table:table-cell office:value-type="string" calcext:value-type="string">
            <text:p>bilatéral</text:p>
          </table:table-cell>
          <table:table-cell office:value-type="float" office:value="0.0560692114647999" calcext:value-type="float">
            <text:p>0,0560692114647999</text:p>
          </table:table-cell>
        </table:table-row>
        <table:table-row table:style-name="ro1">
          <table:table-cell office:value-type="string" calcext:value-type="string">
            <text:p>paternel</text:p>
          </table:table-cell>
          <table:table-cell office:value-type="float" office:value="0.040255114718794" calcext:value-type="float">
            <text:p>0,040255114718794</text:p>
          </table:table-cell>
          <table:table-cell office:value-type="string" calcext:value-type="string">
            <text:p>grêle</text:p>
          </table:table-cell>
          <table:table-cell office:value-type="float" office:value="0.0559371285167085" calcext:value-type="float">
            <text:p>0,0559371285167085</text:p>
          </table:table-cell>
        </table:table-row>
        <table:table-row table:style-name="ro1">
          <table:table-cell office:value-type="string" calcext:value-type="string">
            <text:p>rétine</text:p>
          </table:table-cell>
          <table:table-cell office:value-type="float" office:value="0.0401722852646401" calcext:value-type="float">
            <text:p>0,0401722852646401</text:p>
          </table:table-cell>
          <table:table-cell office:value-type="string" calcext:value-type="string">
            <text:p>dilatation</text:p>
          </table:table-cell>
          <table:table-cell office:value-type="float" office:value="0.0552106723022058" calcext:value-type="float">
            <text:p>0,0552106723022058</text:p>
          </table:table-cell>
        </table:table-row>
        <table:table-row table:style-name="ro1">
          <table:table-cell office:value-type="string" calcext:value-type="string">
            <text:p>successif</text:p>
          </table:table-cell>
          <table:table-cell office:value-type="float" office:value="0.0400066263563323" calcext:value-type="float">
            <text:p>0,0400066263563323</text:p>
          </table:table-cell>
          <table:table-cell office:value-type="string" calcext:value-type="string">
            <text:p>symétrique</text:p>
          </table:table-cell>
          <table:table-cell office:value-type="float" office:value="0.0548804649319773" calcext:value-type="float">
            <text:p>0,0548804649319773</text:p>
          </table:table-cell>
        </table:table-row>
        <table:table-row table:style-name="ro1">
          <table:table-cell office:value-type="string" calcext:value-type="string">
            <text:p>brachial</text:p>
          </table:table-cell>
          <table:table-cell office:value-type="float" office:value="0.0396753085397167" calcext:value-type="float">
            <text:p>0,0396753085397167</text:p>
          </table:table-cell>
          <table:table-cell office:value-type="string" calcext:value-type="string">
            <text:p>convexité</text:p>
          </table:table-cell>
          <table:table-cell office:value-type="float" office:value="0.0548144234579316" calcext:value-type="float">
            <text:p>0,0548144234579316</text:p>
          </table:table-cell>
        </table:table-row>
        <table:table-row table:style-name="ro1">
          <table:table-cell office:value-type="string" calcext:value-type="string">
            <text:p>main gauche</text:p>
          </table:table-cell>
          <table:table-cell office:value-type="float" office:value="0.0395096496314089" calcext:value-type="float">
            <text:p>0,0395096496314089</text:p>
          </table:table-cell>
          <table:table-cell office:value-type="string" calcext:value-type="string">
            <text:p>nain</text:p>
          </table:table-cell>
          <table:table-cell office:value-type="float" office:value="0.0525690133403778" calcext:value-type="float">
            <text:p>0,0525690133403778</text:p>
          </table:table-cell>
        </table:table-row>
        <table:table-row table:style-name="ro1">
          <table:table-cell office:value-type="string" calcext:value-type="string">
            <text:p>féré</text:p>
          </table:table-cell>
          <table:table-cell office:value-type="float" office:value="0.039426820177255" calcext:value-type="float">
            <text:p>0,039426820177255</text:p>
          </table:table-cell>
          <table:table-cell office:value-type="string" calcext:value-type="string">
            <text:p>opératoire</text:p>
          </table:table-cell>
          <table:table-cell office:value-type="float" office:value="0.0525029718663321" calcext:value-type="float">
            <text:p>0,0525029718663321</text:p>
          </table:table-cell>
        </table:table-row>
        <table:table-row table:style-name="ro1">
          <table:table-cell office:value-type="string" calcext:value-type="string">
            <text:p>faradique</text:p>
          </table:table-cell>
          <table:table-cell office:value-type="float" office:value="0.0391783318147933" calcext:value-type="float">
            <text:p>0,0391783318147933</text:p>
          </table:table-cell>
          <table:table-cell office:value-type="string" calcext:value-type="string">
            <text:p>cyphose</text:p>
          </table:table-cell>
          <table:table-cell office:value-type="float" office:value="0.0517765156518294" calcext:value-type="float">
            <text:p>0,0517765156518294</text:p>
          </table:table-cell>
        </table:table-row>
        <table:table-row table:style-name="ro1">
          <table:table-cell office:value-type="string" calcext:value-type="string">
            <text:p>respiratoire</text:p>
          </table:table-cell>
          <table:table-cell office:value-type="float" office:value="0.0385156961815622" calcext:value-type="float">
            <text:p>0,0385156961815622</text:p>
          </table:table-cell>
          <table:table-cell office:value-type="string" calcext:value-type="string">
            <text:p>voûte</text:p>
          </table:table-cell>
          <table:table-cell office:value-type="float" office:value="0.0508519350151895" calcext:value-type="float">
            <text:p>0,0508519350151895</text:p>
          </table:table-cell>
        </table:table-row>
        <table:table-row table:style-name="ro1">
          <table:table-cell office:value-type="string" calcext:value-type="string">
            <text:p>involontaire</text:p>
          </table:table-cell>
          <table:table-cell office:value-type="float" office:value="0.0385156961815622" calcext:value-type="float">
            <text:p>0,0385156961815622</text:p>
          </table:table-cell>
          <table:table-cell office:value-type="string" calcext:value-type="string">
            <text:p>partie antérieur</text:p>
          </table:table-cell>
          <table:table-cell office:value-type="float" office:value="0.0503236032228239" calcext:value-type="float">
            <text:p>0,0503236032228239</text:p>
          </table:table-cell>
        </table:table-row>
        <table:table-row table:style-name="ro1">
          <table:table-cell office:value-type="string" calcext:value-type="string">
            <text:p>clonique</text:p>
          </table:table-cell>
          <table:table-cell office:value-type="float" office:value="0.0379358900024849" calcext:value-type="float">
            <text:p>0,0379358900024849</text:p>
          </table:table-cell>
          <table:table-cell office:value-type="string" calcext:value-type="string">
            <text:p>omoplate</text:p>
          </table:table-cell>
          <table:table-cell office:value-type="float" office:value="0.0499933958525954" calcext:value-type="float">
            <text:p>0,0499933958525954</text:p>
          </table:table-cell>
        </table:table-row>
        <table:table-row table:style-name="ro1">
          <table:table-cell office:value-type="string" calcext:value-type="string">
            <text:p>buveur</text:p>
          </table:table-cell>
          <table:table-cell office:value-type="float" office:value="0.0379358900024849" calcext:value-type="float">
            <text:p>0,0379358900024849</text:p>
          </table:table-cell>
          <table:table-cell office:value-type="string" calcext:value-type="string">
            <text:p>trapèze</text:p>
          </table:table-cell>
          <table:table-cell office:value-type="float" office:value="0.0497952714304583" calcext:value-type="float">
            <text:p>0,0497952714304583</text:p>
          </table:table-cell>
        </table:table-row>
        <table:table-row table:style-name="ro1">
          <table:table-cell office:value-type="string" calcext:value-type="string">
            <text:p>thèse de pari</text:p>
          </table:table-cell>
          <table:table-cell office:value-type="float" office:value="0.037853060548331" calcext:value-type="float">
            <text:p>0,037853060548331</text:p>
          </table:table-cell>
          <table:table-cell office:value-type="string" calcext:value-type="string">
            <text:p>racine antérieur</text:p>
          </table:table-cell>
          <table:table-cell office:value-type="float" office:value="0.0495311055342755" calcext:value-type="float">
            <text:p>0,0495311055342755</text:p>
          </table:table-cell>
        </table:table-row>
        <table:table-row table:style-name="ro1">
          <table:table-cell office:value-type="string" calcext:value-type="string">
            <text:p>rale</text:p>
          </table:table-cell>
          <table:table-cell office:value-type="float" office:value="0.037853060548331" calcext:value-type="float">
            <text:p>0,037853060548331</text:p>
          </table:table-cell>
          <table:table-cell office:value-type="string" calcext:value-type="string">
            <text:p>collatéral</text:p>
          </table:table-cell>
          <table:table-cell office:value-type="float" office:value="0.0491348566900013" calcext:value-type="float">
            <text:p>0,0491348566900013</text:p>
          </table:table-cell>
        </table:table-row>
        <table:table-row table:style-name="ro1">
          <table:table-cell office:value-type="string" calcext:value-type="string">
            <text:p>différentiel</text:p>
          </table:table-cell>
          <table:table-cell office:value-type="float" office:value="0.0376045721858693" calcext:value-type="float">
            <text:p>0,0376045721858693</text:p>
          </table:table-cell>
          <table:table-cell office:value-type="string" calcext:value-type="string">
            <text:p>circonvolution pariétal</text:p>
          </table:table-cell>
          <table:table-cell office:value-type="float" office:value="0.0490027737419099" calcext:value-type="float">
            <text:p>0,0490027737419099</text:p>
          </table:table-cell>
        </table:table-row>
        <table:table-row table:style-name="ro1">
          <table:table-cell office:value-type="string" calcext:value-type="string">
            <text:p>gyrus</text:p>
          </table:table-cell>
          <table:table-cell office:value-type="float" office:value="0.0375217427317154" calcext:value-type="float">
            <text:p>0,0375217427317154</text:p>
          </table:table-cell>
          <table:table-cell office:value-type="string" calcext:value-type="string">
            <text:p>difformité</text:p>
          </table:table-cell>
          <table:table-cell office:value-type="float" office:value="0.0486725663716814" calcext:value-type="float">
            <text:p>0,0486725663716814</text:p>
          </table:table-cell>
        </table:table-row>
        <table:table-row table:style-name="ro1">
          <table:table-cell office:value-type="string" calcext:value-type="string">
            <text:p>vallon</text:p>
          </table:table-cell>
          <table:table-cell office:value-type="float" office:value="0.0374389132775615" calcext:value-type="float">
            <text:p>0,0374389132775615</text:p>
          </table:table-cell>
          <table:table-cell office:value-type="string" calcext:value-type="string">
            <text:p>auditif</text:p>
          </table:table-cell>
          <table:table-cell office:value-type="float" office:value="0.0483423590014529" calcext:value-type="float">
            <text:p>0,0483423590014529</text:p>
          </table:table-cell>
        </table:table-row>
        <table:table-row table:style-name="ro1">
          <table:table-cell office:value-type="string" calcext:value-type="string">
            <text:p>nombre de cas</text:p>
          </table:table-cell>
          <table:table-cell office:value-type="float" office:value="0.0373560838234076" calcext:value-type="float">
            <text:p>0,0373560838234076</text:p>
          </table:table-cell>
          <table:table-cell office:value-type="string" calcext:value-type="string">
            <text:p>ligne médian</text:p>
          </table:table-cell>
          <table:table-cell office:value-type="float" office:value="0.0480781931052701" calcext:value-type="float">
            <text:p>0,0480781931052701</text:p>
          </table:table-cell>
        </table:table-row>
        <table:table-row table:style-name="ro1">
          <table:table-cell office:value-type="string" calcext:value-type="string">
            <text:p>partie supérieur</text:p>
          </table:table-cell>
          <table:table-cell office:value-type="float" office:value="0.0368591070984842" calcext:value-type="float">
            <text:p>0,0368591070984842</text:p>
          </table:table-cell>
          <table:table-cell office:value-type="string" calcext:value-type="string">
            <text:p>exagération</text:p>
          </table:table-cell>
          <table:table-cell office:value-type="float" office:value="0.047880068683133" calcext:value-type="float">
            <text:p>0,047880068683133</text:p>
          </table:table-cell>
        </table:table-row>
        <table:table-row table:style-name="ro1">
          <table:table-cell office:value-type="string" calcext:value-type="string">
            <text:p>cachexie</text:p>
          </table:table-cell>
          <table:table-cell office:value-type="float" office:value="0.0366106187360225" calcext:value-type="float">
            <text:p>0,0366106187360225</text:p>
          </table:table-cell>
          <table:table-cell office:value-type="string" calcext:value-type="string">
            <text:p>vésicule</text:p>
          </table:table-cell>
          <table:table-cell office:value-type="float" office:value="0.0478140272090873" calcext:value-type="float">
            <text:p>0,0478140272090873</text:p>
          </table:table-cell>
        </table:table-row>
        <table:table-row table:style-name="ro1">
          <table:table-cell office:value-type="string" calcext:value-type="string">
            <text:p>anémie</text:p>
          </table:table-cell>
          <table:table-cell office:value-type="float" office:value="0.0364449598277147" calcext:value-type="float">
            <text:p>0,0364449598277147</text:p>
          </table:table-cell>
          <table:table-cell office:value-type="string" calcext:value-type="string">
            <text:p>lingual</text:p>
          </table:table-cell>
          <table:table-cell office:value-type="float" office:value="0.0476819442609959" calcext:value-type="float">
            <text:p>0,0476819442609959</text:p>
          </table:table-cell>
        </table:table-row>
        <table:table-row table:style-name="ro1">
          <table:table-cell office:value-type="string" calcext:value-type="string">
            <text:p>longitudinal</text:p>
          </table:table-cell>
          <table:table-cell office:value-type="float" office:value="0.0362793009194069" calcext:value-type="float">
            <text:p>0,0362793009194069</text:p>
          </table:table-cell>
          <table:table-cell office:value-type="string" calcext:value-type="string">
            <text:p>arch</text:p>
          </table:table-cell>
          <table:table-cell office:value-type="float" office:value="0.047219653942676" calcext:value-type="float">
            <text:p>0,047219653942676</text:p>
          </table:table-cell>
        </table:table-row>
        <table:table-row table:style-name="ro1">
          <table:table-cell office:value-type="string" calcext:value-type="string">
            <text:p>cylindre</text:p>
          </table:table-cell>
          <table:table-cell office:value-type="float" office:value="0.0362793009194069" calcext:value-type="float">
            <text:p>0,0362793009194069</text:p>
          </table:table-cell>
          <table:table-cell office:value-type="string" calcext:value-type="string">
            <text:p>intoxication</text:p>
          </table:table-cell>
          <table:table-cell office:value-type="float" office:value="0.0466252806762647" calcext:value-type="float">
            <text:p>0,0466252806762647</text:p>
          </table:table-cell>
        </table:table-row>
        <table:table-row table:style-name="ro1">
          <table:table-cell office:value-type="string" calcext:value-type="string">
            <text:p>saillie</text:p>
          </table:table-cell>
          <table:table-cell office:value-type="float" office:value="0.0360308125569453" calcext:value-type="float">
            <text:p>0,0360308125569453</text:p>
          </table:table-cell>
          <table:table-cell office:value-type="string" calcext:value-type="string">
            <text:p>onanisme</text:p>
          </table:table-cell>
          <table:table-cell office:value-type="float" office:value="0.046559239202219" calcext:value-type="float">
            <text:p>0,046559239202219</text:p>
          </table:table-cell>
        </table:table-row>
        <table:table-row table:style-name="ro1">
          <table:table-cell office:value-type="string" calcext:value-type="string">
            <text:p>partie postérieur</text:p>
          </table:table-cell>
          <table:table-cell office:value-type="float" office:value="0.0359479831027914" calcext:value-type="float">
            <text:p>0,0359479831027914</text:p>
          </table:table-cell>
          <table:table-cell office:value-type="string" calcext:value-type="string">
            <text:p>galvanique</text:p>
          </table:table-cell>
          <table:table-cell office:value-type="float" office:value="0.0460309074098534" calcext:value-type="float">
            <text:p>0,0460309074098534</text:p>
          </table:table-cell>
        </table:table-row>
        <table:table-row table:style-name="ro1">
          <table:table-cell office:value-type="string" calcext:value-type="string">
            <text:p>graisseux</text:p>
          </table:table-cell>
          <table:table-cell office:value-type="float" office:value="0.0359479831027914" calcext:value-type="float">
            <text:p>0,0359479831027914</text:p>
          </table:table-cell>
          <table:table-cell office:value-type="string" calcext:value-type="string">
            <text:p>fixe</text:p>
          </table:table-cell>
          <table:table-cell office:value-type="float" office:value="0.0457667415136706" calcext:value-type="float">
            <text:p>0,0457667415136706</text:p>
          </table:table-cell>
        </table:table-row>
        <table:table-row table:style-name="ro1">
          <table:table-cell office:value-type="string" calcext:value-type="string">
            <text:p>rougeur</text:p>
          </table:table-cell>
          <table:table-cell office:value-type="float" office:value="0.0353681769237141" calcext:value-type="float">
            <text:p>0,0353681769237141</text:p>
          </table:table-cell>
          <table:table-cell office:value-type="string" calcext:value-type="string">
            <text:p>fusiforme</text:p>
          </table:table-cell>
          <table:table-cell office:value-type="float" office:value="0.0453044511953507" calcext:value-type="float">
            <text:p>0,0453044511953507</text:p>
          </table:table-cell>
        </table:table-row>
        <table:table-row table:style-name="ro1">
          <table:table-cell office:value-type="string" calcext:value-type="string">
            <text:p>collatéral</text:p>
          </table:table-cell>
          <table:table-cell office:value-type="float" office:value="0.0345398823821751" calcext:value-type="float">
            <text:p>0,0345398823821751</text:p>
          </table:table-cell>
          <table:table-cell office:value-type="string" calcext:value-type="string">
            <text:p>paralytique</text:p>
          </table:table-cell>
          <table:table-cell office:value-type="float" office:value="0.0450402852991679" calcext:value-type="float">
            <text:p>0,0450402852991679</text:p>
          </table:table-cell>
        </table:table-row>
        <table:table-row table:style-name="ro1">
          <table:table-cell office:value-type="string" calcext:value-type="string">
            <text:p>ovarien</text:p>
          </table:table-cell>
          <table:table-cell office:value-type="float" office:value="0.0341257351114056" calcext:value-type="float">
            <text:p>0,0341257351114056</text:p>
          </table:table-cell>
          <table:table-cell office:value-type="string" calcext:value-type="string">
            <text:p>hérédité</text:p>
          </table:table-cell>
          <table:table-cell office:value-type="float" office:value="0.0449742438251222" calcext:value-type="float">
            <text:p>0,0449742438251222</text:p>
          </table:table-cell>
        </table:table-row>
        <table:table-row table:style-name="ro1">
          <table:table-cell office:value-type="string" calcext:value-type="string">
            <text:p>émotif</text:p>
          </table:table-cell>
          <table:table-cell office:value-type="float" office:value="0.0338772467489439" calcext:value-type="float">
            <text:p>0,0338772467489439</text:p>
          </table:table-cell>
          <table:table-cell office:value-type="string" calcext:value-type="string">
            <text:p>sensoriel</text:p>
          </table:table-cell>
          <table:table-cell office:value-type="float" office:value="0.0447100779289394" calcext:value-type="float">
            <text:p>0,0447100779289394</text:p>
          </table:table-cell>
        </table:table-row>
        <table:table-row table:style-name="ro1">
          <table:table-cell office:value-type="string" calcext:value-type="string">
            <text:p>neurol</text:p>
          </table:table-cell>
          <table:table-cell office:value-type="float" office:value="0.0337115878406361" calcext:value-type="float">
            <text:p>0,0337115878406361</text:p>
          </table:table-cell>
          <table:table-cell office:value-type="string" calcext:value-type="string">
            <text:p>interstitiel</text:p>
          </table:table-cell>
          <table:table-cell office:value-type="float" office:value="0.0446440364548937" calcext:value-type="float">
            <text:p>0,0446440364548937</text:p>
          </table:table-cell>
        </table:table-row>
        <table:table-row table:style-name="ro1">
          <table:table-cell office:value-type="string" calcext:value-type="string">
            <text:p>système nerveux central</text:p>
          </table:table-cell>
          <table:table-cell office:value-type="float" office:value="0.0336287583864822" calcext:value-type="float">
            <text:p>0,0336287583864822</text:p>
          </table:table-cell>
          <table:table-cell office:value-type="string" calcext:value-type="string">
            <text:p>granulation</text:p>
          </table:table-cell>
          <table:table-cell office:value-type="float" office:value="0.0445119535068023" calcext:value-type="float">
            <text:p>0,0445119535068023</text:p>
          </table:table-cell>
        </table:table-row>
        <table:table-row table:style-name="ro1">
          <table:table-cell office:value-type="string" calcext:value-type="string">
            <text:p>viscéral</text:p>
          </table:table-cell>
          <table:table-cell office:value-type="float" office:value="0.0335459289323283" calcext:value-type="float">
            <text:p>0,0335459289323283</text:p>
          </table:table-cell>
          <table:table-cell office:value-type="string" calcext:value-type="string">
            <text:p>veineux</text:p>
          </table:table-cell>
          <table:table-cell office:value-type="float" office:value="0.0439836217144367" calcext:value-type="float">
            <text:p>0,0439836217144367</text:p>
          </table:table-cell>
        </table:table-row>
        <table:table-row table:style-name="ro1">
          <table:table-cell office:value-type="string" calcext:value-type="string">
            <text:p>morphine</text:p>
          </table:table-cell>
          <table:table-cell office:value-type="float" office:value="0.0332146111157128" calcext:value-type="float">
            <text:p>0,0332146111157128</text:p>
          </table:table-cell>
          <table:table-cell office:value-type="string" calcext:value-type="string">
            <text:p>thoracique</text:p>
          </table:table-cell>
          <table:table-cell office:value-type="float" office:value="0.0438515387663453" calcext:value-type="float">
            <text:p>0,0438515387663453</text:p>
          </table:table-cell>
        </table:table-row>
        <table:table-row table:style-name="ro1">
          <table:table-cell office:value-type="string" calcext:value-type="string">
            <text:p>eschare</text:p>
          </table:table-cell>
          <table:table-cell office:value-type="float" office:value="0.0328004638449433" calcext:value-type="float">
            <text:p>0,0328004638449433</text:p>
          </table:table-cell>
          <table:table-cell office:value-type="string" calcext:value-type="string">
            <text:p>séreux</text:p>
          </table:table-cell>
          <table:table-cell office:value-type="float" office:value="0.0436534143442082" calcext:value-type="float">
            <text:p>0,0436534143442082</text:p>
          </table:table-cell>
        </table:table-row>
        <table:table-row table:style-name="ro1">
          <table:table-cell office:value-type="string" calcext:value-type="string">
            <text:p>puberté</text:p>
          </table:table-cell>
          <table:table-cell office:value-type="float" office:value="0.0326348049366355" calcext:value-type="float">
            <text:p>0,0326348049366355</text:p>
          </table:table-cell>
          <table:table-cell office:value-type="string" calcext:value-type="string">
            <text:p>lymphatique</text:p>
          </table:table-cell>
          <table:table-cell office:value-type="float" office:value="0.0431911240258883" calcext:value-type="float">
            <text:p>0,0431911240258883</text:p>
          </table:table-cell>
        </table:table-row>
        <table:table-row table:style-name="ro1">
          <table:table-cell office:value-type="string" calcext:value-type="string">
            <text:p>ictus</text:p>
          </table:table-cell>
          <table:table-cell office:value-type="float" office:value="0.0323863165741738" calcext:value-type="float">
            <text:p>0,0323863165741738</text:p>
          </table:table-cell>
          <table:table-cell office:value-type="string" calcext:value-type="string">
            <text:p>forceps</text:p>
          </table:table-cell>
          <table:table-cell office:value-type="float" office:value="0.0430590410777969" calcext:value-type="float">
            <text:p>0,0430590410777969</text:p>
          </table:table-cell>
        </table:table-row>
        <table:table-row table:style-name="ro1">
          <table:table-cell office:value-type="string" calcext:value-type="string">
            <text:p>ture</text:p>
          </table:table-cell>
          <table:table-cell office:value-type="float" office:value="0.032220657665866" calcext:value-type="float">
            <text:p>0,032220657665866</text:p>
          </table:table-cell>
          <table:table-cell office:value-type="string" calcext:value-type="string">
            <text:p>péroné</text:p>
          </table:table-cell>
          <table:table-cell office:value-type="float" office:value="0.0429269581297055" calcext:value-type="float">
            <text:p>0,0429269581297055</text:p>
          </table:table-cell>
        </table:table-row>
        <table:table-row table:style-name="ro1">
          <table:table-cell office:value-type="string" calcext:value-type="string">
            <text:p>ultérieur</text:p>
          </table:table-cell>
          <table:table-cell office:value-type="float" office:value="0.0320549987575582" calcext:value-type="float">
            <text:p>0,0320549987575582</text:p>
          </table:table-cell>
          <table:table-cell office:value-type="string" calcext:value-type="string">
            <text:p>bromure</text:p>
          </table:table-cell>
          <table:table-cell office:value-type="float" office:value="0.0426627922335227" calcext:value-type="float">
            <text:p>0,0426627922335227</text:p>
          </table:table-cell>
        </table:table-row>
        <table:table-row table:style-name="ro1">
          <table:table-cell office:value-type="string" calcext:value-type="string">
            <text:p>thorax</text:p>
          </table:table-cell>
          <table:table-cell office:value-type="float" office:value="0.0320549987575582" calcext:value-type="float">
            <text:p>0,0320549987575582</text:p>
          </table:table-cell>
          <table:table-cell office:value-type="string" calcext:value-type="string">
            <text:p>champ visuel</text:p>
          </table:table-cell>
          <table:table-cell office:value-type="float" office:value="0.042596750759477" calcext:value-type="float">
            <text:p>0,042596750759477</text:p>
          </table:table-cell>
        </table:table-row>
        <table:table-row table:style-name="ro1">
          <table:table-cell office:value-type="string" calcext:value-type="string">
            <text:p>impulsif</text:p>
          </table:table-cell>
          <table:table-cell office:value-type="float" office:value="0.0312267042160192" calcext:value-type="float">
            <text:p>0,0312267042160192</text:p>
          </table:table-cell>
          <table:table-cell office:value-type="string" calcext:value-type="string">
            <text:p>face postérieur</text:p>
          </table:table-cell>
          <table:table-cell office:value-type="float" office:value="0.0423325848632942" calcext:value-type="float">
            <text:p>0,0423325848632942</text:p>
          </table:table-cell>
        </table:table-row>
        <table:table-row table:style-name="ro1">
          <table:table-cell office:value-type="string" calcext:value-type="string">
            <text:p>caillot</text:p>
          </table:table-cell>
          <table:table-cell office:value-type="float" office:value="0.0312267042160192" calcext:value-type="float">
            <text:p>0,0312267042160192</text:p>
          </table:table-cell>
          <table:table-cell office:value-type="string" calcext:value-type="string">
            <text:p>épiphyse</text:p>
          </table:table-cell>
          <table:table-cell office:value-type="float" office:value="0.0422665433892485" calcext:value-type="float">
            <text:p>0,0422665433892485</text:p>
          </table:table-cell>
        </table:table-row>
        <table:table-row table:style-name="ro1">
          <table:table-cell office:value-type="string" calcext:value-type="string">
            <text:p>hypnose</text:p>
          </table:table-cell>
          <table:table-cell office:value-type="float" office:value="0.0310610453077114" calcext:value-type="float">
            <text:p>0,0310610453077114</text:p>
          </table:table-cell>
          <table:table-cell office:value-type="string" calcext:value-type="string">
            <text:p>anus</text:p>
          </table:table-cell>
          <table:table-cell office:value-type="float" office:value="0.0420023774930656" calcext:value-type="float">
            <text:p>0,0420023774930656</text:p>
          </table:table-cell>
        </table:table-row>
        <table:table-row table:style-name="ro1">
          <table:table-cell office:value-type="string" calcext:value-type="string">
            <text:p>digestif</text:p>
          </table:table-cell>
          <table:table-cell office:value-type="float" office:value="0.0309782158535575" calcext:value-type="float">
            <text:p>0,0309782158535575</text:p>
          </table:table-cell>
          <table:table-cell office:value-type="string" calcext:value-type="string">
            <text:p>sinueux</text:p>
          </table:table-cell>
          <table:table-cell office:value-type="float" office:value="0.0419363360190199" calcext:value-type="float">
            <text:p>0,0419363360190199</text:p>
          </table:table-cell>
        </table:table-row>
        <table:table-row table:style-name="ro1">
          <table:table-cell office:value-type="string" calcext:value-type="string">
            <text:p>tractus</text:p>
          </table:table-cell>
          <table:table-cell office:value-type="float" office:value="0.0309782158535575" calcext:value-type="float">
            <text:p>0,0309782158535575</text:p>
          </table:table-cell>
          <table:table-cell office:value-type="string" calcext:value-type="string">
            <text:p>muqueuse</text:p>
          </table:table-cell>
          <table:table-cell office:value-type="float" office:value="0.0417382115968828" calcext:value-type="float">
            <text:p>0,0417382115968828</text:p>
          </table:table-cell>
        </table:table-row>
        <table:table-row table:style-name="ro1">
          <table:table-cell office:value-type="string" calcext:value-type="string">
            <text:p>basedow</text:p>
          </table:table-cell>
          <table:table-cell office:value-type="float" office:value="0.0308125569452497" calcext:value-type="float">
            <text:p>0,0308125569452497</text:p>
          </table:table-cell>
          <table:table-cell office:value-type="string" calcext:value-type="string">
            <text:p>strabisme</text:p>
          </table:table-cell>
          <table:table-cell office:value-type="float" office:value="0.0416721701228372" calcext:value-type="float">
            <text:p>0,0416721701228372</text:p>
          </table:table-cell>
        </table:table-row>
        <table:table-row table:style-name="ro1">
          <table:table-cell office:value-type="string" calcext:value-type="string">
            <text:p>fibrille</text:p>
          </table:table-cell>
          <table:table-cell office:value-type="float" office:value="0.0307297274910958" calcext:value-type="float">
            <text:p>0,0307297274910958</text:p>
          </table:table-cell>
          <table:table-cell office:value-type="string" calcext:value-type="string">
            <text:p>caillot</text:p>
          </table:table-cell>
          <table:table-cell office:value-type="float" office:value="0.0416061286487915" calcext:value-type="float">
            <text:p>0,0416061286487915</text:p>
          </table:table-cell>
        </table:table-row>
        <table:table-row table:style-name="ro1">
          <table:table-cell office:value-type="string" calcext:value-type="string">
            <text:p>ponction</text:p>
          </table:table-cell>
          <table:table-cell office:value-type="float" office:value="0.030564068582788" calcext:value-type="float">
            <text:p>0,030564068582788</text:p>
          </table:table-cell>
          <table:table-cell office:value-type="string" calcext:value-type="string">
            <text:p>nerf optique</text:p>
          </table:table-cell>
          <table:table-cell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0.0301499213120186" calcext:value-type="float">
            <text:p>0,0301499213120186</text:p>
          </table:table-cell>
          <table:table-cell office:value-type="string" calcext:value-type="string">
            <text:p>brachial</text:p>
          </table:table-cell>
          <table:table-cell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string" calcext:value-type="string">
            <text:p>fibreux</text:p>
          </table:table-cell>
          <table:table-cell office:value-type="float" office:value="0.0300670918578647" calcext:value-type="float">
            <text:p>0,0300670918578647</text:p>
          </table:table-cell>
          <table:table-cell office:value-type="string" calcext:value-type="string">
            <text:p>appréciable</text:p>
          </table:table-cell>
          <table:table-cell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string" calcext:value-type="string">
            <text:p>hémisphère gauche</text:p>
          </table:table-cell>
          <table:table-cell office:value-type="float" office:value="0.0287418205914023" calcext:value-type="float">
            <text:p>0,0287418205914023</text:p>
          </table:table-cell>
          <table:table-cell office:value-type="string" calcext:value-type="string">
            <text:p>sion</text:p>
          </table:table-cell>
          <table:table-cell office:value-type="float" office:value="0.0413419627526086" calcext:value-type="float">
            <text:p>0,0413419627526086</text:p>
          </table:table-cell>
        </table:table-row>
        <table:table-row table:style-name="ro1">
          <table:table-cell office:value-type="string" calcext:value-type="string">
            <text:p>centre cortical</text:p>
          </table:table-cell>
          <table:table-cell office:value-type="float" office:value="0.0286589911372484" calcext:value-type="float">
            <text:p>0,0286589911372484</text:p>
          </table:table-cell>
          <table:table-cell office:value-type="string" calcext:value-type="string">
            <text:p>névralgie</text:p>
          </table:table-cell>
          <table:table-cell office:value-type="float" office:value="0.0412098798045172" calcext:value-type="float">
            <text:p>0,0412098798045172</text:p>
          </table:table-cell>
        </table:table-row>
        <table:table-row table:style-name="ro1">
          <table:table-cell office:value-type="string" calcext:value-type="string">
            <text:p>nodule</text:p>
          </table:table-cell>
          <table:table-cell office:value-type="float" office:value="0.0277478671415555" calcext:value-type="float">
            <text:p>0,0277478671415555</text:p>
          </table:table-cell>
          <table:table-cell office:value-type="string" calcext:value-type="string">
            <text:p>adipeux</text:p>
          </table:table-cell>
          <table:table-cell office:value-type="float" office:value="0.0412098798045172" calcext:value-type="float">
            <text:p>0,0412098798045172</text:p>
          </table:table-cell>
        </table:table-row>
        <table:table-row table:style-name="ro1">
          <table:table-cell office:value-type="string" calcext:value-type="string">
            <text:p>saturnin</text:p>
          </table:table-cell>
          <table:table-cell office:value-type="float" office:value="0.0275822082332477" calcext:value-type="float">
            <text:p>0,0275822082332477</text:p>
          </table:table-cell>
          <table:table-cell office:value-type="string" calcext:value-type="string">
            <text:p>rhumatisme</text:p>
          </table:table-cell>
          <table:table-cell office:value-type="float" office:value="0.0410117553823801" calcext:value-type="float">
            <text:p>0,0410117553823801</text:p>
          </table:table-cell>
        </table:table-row>
        <table:table-row table:style-name="ro1">
          <table:table-cell office:value-type="string" calcext:value-type="string">
            <text:p>ques</text:p>
          </table:table-cell>
          <table:table-cell office:value-type="float" office:value="0.0268367431458627" calcext:value-type="float">
            <text:p>0,0268367431458627</text:p>
          </table:table-cell>
          <table:table-cell office:value-type="string" calcext:value-type="string">
            <text:p>céphalée</text:p>
          </table:table-cell>
          <table:table-cell office:value-type="float" office:value="0.0409457139083344" calcext:value-type="float">
            <text:p>0,0409457139083344</text:p>
          </table:table-cell>
        </table:table-row>
        <table:table-row table:style-name="ro1">
          <table:table-cell office:value-type="string" calcext:value-type="string">
            <text:p>laryngé</text:p>
          </table:table-cell>
          <table:table-cell office:value-type="float" office:value="0.0265054253292471" calcext:value-type="float">
            <text:p>0,0265054253292471</text:p>
          </table:table-cell>
          <table:table-cell office:value-type="string" calcext:value-type="string">
            <text:p>saignée</text:p>
          </table:table-cell>
          <table:table-cell office:value-type="float" office:value="0.0408796724342887" calcext:value-type="float">
            <text:p>0,0408796724342887</text:p>
          </table:table-cell>
        </table:table-row>
        <table:table-row table:style-name="ro1">
          <table:table-cell office:value-type="string" calcext:value-type="string">
            <text:p>reil</text:p>
          </table:table-cell>
          <table:table-cell office:value-type="float" office:value="0.0263397664209393" calcext:value-type="float">
            <text:p>0,0263397664209393</text:p>
          </table:table-cell>
          <table:table-cell office:value-type="string" calcext:value-type="string">
            <text:p>thèse de pari</text:p>
          </table:table-cell>
          <table:table-cell office:value-type="float" office:value="0.040153216219786" calcext:value-type="float">
            <text:p>0,040153216219786</text:p>
          </table:table-cell>
        </table:table-row>
        <table:table-row table:style-name="ro1">
          <table:table-cell office:value-type="string" calcext:value-type="string">
            <text:p>apoplexie</text:p>
          </table:table-cell>
          <table:table-cell office:value-type="float" office:value="0.0262569369667854" calcext:value-type="float">
            <text:p>0,0262569369667854</text:p>
          </table:table-cell>
          <table:table-cell office:value-type="string" calcext:value-type="string">
            <text:p>corps thyroïde</text:p>
          </table:table-cell>
          <table:table-cell office:value-type="float" office:value="0.0397569673755118" calcext:value-type="float">
            <text:p>0,0397569673755118</text:p>
          </table:table-cell>
        </table:table-row>
        <table:table-row table:style-name="ro1">
          <table:table-cell office:value-type="string" calcext:value-type="string">
            <text:p>galvanique</text:p>
          </table:table-cell>
          <table:table-cell office:value-type="float" office:value="0.0250973246086308" calcext:value-type="float">
            <text:p>0,0250973246086308</text:p>
          </table:table-cell>
          <table:table-cell office:value-type="string" calcext:value-type="string">
            <text:p>lèpre</text:p>
          </table:table-cell>
          <table:table-cell office:value-type="float" office:value="0.0396909259014661" calcext:value-type="float">
            <text:p>0,0396909259014661</text:p>
          </table:table-cell>
        </table:table-row>
        <table:table-row table:style-name="ro1">
          <table:table-cell office:value-type="string" calcext:value-type="string">
            <text:p>arthrite</text:p>
          </table:table-cell>
          <table:table-cell office:value-type="float" office:value="0.0250973246086308" calcext:value-type="float">
            <text:p>0,0250973246086308</text:p>
          </table:table-cell>
          <table:table-cell office:value-type="string" calcext:value-type="string">
            <text:p>hémisphère droit</text:p>
          </table:table-cell>
          <table:table-cell office:value-type="float" office:value="0.0393607185312376" calcext:value-type="float">
            <text:p>0,0393607185312376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0.0250144951544769" calcext:value-type="float">
            <text:p>0,0250144951544769</text:p>
          </table:table-cell>
          <table:table-cell office:value-type="string" calcext:value-type="string">
            <text:p>broca</text:p>
          </table:table-cell>
          <table:table-cell office:value-type="float" office:value="0.0393607185312376" calcext:value-type="float">
            <text:p>0,0393607185312376</text:p>
          </table:table-cell>
        </table:table-row>
        <table:table-row table:style-name="ro1">
          <table:table-cell office:value-type="string" calcext:value-type="string">
            <text:p>face interne</text:p>
          </table:table-cell>
          <table:table-cell office:value-type="float" office:value="0.024931665700323" calcext:value-type="float">
            <text:p>0,024931665700323</text:p>
          </table:table-cell>
          <table:table-cell office:value-type="string" calcext:value-type="string">
            <text:p>largeur</text:p>
          </table:table-cell>
          <table:table-cell office:value-type="float" office:value="0.0387663452648263" calcext:value-type="float">
            <text:p>0,0387663452648263</text:p>
          </table:table-cell>
        </table:table-row>
        <table:table-row table:style-name="ro1">
          <table:table-cell office:value-type="string" calcext:value-type="string">
            <text:p>renflement</text:p>
          </table:table-cell>
          <table:table-cell office:value-type="float" office:value="0.024931665700323" calcext:value-type="float">
            <text:p>0,024931665700323</text:p>
          </table:table-cell>
          <table:table-cell office:value-type="string" calcext:value-type="string">
            <text:p>rate</text:p>
          </table:table-cell>
          <table:table-cell office:value-type="float" office:value="0.038171971998415" calcext:value-type="float">
            <text:p>0,038171971998415</text:p>
          </table:table-cell>
        </table:table-row>
        <table:table-row table:style-name="ro1">
          <table:table-cell office:value-type="string" calcext:value-type="string">
            <text:p>arc de cercle</text:p>
          </table:table-cell>
          <table:table-cell office:value-type="float" office:value="0.0247660067920152" calcext:value-type="float">
            <text:p>0,0247660067920152</text:p>
          </table:table-cell>
          <table:table-cell office:value-type="string" calcext:value-type="string">
            <text:p>aqueduc</text:p>
          </table:table-cell>
          <table:table-cell office:value-type="float" office:value="0.0378417646281865" calcext:value-type="float">
            <text:p>0,0378417646281865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float" office:value="0.0242690300670919" calcext:value-type="float">
            <text:p>0,0242690300670919</text:p>
          </table:table-cell>
          <table:table-cell office:value-type="string" calcext:value-type="string">
            <text:p>hospice</text:p>
          </table:table-cell>
          <table:table-cell office:value-type="float" office:value="0.0376436402060494" calcext:value-type="float">
            <text:p>0,0376436402060494</text:p>
          </table:table-cell>
        </table:table-row>
        <table:table-row table:style-name="ro1">
          <table:table-cell office:value-type="string" calcext:value-type="string">
            <text:p>ablation</text:p>
          </table:table-cell>
          <table:table-cell office:value-type="float" office:value="0.0242690300670919" calcext:value-type="float">
            <text:p>0,0242690300670919</text:p>
          </table:table-cell>
          <table:table-cell office:value-type="string" calcext:value-type="string">
            <text:p>fente</text:p>
          </table:table-cell>
          <table:table-cell office:value-type="float" office:value="0.0376436402060494" calcext:value-type="float">
            <text:p>0,0376436402060494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float" office:value="0.0241033711587841" calcext:value-type="float">
            <text:p>0,0241033711587841</text:p>
          </table:table-cell>
          <table:table-cell office:value-type="string" calcext:value-type="string">
            <text:p>cubitus</text:p>
          </table:table-cell>
          <table:table-cell office:value-type="float" office:value="0.0374455157839123" calcext:value-type="float">
            <text:p>0,0374455157839123</text:p>
          </table:table-cell>
        </table:table-row>
        <table:table-row table:style-name="ro1">
          <table:table-cell office:value-type="string" calcext:value-type="string">
            <text:p>latent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passif</text:p>
          </table:table-cell>
          <table:table-cell office:value-type="float" office:value="0.0371153084136838" calcext:value-type="float">
            <text:p>0,0371153084136838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mademoiselle</text:p>
          </table:table-cell>
          <table:table-cell office:value-type="float" office:value="0.0366530180953639" calcext:value-type="float">
            <text:p>0,0366530180953639</text:p>
          </table:table-cell>
        </table:table-row>
        <table:table-row table:style-name="ro1">
          <table:table-cell office:value-type="string" calcext:value-type="string">
            <text:p>polyurie</text:p>
          </table:table-cell>
          <table:table-cell office:value-type="float" office:value="0.0240205417046302" calcext:value-type="float">
            <text:p>0,0240205417046302</text:p>
          </table:table-cell>
          <table:table-cell office:value-type="string" calcext:value-type="string">
            <text:p>obliquement</text:p>
          </table:table-cell>
          <table:table-cell office:value-type="float" office:value="0.0365869766213182" calcext:value-type="float">
            <text:p>0,0365869766213182</text:p>
          </table:table-cell>
        </table:table-row>
        <table:table-row table:style-name="ro1">
          <table:table-cell office:value-type="string" calcext:value-type="string">
            <text:p>centripète</text:p>
          </table:table-cell>
          <table:table-cell office:value-type="float" office:value="0.0229437588006295" calcext:value-type="float">
            <text:p>0,0229437588006295</text:p>
          </table:table-cell>
          <table:table-cell office:value-type="string" calcext:value-type="string">
            <text:p>cordon latéral</text:p>
          </table:table-cell>
          <table:table-cell office:value-type="float" office:value="0.0364548936732268" calcext:value-type="float">
            <text:p>0,0364548936732268</text:p>
          </table:table-cell>
        </table:table-row>
        <table:table-row table:style-name="ro1">
          <table:table-cell office:value-type="string" calcext:value-type="string">
            <text:p>bile</text:p>
          </table:table-cell>
          <table:table-cell office:value-type="float" office:value="0.0229437588006295" calcext:value-type="float">
            <text:p>0,0229437588006295</text:p>
          </table:table-cell>
          <table:table-cell office:value-type="string" calcext:value-type="string">
            <text:p>pair</text:p>
          </table:table-cell>
          <table:table-cell office:value-type="float" office:value="0.0363888521991811" calcext:value-type="float">
            <text:p>0,0363888521991811</text:p>
          </table:table-cell>
        </table:table-row>
        <table:table-row table:style-name="ro1">
          <table:table-cell office:value-type="string" calcext:value-type="string">
            <text:p>xvii</text:p>
          </table:table-cell>
          <table:table-cell office:value-type="float" office:value="0.0222811231673983" calcext:value-type="float">
            <text:p>0,0222811231673983</text:p>
          </table:table-cell>
          <table:table-cell office:value-type="string" calcext:value-type="string">
            <text:p>convexe</text:p>
          </table:table-cell>
          <table:table-cell office:value-type="float" office:value="0.0363228107251354" calcext:value-type="float">
            <text:p>0,0363228107251354</text:p>
          </table:table-cell>
        </table:table-row>
        <table:table-row table:style-name="ro1">
          <table:table-cell office:value-type="string" calcext:value-type="string">
            <text:p>délire aigu</text:p>
          </table:table-cell>
          <table:table-cell office:value-type="float" office:value="0.0222811231673983" calcext:value-type="float">
            <text:p>0,0222811231673983</text:p>
          </table:table-cell>
          <table:table-cell office:value-type="string" calcext:value-type="string">
            <text:p>pupillaire</text:p>
          </table:table-cell>
          <table:table-cell office:value-type="float" office:value="0.0359926033549069" calcext:value-type="float">
            <text:p>0,0359926033549069</text:p>
          </table:table-cell>
        </table:table-row>
        <table:table-row table:style-name="ro1">
          <table:table-cell office:value-type="string" calcext:value-type="string">
            <text:p>hémisphère droit</text:p>
          </table:table-cell>
          <table:table-cell office:value-type="float" office:value="0.0218669758966288" calcext:value-type="float">
            <text:p>0,0218669758966288</text:p>
          </table:table-cell>
          <table:table-cell office:value-type="string" calcext:value-type="string">
            <text:p>incontinence</text:p>
          </table:table-cell>
          <table:table-cell office:value-type="float" office:value="0.0358605204068155" calcext:value-type="float">
            <text:p>0,0358605204068155</text:p>
          </table:table-cell>
        </table:table-row>
        <table:table-row table:style-name="ro1">
          <table:table-cell office:value-type="string" calcext:value-type="string">
            <text:p>bles</text:p>
          </table:table-cell>
          <table:table-cell office:value-type="float" office:value="0.0218669758966288" calcext:value-type="float">
            <text:p>0,0218669758966288</text:p>
          </table:table-cell>
          <table:table-cell office:value-type="string" calcext:value-type="string">
            <text:p>granuleux</text:p>
          </table:table-cell>
          <table:table-cell office:value-type="float" office:value="0.0357944789327698" calcext:value-type="float">
            <text:p>0,0357944789327698</text:p>
          </table:table-cell>
        </table:table-row>
        <table:table-row table:style-name="ro1">
          <table:table-cell office:value-type="string" calcext:value-type="string">
            <text:p>ganglionnaire</text:p>
          </table:table-cell>
          <table:table-cell office:value-type="float" office:value="0.0217013169883211" calcext:value-type="float">
            <text:p>0,0217013169883211</text:p>
          </table:table-cell>
          <table:table-cell office:value-type="string" calcext:value-type="string">
            <text:p>lement</text:p>
          </table:table-cell>
          <table:table-cell office:value-type="float" office:value="0.0357284374587241" calcext:value-type="float">
            <text:p>0,0357284374587241</text:p>
          </table:table-cell>
        </table:table-row>
        <table:table-row table:style-name="ro1">
          <table:table-cell office:value-type="string" calcext:value-type="string">
            <text:p>vésicule</text:p>
          </table:table-cell>
          <table:table-cell office:value-type="float" office:value="0.0213699991717055" calcext:value-type="float">
            <text:p>0,0213699991717055</text:p>
          </table:table-cell>
          <table:table-cell office:value-type="string" calcext:value-type="string">
            <text:p>infectieux</text:p>
          </table:table-cell>
          <table:table-cell office:value-type="float" office:value="0.0355963545106327" calcext:value-type="float">
            <text:p>0,0355963545106327</text:p>
          </table:table-cell>
        </table:table-row>
        <table:table-row table:style-name="ro1">
          <table:table-cell office:value-type="string" calcext:value-type="string">
            <text:p>myopathie</text:p>
          </table:table-cell>
          <table:table-cell office:value-type="float" office:value="0.0211215108092438" calcext:value-type="float">
            <text:p>0,0211215108092438</text:p>
          </table:table-cell>
          <table:table-cell office:value-type="string" calcext:value-type="string">
            <text:p>région dorsal</text:p>
          </table:table-cell>
          <table:table-cell office:value-type="float" office:value="0.0352661471404042" calcext:value-type="float">
            <text:p>0,0352661471404042</text:p>
          </table:table-cell>
        </table:table-row>
        <table:table-row table:style-name="ro1">
          <table:table-cell office:value-type="string" calcext:value-type="string">
            <text:p>déglutition</text:p>
          </table:table-cell>
          <table:table-cell office:value-type="float" office:value="0.0210386813550899" calcext:value-type="float">
            <text:p>0,0210386813550899</text:p>
          </table:table-cell>
          <table:table-cell office:value-type="string" calcext:value-type="string">
            <text:p>valvule</text:p>
          </table:table-cell>
          <table:table-cell office:value-type="float" office:value="0.0350680227182671" calcext:value-type="float">
            <text:p>0,0350680227182671</text:p>
          </table:table-cell>
        </table:table-row>
        <table:table-row table:style-name="ro1">
          <table:table-cell office:value-type="string" calcext:value-type="string">
            <text:p>globule</text:p>
          </table:table-cell>
          <table:table-cell office:value-type="float" office:value="0.0205417046301665" calcext:value-type="float">
            <text:p>0,0205417046301665</text:p>
          </table:table-cell>
          <table:table-cell office:value-type="string" calcext:value-type="string">
            <text:p>éruption</text:p>
          </table:table-cell>
          <table:table-cell office:value-type="float" office:value="0.0350680227182671" calcext:value-type="float">
            <text:p>0,0350680227182671</text:p>
          </table:table-cell>
        </table:table-row>
        <table:table-row table:style-name="ro1">
          <table:table-cell office:value-type="string" calcext:value-type="string">
            <text:p>jambe droit</text:p>
          </table:table-cell>
          <table:table-cell office:value-type="float" office:value="0.0204588751760126" calcext:value-type="float">
            <text:p>0,0204588751760126</text:p>
          </table:table-cell>
          <table:table-cell office:value-type="string" calcext:value-type="string">
            <text:p>tactile</text:p>
          </table:table-cell>
          <table:table-cell office:value-type="float" office:value="0.0350019812442214" calcext:value-type="float">
            <text:p>0,0350019812442214</text:p>
          </table:table-cell>
        </table:table-row>
        <table:table-row table:style-name="ro1">
          <table:table-cell office:value-type="string" calcext:value-type="string">
            <text:p>pli courbe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sous-cutané</text:p>
          </table:table-cell>
          <table:table-cell office:value-type="float" office:value="0.0350019812442214" calcext:value-type="float">
            <text:p>0,0350019812442214</text:p>
          </table:table-cell>
        </table:table-row>
        <table:table-row table:style-name="ro1">
          <table:table-cell office:value-type="string" calcext:value-type="string">
            <text:p>extirpation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pott</text:p>
          </table:table-cell>
          <table:table-cell office:value-type="float" office:value="0.03486989829613" calcext:value-type="float">
            <text:p>0,03486989829613</text:p>
          </table:table-cell>
        </table:table-row>
        <table:table-row table:style-name="ro1">
          <table:table-cell office:value-type="string" calcext:value-type="string">
            <text:p>contorsion</text:p>
          </table:table-cell>
          <table:table-cell office:value-type="float" office:value="0.0203760457218587" calcext:value-type="float">
            <text:p>0,0203760457218587</text:p>
          </table:table-cell>
          <table:table-cell office:value-type="string" calcext:value-type="string">
            <text:p>tique</text:p>
          </table:table-cell>
          <table:table-cell office:value-type="float" office:value="0.0344736494518558" calcext:value-type="float">
            <text:p>0,0344736494518558</text:p>
          </table:table-cell>
        </table:table-row>
        <table:table-row table:style-name="ro1">
          <table:table-cell office:value-type="string" calcext:value-type="string">
            <text:p>partie antérieur</text:p>
          </table:table-cell>
          <table:table-cell office:value-type="float" office:value="0.0202103868135509" calcext:value-type="float">
            <text:p>0,0202103868135509</text:p>
          </table:table-cell>
          <table:table-cell office:value-type="string" calcext:value-type="string">
            <text:p>pubis</text:p>
          </table:table-cell>
          <table:table-cell office:value-type="float" office:value="0.0344076079778101" calcext:value-type="float">
            <text:p>0,0344076079778101</text:p>
          </table:table-cell>
        </table:table-row>
        <table:table-row table:style-name="ro1">
          <table:table-cell office:value-type="string" calcext:value-type="string">
            <text:p>sance</text:p>
          </table:table-cell>
          <table:table-cell office:value-type="float" office:value="0.0202103868135509" calcext:value-type="float">
            <text:p>0,0202103868135509</text:p>
          </table:table-cell>
          <table:table-cell office:value-type="string" calcext:value-type="string">
            <text:p>aisselle</text:p>
          </table:table-cell>
          <table:table-cell office:value-type="float" office:value="0.0343415665037644" calcext:value-type="float">
            <text:p>0,0343415665037644</text:p>
          </table:table-cell>
        </table:table-row>
        <table:table-row table:style-name="ro1">
          <table:table-cell office:value-type="string" calcext:value-type="string">
            <text:p>méde</text:p>
          </table:table-cell>
          <table:table-cell office:value-type="float" office:value="0.020127557359397" calcext:value-type="float">
            <text:p>0,020127557359397</text:p>
          </table:table-cell>
          <table:table-cell office:value-type="string" calcext:value-type="string">
            <text:p>ovaire</text:p>
          </table:table-cell>
          <table:table-cell office:value-type="float" office:value="0.0338792761854445" calcext:value-type="float">
            <text:p>0,0338792761854445</text:p>
          </table:table-cell>
        </table:table-row>
        <table:table-row table:style-name="ro1">
          <table:table-cell office:value-type="string" calcext:value-type="string">
            <text:p>lésion cérébral</text:p>
          </table:table-cell>
          <table:table-cell office:value-type="float" office:value="0.0199618984510892" calcext:value-type="float">
            <text:p>0,0199618984510892</text:p>
          </table:table-cell>
          <table:table-cell office:value-type="string" calcext:value-type="string">
            <text:p>curatif</text:p>
          </table:table-cell>
          <table:table-cell office:value-type="float" office:value="0.0336811517633074" calcext:value-type="float">
            <text:p>0,0336811517633074</text:p>
          </table:table-cell>
        </table:table-row>
        <table:table-row table:style-name="ro1">
          <table:table-cell office:value-type="string" calcext:value-type="string">
            <text:p>phalange</text:p>
          </table:table-cell>
          <table:table-cell office:value-type="float" office:value="0.0199618984510892" calcext:value-type="float">
            <text:p>0,0199618984510892</text:p>
          </table:table-cell>
          <table:table-cell office:value-type="string" calcext:value-type="string">
            <text:p>apoplexie</text:p>
          </table:table-cell>
          <table:table-cell office:value-type="float" office:value="0.033549068815216" calcext:value-type="float">
            <text:p>0,033549068815216</text:p>
          </table:table-cell>
        </table:table-row>
        <table:table-row table:style-name="ro1">
          <table:table-cell office:value-type="string" calcext:value-type="string">
            <text:p>persistant</text:p>
          </table:table-cell>
          <table:table-cell office:value-type="float" office:value="0.0198790689969353" calcext:value-type="float">
            <text:p>0,0198790689969353</text:p>
          </table:table-cell>
          <table:table-cell office:value-type="string" calcext:value-type="string">
            <text:p>compact</text:p>
          </table:table-cell>
          <table:table-cell office:value-type="float" office:value="0.0333509443930789" calcext:value-type="float">
            <text:p>0,0333509443930789</text:p>
          </table:table-cell>
        </table:table-row>
        <table:table-row table:style-name="ro1">
          <table:table-cell office:value-type="string" calcext:value-type="string">
            <text:p>ovaire</text:p>
          </table:table-cell>
          <table:table-cell office:value-type="float" office:value="0.0197134100886275" calcext:value-type="float">
            <text:p>0,0197134100886275</text:p>
          </table:table-cell>
          <table:table-cell office:value-type="string" calcext:value-type="string">
            <text:p>rougeole</text:p>
          </table:table-cell>
          <table:table-cell office:value-type="float" office:value="0.0324263637564391" calcext:value-type="float">
            <text:p>0,0324263637564391</text:p>
          </table:table-cell>
        </table:table-row>
        <table:table-row table:style-name="ro1">
          <table:table-cell office:value-type="string" calcext:value-type="string">
            <text:p>conception délirant</text:p>
          </table:table-cell>
          <table:table-cell office:value-type="float" office:value="0.0196305806344736" calcext:value-type="float">
            <text:p>0,0196305806344736</text:p>
          </table:table-cell>
          <table:table-cell office:value-type="string" calcext:value-type="string">
            <text:p>verge</text:p>
          </table:table-cell>
          <table:table-cell office:value-type="float" office:value="0.0314357416457535" calcext:value-type="float">
            <text:p>0,0314357416457535</text:p>
          </table:table-cell>
        </table:table-row>
        <table:table-row table:style-name="ro1">
          <table:table-cell office:value-type="string" calcext:value-type="string">
            <text:p>soude</text:p>
          </table:table-cell>
          <table:table-cell office:value-type="float" office:value="0.019299262817858" calcext:value-type="float">
            <text:p>0,019299262817858</text:p>
          </table:table-cell>
          <table:table-cell office:value-type="string" calcext:value-type="string">
            <text:p>antécédent héréditaire</text:p>
          </table:table-cell>
          <table:table-cell office:value-type="float" office:value="0.0312376172236164" calcext:value-type="float">
            <text:p>0,0312376172236164</text:p>
          </table:table-cell>
        </table:table-row>
        <table:table-row table:style-name="ro1">
          <table:table-cell office:value-type="string" calcext:value-type="string">
            <text:p>insula</text:p>
          </table:table-cell>
          <table:table-cell office:value-type="float" office:value="0.0190507744553963" calcext:value-type="float">
            <text:p>0,0190507744553963</text:p>
          </table:table-cell>
          <table:table-cell office:value-type="string" calcext:value-type="string">
            <text:p>innervation</text:p>
          </table:table-cell>
          <table:table-cell office:value-type="float" office:value="0.0307753269052965" calcext:value-type="float">
            <text:p>0,0307753269052965</text:p>
          </table:table-cell>
        </table:table-row>
        <table:table-row table:style-name="ro1">
          <table:table-cell office:value-type="string" calcext:value-type="string">
            <text:p>muqueuse</text:p>
          </table:table-cell>
          <table:table-cell office:value-type="float" office:value="0.0188851155470885" calcext:value-type="float">
            <text:p>0,0188851155470885</text:p>
          </table:table-cell>
          <table:table-cell office:value-type="string" calcext:value-type="string">
            <text:p>muqueux</text:p>
          </table:table-cell>
          <table:table-cell office:value-type="float" office:value="0.0306432439572051" calcext:value-type="float">
            <text:p>0,0306432439572051</text:p>
          </table:table-cell>
        </table:table-row>
        <table:table-row table:style-name="ro1">
          <table:table-cell office:value-type="string" calcext:value-type="string">
            <text:p>crampe</text:p>
          </table:table-cell>
          <table:table-cell office:value-type="float" office:value="0.0188022860929347" calcext:value-type="float">
            <text:p>0,0188022860929347</text:p>
          </table:table-cell>
          <table:table-cell office:value-type="string" calcext:value-type="string">
            <text:p>aorte</text:p>
          </table:table-cell>
          <table:table-cell office:value-type="float" office:value="0.0306432439572051" calcext:value-type="float">
            <text:p>0,0306432439572051</text:p>
          </table:table-cell>
        </table:table-row>
        <table:table-row table:style-name="ro1">
          <table:table-cell office:value-type="string" calcext:value-type="string">
            <text:p>scléreux</text:p>
          </table:table-cell>
          <table:table-cell office:value-type="float" office:value="0.0188022860929347" calcext:value-type="float">
            <text:p>0,0188022860929347</text:p>
          </table:table-cell>
          <table:table-cell office:value-type="string" calcext:value-type="string">
            <text:p>ueber</text:p>
          </table:table-cell>
          <table:table-cell office:value-type="float" office:value="0.0303790780610223" calcext:value-type="float">
            <text:p>0,0303790780610223</text:p>
          </table:table-cell>
        </table:table-row>
        <table:table-row table:style-name="ro1">
          <table:table-cell office:value-type="string" calcext:value-type="string">
            <text:p>saillant</text:p>
          </table:table-cell>
          <table:table-cell office:value-type="float" office:value="0.018553797730473" calcext:value-type="float">
            <text:p>0,018553797730473</text:p>
          </table:table-cell>
          <table:table-cell office:value-type="string" calcext:value-type="string">
            <text:p>palmaire</text:p>
          </table:table-cell>
          <table:table-cell office:value-type="float" office:value="0.0299167877427024" calcext:value-type="float">
            <text:p>0,0299167877427024</text:p>
          </table:table-cell>
        </table:table-row>
        <table:table-row table:style-name="ro1">
          <table:table-cell office:value-type="string" calcext:value-type="string">
            <text:p>curable</text:p>
          </table:table-cell>
          <table:table-cell office:value-type="float" office:value="0.018553797730473" calcext:value-type="float">
            <text:p>0,018553797730473</text:p>
          </table:table-cell>
          <table:table-cell office:value-type="string" calcext:value-type="string">
            <text:p>crural</text:p>
          </table:table-cell>
          <table:table-cell office:value-type="float" office:value="0.0299167877427024" calcext:value-type="float">
            <text:p>0,0299167877427024</text:p>
          </table:table-cell>
        </table:table-row>
        <table:table-row table:style-name="ro1">
          <table:table-cell office:value-type="string" calcext:value-type="string">
            <text:p>défectueux</text:p>
          </table:table-cell>
          <table:table-cell office:value-type="float" office:value="0.0183881388221652" calcext:value-type="float">
            <text:p>0,0183881388221652</text:p>
          </table:table-cell>
          <table:table-cell office:value-type="string" calcext:value-type="string">
            <text:p>face supérieur</text:p>
          </table:table-cell>
          <table:table-cell office:value-type="float" office:value="0.029784704794611" calcext:value-type="float">
            <text:p>0,029784704794611</text:p>
          </table:table-cell>
        </table:table-row>
        <table:table-row table:style-name="ro1">
          <table:table-cell office:value-type="string" calcext:value-type="string">
            <text:p>glycosurie</text:p>
          </table:table-cell>
          <table:table-cell office:value-type="float" office:value="0.0183881388221652" calcext:value-type="float">
            <text:p>0,0183881388221652</text:p>
          </table:table-cell>
          <table:table-cell office:value-type="string" calcext:value-type="string">
            <text:p>diarrhée</text:p>
          </table:table-cell>
          <table:table-cell office:value-type="float" office:value="0.0297186633205653" calcext:value-type="float">
            <text:p>0,0297186633205653</text:p>
          </table:table-cell>
        </table:table-row>
        <table:table-row table:style-name="ro1">
          <table:table-cell office:value-type="string" calcext:value-type="string">
            <text:p>attaque hystérique</text:p>
          </table:table-cell>
          <table:table-cell office:value-type="float" office:value="0.0179739915513957" calcext:value-type="float">
            <text:p>0,0179739915513957</text:p>
          </table:table-cell>
          <table:table-cell office:value-type="string" calcext:value-type="string">
            <text:p>maladie nerveux</text:p>
          </table:table-cell>
          <table:table-cell office:value-type="float" office:value="0.0295205388984282" calcext:value-type="float">
            <text:p>0,0295205388984282</text:p>
          </table:table-cell>
        </table:table-row>
        <table:table-row table:style-name="ro1">
          <table:table-cell office:value-type="string" calcext:value-type="string">
            <text:p>traction</text:p>
          </table:table-cell>
          <table:table-cell office:value-type="float" office:value="0.017725503188934" calcext:value-type="float">
            <text:p>0,017725503188934</text:p>
          </table:table-cell>
          <table:table-cell office:value-type="string" calcext:value-type="string">
            <text:p>congestion</text:p>
          </table:table-cell>
          <table:table-cell office:value-type="float" office:value="0.0294544974243825" calcext:value-type="float">
            <text:p>0,0294544974243825</text:p>
          </table:table-cell>
        </table:table-row>
        <table:table-row table:style-name="ro1">
          <table:table-cell office:value-type="string" calcext:value-type="string">
            <text:p>emblée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infé</text:p>
          </table:table-cell>
          <table:table-cell office:value-type="float" office:value="0.0293224144762911" calcext:value-type="float">
            <text:p>0,0293224144762911</text:p>
          </table:table-cell>
        </table:table-row>
        <table:table-row table:style-name="ro1">
          <table:table-cell office:value-type="string" calcext:value-type="string">
            <text:p>trouble moteur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région cervical</text:p>
          </table:table-cell>
          <table:table-cell office:value-type="float" office:value="0.0292563730022454" calcext:value-type="float">
            <text:p>0,0292563730022454</text:p>
          </table:table-cell>
        </table:table-row>
        <table:table-row table:style-name="ro1">
          <table:table-cell office:value-type="string" calcext:value-type="string">
            <text:p>rameau</text:p>
          </table:table-cell>
          <table:table-cell office:value-type="float" office:value="0.0176426737347801" calcext:value-type="float">
            <text:p>0,0176426737347801</text:p>
          </table:table-cell>
          <table:table-cell office:value-type="string" calcext:value-type="string">
            <text:p>léthargie</text:p>
          </table:table-cell>
          <table:table-cell office:value-type="float" office:value="0.0289922071060626" calcext:value-type="float">
            <text:p>0,0289922071060626</text:p>
          </table:table-cell>
        </table:table-row>
        <table:table-row table:style-name="ro1">
          <table:table-cell office:value-type="string" calcext:value-type="string">
            <text:p>sous-cutané</text:p>
          </table:table-cell>
          <table:table-cell office:value-type="float" office:value="0.0175598442806262" calcext:value-type="float">
            <text:p>0,0175598442806262</text:p>
          </table:table-cell>
          <table:table-cell office:value-type="string" calcext:value-type="string">
            <text:p>apophyse épineux</text:p>
          </table:table-cell>
          <table:table-cell office:value-type="float" office:value="0.0287940826839255" calcext:value-type="float">
            <text:p>0,0287940826839255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float" office:value="0.0175598442806262" calcext:value-type="float">
            <text:p>0,0175598442806262</text:p>
          </table:table-cell>
          <table:table-cell office:value-type="string" calcext:value-type="string">
            <text:p>involontaire</text:p>
          </table:table-cell>
          <table:table-cell office:value-type="float" office:value="0.028463875313697" calcext:value-type="float">
            <text:p>0,028463875313697</text:p>
          </table:table-cell>
        </table:table-row>
        <table:table-row table:style-name="ro1">
          <table:table-cell office:value-type="string" calcext:value-type="string">
            <text:p>conduit</text:p>
          </table:table-cell>
          <table:table-cell office:value-type="float" office:value="0.0173941853723184" calcext:value-type="float">
            <text:p>0,0173941853723184</text:p>
          </table:table-cell>
          <table:table-cell office:value-type="string" calcext:value-type="string">
            <text:p>expérimentateur</text:p>
          </table:table-cell>
          <table:table-cell office:value-type="float" office:value="0.028463875313697" calcext:value-type="float">
            <text:p>0,028463875313697</text:p>
          </table:table-cell>
        </table:table-row>
        <table:table-row table:style-name="ro1">
          <table:table-cell office:value-type="string" calcext:value-type="string">
            <text:p>logie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région lombaire</text:p>
          </table:table-cell>
          <table:table-cell office:value-type="float" office:value="0.0283317923656056" calcext:value-type="float">
            <text:p>0,0283317923656056</text:p>
          </table:table-cell>
        </table:table-row>
        <table:table-row table:style-name="ro1">
          <table:table-cell office:value-type="string" calcext:value-type="string">
            <text:p>dortoir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choléra</text:p>
          </table:table-cell>
          <table:table-cell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string" calcext:value-type="string">
            <text:p>phtisie</text:p>
          </table:table-cell>
          <table:table-cell office:value-type="float" office:value="0.0173113559181645" calcext:value-type="float">
            <text:p>0,0173113559181645</text:p>
          </table:table-cell>
          <table:table-cell office:value-type="string" calcext:value-type="string">
            <text:p>ciseau</text:p>
          </table:table-cell>
          <table:table-cell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string" calcext:value-type="string">
            <text:p>simultané</text:p>
          </table:table-cell>
          <table:table-cell office:value-type="float" office:value="0.0172285264640106" calcext:value-type="float">
            <text:p>0,0172285264640106</text:p>
          </table:table-cell>
          <table:table-cell office:value-type="string" calcext:value-type="string">
            <text:p>excès de boisson</text:p>
          </table:table-cell>
          <table:table-cell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string" calcext:value-type="string">
            <text:p>trouble nerveux</text:p>
          </table:table-cell>
          <table:table-cell office:value-type="float" office:value="0.0168143791932411" calcext:value-type="float">
            <text:p>0,0168143791932411</text:p>
          </table:table-cell>
          <table:table-cell office:value-type="string" calcext:value-type="string">
            <text:p>globule</text:p>
          </table:table-cell>
          <table:table-cell office:value-type="float" office:value="0.0280676264694228" calcext:value-type="float">
            <text:p>0,0280676264694228</text:p>
          </table:table-cell>
        </table:table-row>
        <table:table-row table:style-name="ro1">
          <table:table-cell office:value-type="string" calcext:value-type="string">
            <text:p>fruste</text:p>
          </table:table-cell>
          <table:table-cell office:value-type="float" office:value="0.0164830613766255" calcext:value-type="float">
            <text:p>0,0164830613766255</text:p>
          </table:table-cell>
          <table:table-cell office:value-type="string" calcext:value-type="string">
            <text:p>extraction</text:p>
          </table:table-cell>
          <table:table-cell office:value-type="float" office:value="0.0278695020472857" calcext:value-type="float">
            <text:p>0,0278695020472857</text:p>
          </table:table-cell>
        </table:table-row>
        <table:table-row table:style-name="ro1">
          <table:table-cell office:value-type="string" calcext:value-type="string">
            <text:p>surmenage</text:p>
          </table:table-cell>
          <table:table-cell office:value-type="float" office:value="0.0162345730141638" calcext:value-type="float">
            <text:p>0,0162345730141638</text:p>
          </table:table-cell>
          <table:table-cell office:value-type="string" calcext:value-type="string">
            <text:p>médico-légal</text:p>
          </table:table-cell>
          <table:table-cell office:value-type="float" office:value="0.0278695020472857" calcext:value-type="float">
            <text:p>0,0278695020472857</text:p>
          </table:table-cell>
        </table:table-row>
        <table:table-row table:style-name="ro1">
          <table:table-cell office:value-type="string" calcext:value-type="string">
            <text:p>asile clinique</text:p>
          </table:table-cell>
          <table:table-cell office:value-type="float" office:value="0.0161517435600099" calcext:value-type="float">
            <text:p>0,0161517435600099</text:p>
          </table:table-cell>
          <table:table-cell office:value-type="string" calcext:value-type="string">
            <text:p>organe génital</text:p>
          </table:table-cell>
          <table:table-cell office:value-type="float" office:value="0.02780346057324" calcext:value-type="float">
            <text:p>0,02780346057324</text:p>
          </table:table-cell>
        </table:table-row>
        <table:table-row table:style-name="ro1">
          <table:table-cell office:value-type="string" calcext:value-type="string">
            <text:p>rectum</text:p>
          </table:table-cell>
          <table:table-cell office:value-type="float" office:value="0.016068914105856" calcext:value-type="float">
            <text:p>0,016068914105856</text:p>
          </table:table-cell>
          <table:table-cell office:value-type="string" calcext:value-type="string">
            <text:p>rétine</text:p>
          </table:table-cell>
          <table:table-cell office:value-type="float" office:value="0.0276053361511029" calcext:value-type="float">
            <text:p>0,0276053361511029</text:p>
          </table:table-cell>
        </table:table-row>
        <table:table-row table:style-name="ro1">
          <table:table-cell office:value-type="string" calcext:value-type="string">
            <text:p>larynx</text:p>
          </table:table-cell>
          <table:table-cell office:value-type="float" office:value="0.0159032551975482" calcext:value-type="float">
            <text:p>0,0159032551975482</text:p>
          </table:table-cell>
          <table:table-cell office:value-type="string" calcext:value-type="string">
            <text:p>ulcère</text:p>
          </table:table-cell>
          <table:table-cell office:value-type="float" office:value="0.0274732532030115" calcext:value-type="float">
            <text:p>0,0274732532030115</text:p>
          </table:table-cell>
        </table:table-row>
        <table:table-row table:style-name="ro1">
          <table:table-cell office:value-type="string" calcext:value-type="string">
            <text:p>cas de folie</text:p>
          </table:table-cell>
          <table:table-cell office:value-type="float" office:value="0.0156547668350866" calcext:value-type="float">
            <text:p>0,0156547668350866</text:p>
          </table:table-cell>
          <table:table-cell office:value-type="string" calcext:value-type="string">
            <text:p>migraine</text:p>
          </table:table-cell>
          <table:table-cell office:value-type="float" office:value="0.0274072117289658" calcext:value-type="float">
            <text:p>0,0274072117289658</text:p>
          </table:table-cell>
        </table:table-row>
        <table:table-row table:style-name="ro1">
          <table:table-cell office:value-type="string" calcext:value-type="string">
            <text:p>toux</text:p>
          </table:table-cell>
          <table:table-cell office:value-type="float" office:value="0.0155719373809327" calcext:value-type="float">
            <text:p>0,0155719373809327</text:p>
          </table:table-cell>
          <table:table-cell office:value-type="string" calcext:value-type="string">
            <text:p>infirmerie</text:p>
          </table:table-cell>
          <table:table-cell office:value-type="float" office:value="0.0273411702549201" calcext:value-type="float">
            <text:p>0,0273411702549201</text:p>
          </table:table-cell>
        </table:table-row>
        <table:table-row table:style-name="ro1">
          <table:table-cell office:value-type="string" calcext:value-type="string">
            <text:p>alié</text:p>
          </table:table-cell>
          <table:table-cell office:value-type="float" office:value="0.0154891079267788" calcext:value-type="float">
            <text:p>0,0154891079267788</text:p>
          </table:table-cell>
          <table:table-cell office:value-type="string" calcext:value-type="string">
            <text:p>artériel</text:p>
          </table:table-cell>
          <table:table-cell office:value-type="float" office:value="0.0272751287808744" calcext:value-type="float">
            <text:p>0,0272751287808744</text:p>
          </table:table-cell>
        </table:table-row>
        <table:table-row table:style-name="ro1">
          <table:table-cell office:value-type="string" calcext:value-type="string">
            <text:p>in-8</text:p>
          </table:table-cell>
          <table:table-cell office:value-type="float" office:value="0.0154062784726249" calcext:value-type="float">
            <text:p>0,0154062784726249</text:p>
          </table:table-cell>
          <table:table-cell office:value-type="string" calcext:value-type="string">
            <text:p>clavicule</text:p>
          </table:table-cell>
          <table:table-cell office:value-type="float" office:value="0.027143045832783" calcext:value-type="float">
            <text:p>0,027143045832783</text:p>
          </table:table-cell>
        </table:table-row>
        <table:table-row table:style-name="ro1">
          <table:table-cell office:value-type="string" calcext:value-type="string">
            <text:p>iliaque</text:p>
          </table:table-cell>
          <table:table-cell office:value-type="float" office:value="0.015323449018471" calcext:value-type="float">
            <text:p>0,015323449018471</text:p>
          </table:table-cell>
          <table:table-cell office:value-type="string" calcext:value-type="string">
            <text:p>menton</text:p>
          </table:table-cell>
          <table:table-cell office:value-type="float" office:value="0.0268788799366002" calcext:value-type="float">
            <text:p>0,0268788799366002</text:p>
          </table:table-cell>
        </table:table-row>
        <table:table-row table:style-name="ro1">
          <table:table-cell office:value-type="string" calcext:value-type="string">
            <text:p>diarrhée</text:p>
          </table:table-cell>
          <table:table-cell office:value-type="float" office:value="0.0152406195643171" calcext:value-type="float">
            <text:p>0,0152406195643171</text:p>
          </table:table-cell>
          <table:table-cell office:value-type="string" calcext:value-type="string">
            <text:p>insensibilité</text:p>
          </table:table-cell>
          <table:table-cell office:value-type="float" office:value="0.026482631092326" calcext:value-type="float">
            <text:p>0,026482631092326</text:p>
          </table:table-cell>
        </table:table-row>
        <table:table-row table:style-name="ro1">
          <table:table-cell office:value-type="string" calcext:value-type="string">
            <text:p>vation</text:p>
          </table:table-cell>
          <table:table-cell office:value-type="float" office:value="0.0152406195643171" calcext:value-type="float">
            <text:p>0,0152406195643171</text:p>
          </table:table-cell>
          <table:table-cell office:value-type="string" calcext:value-type="string">
            <text:p>tement</text:p>
          </table:table-cell>
          <table:table-cell office:value-type="float" office:value="0.026482631092326" calcext:value-type="float">
            <text:p>0,026482631092326</text:p>
          </table:table-cell>
        </table:table-row>
        <table:table-row table:style-name="ro1">
          <table:table-cell office:value-type="string" calcext:value-type="string">
            <text:p>tain</text:p>
          </table:table-cell>
          <table:table-cell office:value-type="float" office:value="0.0151577901101632" calcext:value-type="float">
            <text:p>0,0151577901101632</text:p>
          </table:table-cell>
          <table:table-cell office:value-type="string" calcext:value-type="string">
            <text:p>cartilagineux</text:p>
          </table:table-cell>
          <table:table-cell office:value-type="float" office:value="0.0262184651961432" calcext:value-type="float">
            <text:p>0,0262184651961432</text:p>
          </table:table-cell>
        </table:table-row>
        <table:table-row table:style-name="ro1">
          <table:table-cell office:value-type="string" calcext:value-type="string">
            <text:p>tère</text:p>
          </table:table-cell>
          <table:table-cell office:value-type="float" office:value="0.0150749606560093" calcext:value-type="float">
            <text:p>0,0150749606560093</text:p>
          </table:table-cell>
          <table:table-cell office:value-type="string" calcext:value-type="string">
            <text:p>glabre</text:p>
          </table:table-cell>
          <table:table-cell office:value-type="float" office:value="0.0262184651961432" calcext:value-type="float">
            <text:p>0,0262184651961432</text:p>
          </table:table-cell>
        </table:table-row>
        <table:table-row table:style-name="ro1">
          <table:table-cell office:value-type="string" calcext:value-type="string">
            <text:p>tive</text:p>
          </table:table-cell>
          <table:table-cell office:value-type="float" office:value="0.0148264722935476" calcext:value-type="float">
            <text:p>0,0148264722935476</text:p>
          </table:table-cell>
          <table:table-cell office:value-type="string" calcext:value-type="string">
            <text:p>adduction</text:p>
          </table:table-cell>
          <table:table-cell office:value-type="float" office:value="0.0260863822480518" calcext:value-type="float">
            <text:p>0,0260863822480518</text:p>
          </table:table-cell>
        </table:table-row>
        <table:table-row table:style-name="ro1">
          <table:table-cell office:value-type="string" calcext:value-type="string">
            <text:p>mala</text:p>
          </table:table-cell>
          <table:table-cell office:value-type="float" office:value="0.0144123250227781" calcext:value-type="float">
            <text:p>0,0144123250227781</text:p>
          </table:table-cell>
          <table:table-cell office:value-type="string" calcext:value-type="string">
            <text:p>puberté</text:p>
          </table:table-cell>
          <table:table-cell office:value-type="float" office:value="0.0253599260335491" calcext:value-type="float">
            <text:p>0,0253599260335491</text:p>
          </table:table-cell>
        </table:table-row>
        <table:table-row table:style-name="ro1">
          <table:table-cell office:value-type="string" calcext:value-type="string">
            <text:p>richer</text:p>
          </table:table-cell>
          <table:table-cell office:value-type="float" office:value="0.0142466661144703" calcext:value-type="float">
            <text:p>0,0142466661144703</text:p>
          </table:table-cell>
          <table:table-cell office:value-type="string" calcext:value-type="string">
            <text:p>cachexie</text:p>
          </table:table-cell>
          <table:table-cell office:value-type="float" office:value="0.0253599260335491" calcext:value-type="float">
            <text:p>0,0253599260335491</text:p>
          </table:table-cell>
        </table:table-row>
        <table:table-row table:style-name="ro1">
          <table:table-cell office:value-type="string" calcext:value-type="string">
            <text:p>onanisme</text:p>
          </table:table-cell>
          <table:table-cell office:value-type="float" office:value="0.0141638366603164" calcext:value-type="float">
            <text:p>0,0141638366603164</text:p>
          </table:table-cell>
          <table:table-cell office:value-type="string" calcext:value-type="string">
            <text:p>viscère</text:p>
          </table:table-cell>
          <table:table-cell office:value-type="float" office:value="0.0249636771892749" calcext:value-type="float">
            <text:p>0,0249636771892749</text:p>
          </table:table-cell>
        </table:table-row>
        <table:table-row table:style-name="ro1">
          <table:table-cell office:value-type="string" calcext:value-type="string">
            <text:p>contagion</text:p>
          </table:table-cell>
          <table:table-cell office:value-type="float" office:value="0.0139981777520086" calcext:value-type="float">
            <text:p>0,0139981777520086</text:p>
          </table:table-cell>
          <table:table-cell office:value-type="string" calcext:value-type="string">
            <text:p>intestinal</text:p>
          </table:table-cell>
          <table:table-cell office:value-type="float" office:value="0.0245674283450007" calcext:value-type="float">
            <text:p>0,0245674283450007</text:p>
          </table:table-cell>
        </table:table-row>
        <table:table-row table:style-name="ro1">
          <table:table-cell office:value-type="string" calcext:value-type="string">
            <text:p>dyspnée</text:p>
          </table:table-cell>
          <table:table-cell office:value-type="float" office:value="0.0139153482978547" calcext:value-type="float">
            <text:p>0,0139153482978547</text:p>
          </table:table-cell>
          <table:table-cell office:value-type="string" calcext:value-type="string">
            <text:p>nystagmus</text:p>
          </table:table-cell>
          <table:table-cell office:value-type="float" office:value="0.0243032624488179" calcext:value-type="float">
            <text:p>0,0243032624488179</text:p>
          </table:table-cell>
        </table:table-row>
        <table:table-row table:style-name="ro1">
          <table:table-cell office:value-type="string" calcext:value-type="string">
            <text:p>asile spécial</text:p>
          </table:table-cell>
          <table:table-cell office:value-type="float" office:value="0.0139153482978547" calcext:value-type="float">
            <text:p>0,0139153482978547</text:p>
          </table:table-cell>
          <table:table-cell office:value-type="string" calcext:value-type="string">
            <text:p>toux</text:p>
          </table:table-cell>
          <table:table-cell office:value-type="float" office:value="0.0242372209747722" calcext:value-type="float">
            <text:p>0,0242372209747722</text:p>
          </table:table-cell>
        </table:table-row>
        <table:table-row table:style-name="ro1">
          <table:table-cell office:value-type="string" calcext:value-type="string">
            <text:p>heure du soir</text:p>
          </table:table-cell>
          <table:table-cell office:value-type="float" office:value="0.013666859935393" calcext:value-type="float">
            <text:p>0,013666859935393</text:p>
          </table:table-cell>
          <table:table-cell office:value-type="string" calcext:value-type="string">
            <text:p>face dorsal</text:p>
          </table:table-cell>
          <table:table-cell office:value-type="float" office:value="0.0241711795007265" calcext:value-type="float">
            <text:p>0,0241711795007265</text:p>
          </table:table-cell>
        </table:table-row>
        <table:table-row table:style-name="ro1">
          <table:table-cell office:value-type="string" calcext:value-type="string">
            <text:p>antécédent personnel</text:p>
          </table:table-cell>
          <table:table-cell office:value-type="float" office:value="0.013666859935393" calcext:value-type="float">
            <text:p>0,013666859935393</text:p>
          </table:table-cell>
          <table:table-cell office:value-type="string" calcext:value-type="string">
            <text:p>pitre</text:p>
          </table:table-cell>
          <table:table-cell office:value-type="float" office:value="0.0241051380266808" calcext:value-type="float">
            <text:p>0,0241051380266808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float" office:value="0.0135012010270852" calcext:value-type="float">
            <text:p>0,0135012010270852</text:p>
          </table:table-cell>
          <table:table-cell office:value-type="string" calcext:value-type="string">
            <text:p>faculté de médecine</text:p>
          </table:table-cell>
          <table:table-cell office:value-type="float" office:value="0.023840972130498" calcext:value-type="float">
            <text:p>0,023840972130498</text:p>
          </table:table-cell>
        </table:table-row>
        <table:table-row table:style-name="ro1">
          <table:table-cell office:value-type="string" calcext:value-type="string">
            <text:p>miction</text:p>
          </table:table-cell>
          <table:table-cell office:value-type="float" office:value="0.0133355421187774" calcext:value-type="float">
            <text:p>0,0133355421187774</text:p>
          </table:table-cell>
          <table:table-cell office:value-type="string" calcext:value-type="string">
            <text:p>chiasma</text:p>
          </table:table-cell>
          <table:table-cell office:value-type="float" office:value="0.0237749306564523" calcext:value-type="float">
            <text:p>0,0237749306564523</text:p>
          </table:table-cell>
        </table:table-row>
        <table:table-row table:style-name="ro1">
          <table:table-cell office:value-type="string" calcext:value-type="string">
            <text:p>rieures</text:p>
          </table:table-cell>
          <table:table-cell office:value-type="float" office:value="0.0133355421187774" calcext:value-type="float">
            <text:p>0,0133355421187774</text:p>
          </table:table-cell>
          <table:table-cell office:value-type="string" calcext:value-type="string">
            <text:p>abduction</text:p>
          </table:table-cell>
          <table:table-cell office:value-type="float" office:value="0.0233786818121781" calcext:value-type="float">
            <text:p>0,0233786818121781</text:p>
          </table:table-cell>
        </table:table-row>
        <table:table-row table:style-name="ro1">
          <table:table-cell office:value-type="string" calcext:value-type="string">
            <text:p>médecine mental</text:p>
          </table:table-cell>
          <table:table-cell office:value-type="float" office:value="0.0132527126646235" calcext:value-type="float">
            <text:p>0,0132527126646235</text:p>
          </table:table-cell>
          <table:table-cell office:value-type="string" calcext:value-type="string">
            <text:p>sternum</text:p>
          </table:table-cell>
          <table:table-cell office:value-type="float" office:value="0.0227843085457667" calcext:value-type="float">
            <text:p>0,0227843085457667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0.0132527126646235" calcext:value-type="float">
            <text:p>0,0132527126646235</text:p>
          </table:table-cell>
          <table:table-cell office:value-type="string" calcext:value-type="string">
            <text:p>dentition</text:p>
          </table:table-cell>
          <table:table-cell office:value-type="float" office:value="0.0227843085457667" calcext:value-type="float">
            <text:p>0,0227843085457667</text:p>
          </table:table-cell>
        </table:table-row>
        <table:table-row table:style-name="ro1">
          <table:table-cell office:value-type="string" calcext:value-type="string">
            <text:p>orifice</text:p>
          </table:table-cell>
          <table:table-cell office:value-type="float" office:value="0.0131698832104696" calcext:value-type="float">
            <text:p>0,0131698832104696</text:p>
          </table:table-cell>
          <table:table-cell office:value-type="string" calcext:value-type="string">
            <text:p>inclinaison</text:p>
          </table:table-cell>
          <table:table-cell office:value-type="float" office:value="0.022718267071721" calcext:value-type="float">
            <text:p>0,022718267071721</text:p>
          </table:table-cell>
        </table:table-row>
        <table:table-row table:style-name="ro1">
          <table:table-cell office:value-type="string" calcext:value-type="string">
            <text:p>laires</text:p>
          </table:table-cell>
          <table:table-cell office:value-type="float" office:value="0.0130870537563157" calcext:value-type="float">
            <text:p>0,0130870537563157</text:p>
          </table:table-cell>
          <table:table-cell office:value-type="string" calcext:value-type="string">
            <text:p>mercuriel</text:p>
          </table:table-cell>
          <table:table-cell office:value-type="float" office:value="0.0225201426495839" calcext:value-type="float">
            <text:p>0,0225201426495839</text:p>
          </table:table-cell>
        </table:table-row>
        <table:table-row table:style-name="ro1">
          <table:table-cell office:value-type="string" calcext:value-type="string">
            <text:p>organe génital</text:p>
          </table:table-cell>
          <table:table-cell office:value-type="float" office:value="0.0127557359397002" calcext:value-type="float">
            <text:p>0,0127557359397002</text:p>
          </table:table-cell>
          <table:table-cell office:value-type="string" calcext:value-type="string">
            <text:p>encéphalique</text:p>
          </table:table-cell>
          <table:table-cell office:value-type="float" office:value="0.0221238938053097" calcext:value-type="float">
            <text:p>0,0221238938053097</text:p>
          </table:table-cell>
        </table:table-row>
        <table:table-row table:style-name="ro1">
          <table:table-cell office:value-type="string" calcext:value-type="string">
            <text:p>amaurose</text:p>
          </table:table-cell>
          <table:table-cell office:value-type="float" office:value="0.0125900770313924" calcext:value-type="float">
            <text:p>0,0125900770313924</text:p>
          </table:table-cell>
          <table:table-cell office:value-type="string" calcext:value-type="string">
            <text:p>hémisphère gauche</text:p>
          </table:table-cell>
          <table:table-cell office:value-type="float" office:value="0.0221238938053097" calcext:value-type="float">
            <text:p>0,0221238938053097</text:p>
          </table:table-cell>
        </table:table-row>
        <table:table-row table:style-name="ro1">
          <table:table-cell office:value-type="string" calcext:value-type="string">
            <text:p>broca</text:p>
          </table:table-cell>
          <table:table-cell office:value-type="float" office:value="0.0124244181230846" calcext:value-type="float">
            <text:p>0,0124244181230846</text:p>
          </table:table-cell>
          <table:table-cell office:value-type="string" calcext:value-type="string">
            <text:p>ouïe</text:p>
          </table:table-cell>
          <table:table-cell office:value-type="float" office:value="0.022057852331264" calcext:value-type="float">
            <text:p>0,022057852331264</text:p>
          </table:table-cell>
        </table:table-row>
        <table:table-row table:style-name="ro1">
          <table:table-cell office:value-type="string" calcext:value-type="string">
            <text:p>gâtisme</text:p>
          </table:table-cell>
          <table:table-cell office:value-type="float" office:value="0.0123415886689307" calcext:value-type="float">
            <text:p>0,0123415886689307</text:p>
          </table:table-cell>
          <table:table-cell office:value-type="string" calcext:value-type="string">
            <text:p>mensuration</text:p>
          </table:table-cell>
          <table:table-cell office:value-type="float" office:value="0.0219918108572183" calcext:value-type="float">
            <text:p>0,0219918108572183</text:p>
          </table:table-cell>
        </table:table-row>
        <table:table-row table:style-name="ro1">
          <table:table-cell office:value-type="string" calcext:value-type="string">
            <text:p>chloral</text:p>
          </table:table-cell>
          <table:table-cell office:value-type="float" office:value="0.0121759297606229" calcext:value-type="float">
            <text:p>0,0121759297606229</text:p>
          </table:table-cell>
          <table:table-cell office:value-type="string" calcext:value-type="string">
            <text:p>sangsue</text:p>
          </table:table-cell>
          <table:table-cell office:value-type="float" office:value="0.0219918108572183" calcext:value-type="float">
            <text:p>0,0219918108572183</text:p>
          </table:table-cell>
        </table:table-row>
        <table:table-row table:style-name="ro1">
          <table:table-cell office:value-type="string" calcext:value-type="string">
            <text:p>lades</text:p>
          </table:table-cell>
          <table:table-cell office:value-type="float" office:value="0.012093100306469" calcext:value-type="float">
            <text:p>0,012093100306469</text:p>
          </table:table-cell>
          <table:table-cell office:value-type="string" calcext:value-type="string">
            <text:p>périnée</text:p>
          </table:table-cell>
          <table:table-cell office:value-type="float" office:value="0.0217936864350812" calcext:value-type="float">
            <text:p>0,0217936864350812</text:p>
          </table:table-cell>
        </table:table-row>
        <table:table-row table:style-name="ro1">
          <table:table-cell office:value-type="string" calcext:value-type="string">
            <text:p>fonc</text:p>
          </table:table-cell>
          <table:table-cell office:value-type="float" office:value="0.0120102708523151" calcext:value-type="float">
            <text:p>0,0120102708523151</text:p>
          </table:table-cell>
          <table:table-cell office:value-type="string" calcext:value-type="string">
            <text:p>rameau</text:p>
          </table:table-cell>
          <table:table-cell office:value-type="float" office:value="0.0217276449610355" calcext:value-type="float">
            <text:p>0,0217276449610355</text:p>
          </table:table-cell>
        </table:table-row>
        <table:table-row table:style-name="ro1">
          <table:table-cell office:value-type="string" calcext:value-type="string">
            <text:p>marandon</text:p>
          </table:table-cell>
          <table:table-cell office:value-type="float" office:value="0.0119274413981612" calcext:value-type="float">
            <text:p>0,0119274413981612</text:p>
          </table:table-cell>
          <table:table-cell office:value-type="string" calcext:value-type="string">
            <text:p>arcade</text:p>
          </table:table-cell>
          <table:table-cell office:value-type="float" office:value="0.0215295205388984" calcext:value-type="float">
            <text:p>0,0215295205388984</text:p>
          </table:table-cell>
        </table:table-row>
        <table:table-row table:style-name="ro1">
          <table:table-cell office:value-type="string" calcext:value-type="string">
            <text:p>nant</text:p>
          </table:table-cell>
          <table:table-cell office:value-type="float" office:value="0.0118446119440073" calcext:value-type="float">
            <text:p>0,0118446119440073</text:p>
          </table:table-cell>
          <table:table-cell office:value-type="string" calcext:value-type="string">
            <text:p>insomnie</text:p>
          </table:table-cell>
          <table:table-cell office:value-type="float" office:value="0.0214634790648527" calcext:value-type="float">
            <text:p>0,0214634790648527</text:p>
          </table:table-cell>
        </table:table-row>
        <table:table-row table:style-name="ro1">
          <table:table-cell office:value-type="string" calcext:value-type="string">
            <text:p>minutieux</text:p>
          </table:table-cell>
          <table:table-cell office:value-type="float" office:value="0.0116789530356995" calcext:value-type="float">
            <text:p>0,0116789530356995</text:p>
          </table:table-cell>
          <table:table-cell office:value-type="string" calcext:value-type="string">
            <text:p>calibre</text:p>
          </table:table-cell>
          <table:table-cell office:value-type="float" office:value="0.0211993131686699" calcext:value-type="float">
            <text:p>0,0211993131686699</text:p>
          </table:table-cell>
        </table:table-row>
        <table:table-row table:style-name="ro1">
          <table:table-cell office:value-type="string" calcext:value-type="string">
            <text:p>moitié droit</text:p>
          </table:table-cell>
          <table:table-cell office:value-type="float" office:value="0.0116789530356995" calcext:value-type="float">
            <text:p>0,0116789530356995</text:p>
          </table:table-cell>
          <table:table-cell office:value-type="string" calcext:value-type="string">
            <text:p>oblitération</text:p>
          </table:table-cell>
          <table:table-cell office:value-type="float" office:value="0.0209351472724871" calcext:value-type="float">
            <text:p>0,0209351472724871</text:p>
          </table:table-cell>
        </table:table-row>
        <table:table-row table:style-name="ro1">
          <table:table-cell office:value-type="string" calcext:value-type="string">
            <text:p>ueber</text:p>
          </table:table-cell>
          <table:table-cell office:value-type="float" office:value="0.0115961235815456" calcext:value-type="float">
            <text:p>0,0115961235815456</text:p>
          </table:table-cell>
          <table:table-cell office:value-type="string" calcext:value-type="string">
            <text:p>inguinal</text:p>
          </table:table-cell>
          <table:table-cell office:value-type="float" office:value="0.0206049399022586" calcext:value-type="float">
            <text:p>0,0206049399022586</text:p>
          </table:table-cell>
        </table:table-row>
        <table:table-row table:style-name="ro1">
          <table:table-cell office:value-type="string" calcext:value-type="string">
            <text:p>strabisme</text:p>
          </table:table-cell>
          <table:table-cell office:value-type="float" office:value="0.0115132941273917" calcext:value-type="float">
            <text:p>0,0115132941273917</text:p>
          </table:table-cell>
          <table:table-cell office:value-type="string" calcext:value-type="string">
            <text:p>purulent</text:p>
          </table:table-cell>
          <table:table-cell office:value-type="float" office:value="0.0200105666358473" calcext:value-type="float">
            <text:p>0,0200105666358473</text:p>
          </table:table-cell>
        </table:table-row>
        <table:table-row table:style-name="ro1">
          <table:table-cell office:value-type="string" calcext:value-type="string">
            <text:p>romberg</text:p>
          </table:table-cell>
          <table:table-cell office:value-type="float" office:value="0.0114304646732378" calcext:value-type="float">
            <text:p>0,0114304646732378</text:p>
          </table:table-cell>
          <table:table-cell office:value-type="string" calcext:value-type="string">
            <text:p>trépidation</text:p>
          </table:table-cell>
          <table:table-cell office:value-type="float" office:value="0.0198784836877559" calcext:value-type="float">
            <text:p>0,0198784836877559</text:p>
          </table:table-cell>
        </table:table-row>
        <table:table-row table:style-name="ro1">
          <table:table-cell office:value-type="string" calcext:value-type="string">
            <text:p>tégument</text:p>
          </table:table-cell>
          <table:table-cell office:value-type="float" office:value="0.01126480576493" calcext:value-type="float">
            <text:p>0,01126480576493</text:p>
          </table:table-cell>
          <table:table-cell office:value-type="string" calcext:value-type="string">
            <text:p>sérosité</text:p>
          </table:table-cell>
          <table:table-cell office:value-type="float" office:value="0.0196143177915731" calcext:value-type="float">
            <text:p>0,0196143177915731</text:p>
          </table:table-cell>
        </table:table-row>
        <table:table-row table:style-name="ro1">
          <table:table-cell office:value-type="string" calcext:value-type="string">
            <text:p>partie moyen</text:p>
          </table:table-cell>
          <table:table-cell office:value-type="float" office:value="0.0110991468566222" calcext:value-type="float">
            <text:p>0,0110991468566222</text:p>
          </table:table-cell>
          <table:table-cell office:value-type="string" calcext:value-type="string">
            <text:p>oscillation</text:p>
          </table:table-cell>
          <table:table-cell office:value-type="float" office:value="0.0195482763175274" calcext:value-type="float">
            <text:p>0,0195482763175274</text:p>
          </table:table-cell>
        </table:table-row>
        <table:table-row table:style-name="ro1">
          <table:table-cell office:value-type="string" calcext:value-type="string">
            <text:p>voûte</text:p>
          </table:table-cell>
          <table:table-cell office:value-type="float" office:value="0.0110991468566222" calcext:value-type="float">
            <text:p>0,0110991468566222</text:p>
          </table:table-cell>
          <table:table-cell office:value-type="string" calcext:value-type="string">
            <text:p>tégument</text:p>
          </table:table-cell>
          <table:table-cell office:value-type="float" office:value="0.0195482763175274" calcext:value-type="float">
            <text:p>0,0195482763175274</text:p>
          </table:table-cell>
        </table:table-row>
        <table:table-row table:style-name="ro1">
          <table:table-cell office:value-type="string" calcext:value-type="string">
            <text:p>muqueux</text:p>
          </table:table-cell>
          <table:table-cell office:value-type="float" office:value="0.0109334879483144" calcext:value-type="float">
            <text:p>0,0109334879483144</text:p>
          </table:table-cell>
          <table:table-cell office:value-type="string" calcext:value-type="string">
            <text:p>ture</text:p>
          </table:table-cell>
          <table:table-cell office:value-type="float" office:value="0.0193501518953903" calcext:value-type="float">
            <text:p>0,0193501518953903</text:p>
          </table:table-cell>
        </table:table-row>
        <table:table-row table:style-name="ro1">
          <table:table-cell office:value-type="string" calcext:value-type="string">
            <text:p>veineux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respiratoire</text:p>
          </table:table-cell>
          <table:table-cell office:value-type="float" office:value="0.0189539030511161" calcext:value-type="float">
            <text:p>0,0189539030511161</text:p>
          </table:table-cell>
        </table:table-row>
        <table:table-row table:style-name="ro1">
          <table:table-cell office:value-type="string" calcext:value-type="string">
            <text:p>esquirol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larynx</text:p>
          </table:table-cell>
          <table:table-cell office:value-type="float" office:value="0.0188878615770704" calcext:value-type="float">
            <text:p>0,0188878615770704</text:p>
          </table:table-cell>
        </table:table-row>
        <table:table-row table:style-name="ro1">
          <table:table-cell office:value-type="string" calcext:value-type="string">
            <text:p>racine antérieur</text:p>
          </table:table-cell>
          <table:table-cell office:value-type="float" office:value="0.0108506584941605" calcext:value-type="float">
            <text:p>0,0108506584941605</text:p>
          </table:table-cell>
          <table:table-cell office:value-type="string" calcext:value-type="string">
            <text:p>urinaire</text:p>
          </table:table-cell>
          <table:table-cell office:value-type="float" office:value="0.0188878615770704" calcext:value-type="float">
            <text:p>0,0188878615770704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0.0106849995858527" calcext:value-type="float">
            <text:p>0,0106849995858527</text:p>
          </table:table-cell>
          <table:table-cell office:value-type="string" calcext:value-type="string">
            <text:p>jambe droit</text:p>
          </table:table-cell>
          <table:table-cell office:value-type="float" office:value="0.0182274468366134" calcext:value-type="float">
            <text:p>0,0182274468366134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office:value-type="float" office:value="0.0106021701316988" calcext:value-type="float">
            <text:p>0,0106021701316988</text:p>
          </table:table-cell>
          <table:table-cell office:value-type="string" calcext:value-type="string">
            <text:p>sacrum</text:p>
          </table:table-cell>
          <table:table-cell office:value-type="float" office:value="0.0182274468366134" calcext:value-type="float">
            <text:p>0,0182274468366134</text:p>
          </table:table-cell>
        </table:table-row>
        <table:table-row table:style-name="ro1">
          <table:table-cell office:value-type="string" calcext:value-type="string">
            <text:p>opium</text:p>
          </table:table-cell>
          <table:table-cell office:value-type="float" office:value="0.0105193406775449" calcext:value-type="float">
            <text:p>0,0105193406775449</text:p>
          </table:table-cell>
          <table:table-cell office:value-type="string" calcext:value-type="string">
            <text:p>cylindre</text:p>
          </table:table-cell>
          <table:table-cell office:value-type="float" office:value="0.0181614053625677" calcext:value-type="float">
            <text:p>0,0181614053625677</text:p>
          </table:table-cell>
        </table:table-row>
        <table:table-row table:style-name="ro1">
          <table:table-cell office:value-type="string" calcext:value-type="string">
            <text:p>nière</text:p>
          </table:table-cell>
          <table:table-cell office:value-type="float" office:value="0.010436511223391" calcext:value-type="float">
            <text:p>0,010436511223391</text:p>
          </table:table-cell>
          <table:table-cell office:value-type="string" calcext:value-type="string">
            <text:p>intercostal</text:p>
          </table:table-cell>
          <table:table-cell office:value-type="float" office:value="0.018095363888522" calcext:value-type="float">
            <text:p>0,018095363888522</text:p>
          </table:table-cell>
        </table:table-row>
        <table:table-row table:style-name="ro1">
          <table:table-cell office:value-type="string" calcext:value-type="string">
            <text:p>tumeur cérébral</text:p>
          </table:table-cell>
          <table:table-cell office:value-type="float" office:value="0.0102708523150832" calcext:value-type="float">
            <text:p>0,0102708523150832</text:p>
          </table:table-cell>
          <table:table-cell office:value-type="string" calcext:value-type="string">
            <text:p>jambe gauche</text:p>
          </table:table-cell>
          <table:table-cell office:value-type="float" office:value="0.0178972394663849" calcext:value-type="float">
            <text:p>0,0178972394663849</text:p>
          </table:table-cell>
        </table:table-row>
        <table:table-row table:style-name="ro1">
          <table:table-cell office:value-type="string" calcext:value-type="string">
            <text:p>commotion</text:p>
          </table:table-cell>
          <table:table-cell office:value-type="float" office:value="0.0101880228609294" calcext:value-type="float">
            <text:p>0,0101880228609294</text:p>
          </table:table-cell>
          <table:table-cell office:value-type="string" calcext:value-type="string">
            <text:p>isthme</text:p>
          </table:table-cell>
          <table:table-cell office:value-type="float" office:value="0.0177651565182935" calcext:value-type="float">
            <text:p>0,0177651565182935</text:p>
          </table:table-cell>
        </table:table-row>
        <table:table-row table:style-name="ro1">
          <table:table-cell office:value-type="string" calcext:value-type="string">
            <text:p>puerpéral</text:p>
          </table:table-cell>
          <table:table-cell office:value-type="float" office:value="0.0100223639526216" calcext:value-type="float">
            <text:p>0,0100223639526216</text:p>
          </table:table-cell>
          <table:table-cell office:value-type="string" calcext:value-type="string">
            <text:p>successif</text:p>
          </table:table-cell>
          <table:table-cell office:value-type="float" office:value="0.0170387003037908" calcext:value-type="float">
            <text:p>0,0170387003037908</text:p>
          </table:table-cell>
        </table:table-row>
        <table:table-row table:style-name="ro1">
          <table:table-cell office:value-type="string" calcext:value-type="string">
            <text:p>idée de grandeur</text:p>
          </table:table-cell>
          <table:table-cell office:value-type="float" office:value="0.00993953449846766" calcext:value-type="float">
            <text:p>0,00993953449846766</text:p>
          </table:table-cell>
          <table:table-cell office:value-type="string" calcext:value-type="string">
            <text:p>étal</text:p>
          </table:table-cell>
          <table:table-cell office:value-type="float" office:value="0.0168405758816537" calcext:value-type="float">
            <text:p>0,0168405758816537</text:p>
          </table:table-cell>
        </table:table-row>
        <table:table-row table:style-name="ro1">
          <table:table-cell office:value-type="string" calcext:value-type="string">
            <text:p>vement</text:p>
          </table:table-cell>
          <table:table-cell office:value-type="float" office:value="0.00985670504431376" calcext:value-type="float">
            <text:p>0,00985670504431376</text:p>
          </table:table-cell>
          <table:table-cell office:value-type="string" calcext:value-type="string">
            <text:p>surdité</text:p>
          </table:table-cell>
          <table:table-cell office:value-type="float" office:value="0.016114119667151" calcext:value-type="float">
            <text:p>0,016114119667151</text:p>
          </table:table-cell>
        </table:table-row>
        <table:table-row table:style-name="ro1">
          <table:table-cell office:value-type="string" calcext:value-type="string">
            <text:p>tisme</text:p>
          </table:table-cell>
          <table:table-cell office:value-type="float" office:value="0.00977387559015986" calcext:value-type="float">
            <text:p>0,00977387559015986</text:p>
          </table:table-cell>
          <table:table-cell office:value-type="string" calcext:value-type="string">
            <text:p>dissection</text:p>
          </table:table-cell>
          <table:table-cell office:value-type="float" office:value="0.016114119667151" calcext:value-type="float">
            <text:p>0,016114119667151</text:p>
          </table:table-cell>
        </table:table-row>
        <table:table-row table:style-name="ro1">
          <table:table-cell office:value-type="string" calcext:value-type="string">
            <text:p>pott</text:p>
          </table:table-cell>
          <table:table-cell office:value-type="float" office:value="0.00977387559015986" calcext:value-type="float">
            <text:p>0,00977387559015986</text:p>
          </table:table-cell>
          <table:table-cell office:value-type="string" calcext:value-type="string">
            <text:p>massage</text:p>
          </table:table-cell>
          <table:table-cell office:value-type="float" office:value="0.0158499537709682" calcext:value-type="float">
            <text:p>0,0158499537709682</text:p>
          </table:table-cell>
        </table:table-row>
        <table:table-row table:style-name="ro1">
          <table:table-cell office:value-type="string" calcext:value-type="string">
            <text:p>fourmillement</text:p>
          </table:table-cell>
          <table:table-cell office:value-type="float" office:value="0.00944255777354427" calcext:value-type="float">
            <text:p>0,00944255777354427</text:p>
          </table:table-cell>
          <table:table-cell office:value-type="string" calcext:value-type="string">
            <text:p>photographique</text:p>
          </table:table-cell>
          <table:table-cell office:value-type="float" office:value="0.0156518293488311" calcext:value-type="float">
            <text:p>0,0156518293488311</text:p>
          </table:table-cell>
        </table:table-row>
        <table:table-row table:style-name="ro1">
          <table:table-cell office:value-type="string" calcext:value-type="string">
            <text:p>xxii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ablation</text:p>
          </table:table-cell>
          <table:table-cell office:value-type="float" office:value="0.0155197464007397" calcext:value-type="float">
            <text:p>0,0155197464007397</text:p>
          </table:table-cell>
        </table:table-row>
        <table:table-row table:style-name="ro1">
          <table:table-cell office:value-type="string" calcext:value-type="string">
            <text:p>asymétrie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jaunâtre</text:p>
          </table:table-cell>
          <table:table-cell office:value-type="float" office:value="0.015453704926694" calcext:value-type="float">
            <text:p>0,015453704926694</text:p>
          </table:table-cell>
        </table:table-row>
        <table:table-row table:style-name="ro1">
          <table:table-cell office:value-type="string" calcext:value-type="string">
            <text:p>chiasma</text:p>
          </table:table-cell>
          <table:table-cell office:value-type="float" office:value="0.00935972831939038" calcext:value-type="float">
            <text:p>0,00935972831939038</text:p>
          </table:table-cell>
          <table:table-cell office:value-type="string" calcext:value-type="string">
            <text:p>morphine</text:p>
          </table:table-cell>
          <table:table-cell office:value-type="float" office:value="0.0153216219786026" calcext:value-type="float">
            <text:p>0,0153216219786026</text:p>
          </table:table-cell>
        </table:table-row>
        <table:table-row table:style-name="ro1">
          <table:table-cell office:value-type="string" calcext:value-type="string">
            <text:p>purulent</text:p>
          </table:table-cell>
          <table:table-cell office:value-type="float" office:value="0.00919406941108258" calcext:value-type="float">
            <text:p>0,00919406941108258</text:p>
          </table:table-cell>
          <table:table-cell office:value-type="string" calcext:value-type="string">
            <text:p>constipation</text:p>
          </table:table-cell>
          <table:table-cell office:value-type="float" office:value="0.0151234975564655" calcext:value-type="float">
            <text:p>0,0151234975564655</text:p>
          </table:table-cell>
        </table:table-row>
        <table:table-row table:style-name="ro1">
          <table:table-cell office:value-type="string" calcext:value-type="string">
            <text:p>frayeur</text:p>
          </table:table-cell>
          <table:table-cell office:value-type="float" office:value="0.00911123995692868" calcext:value-type="float">
            <text:p>0,00911123995692868</text:p>
          </table:table-cell>
          <table:table-cell office:value-type="string" calcext:value-type="string">
            <text:p>conduit</text:p>
          </table:table-cell>
          <table:table-cell office:value-type="float" office:value="0.0148593316602827" calcext:value-type="float">
            <text:p>0,0148593316602827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086970926861592" calcext:value-type="float">
            <text:p>0,0086970926861592</text:p>
          </table:table-cell>
          <table:table-cell office:value-type="string" calcext:value-type="string">
            <text:p>gland</text:p>
          </table:table-cell>
          <table:table-cell office:value-type="float" office:value="0.014793290186237" calcext:value-type="float">
            <text:p>0,014793290186237</text:p>
          </table:table-cell>
        </table:table-row>
        <table:table-row table:style-name="ro1">
          <table:table-cell office:value-type="string" calcext:value-type="string">
            <text:p>opératoire</text:p>
          </table:table-cell>
          <table:table-cell office:value-type="float" office:value="0.0086142632320053" calcext:value-type="float">
            <text:p>0,0086142632320053</text:p>
          </table:table-cell>
          <table:table-cell office:value-type="string" calcext:value-type="string">
            <text:p>digestif</text:p>
          </table:table-cell>
          <table:table-cell office:value-type="float" office:value="0.0145951657640999" calcext:value-type="float">
            <text:p>0,0145951657640999</text:p>
          </table:table-cell>
        </table:table-row>
        <table:table-row table:style-name="ro1">
          <table:table-cell office:value-type="string" calcext:value-type="string">
            <text:p>accident nerveux</text:p>
          </table:table-cell>
          <table:table-cell office:value-type="float" office:value="0.00853143377785141" calcext:value-type="float">
            <text:p>0,00853143377785141</text:p>
          </table:table-cell>
          <table:table-cell office:value-type="string" calcext:value-type="string">
            <text:p>gastrique</text:p>
          </table:table-cell>
          <table:table-cell office:value-type="float" office:value="0.0143970413419628" calcext:value-type="float">
            <text:p>0,0143970413419628</text:p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00836577486954361" calcext:value-type="float">
            <text:p>0,00836577486954361</text:p>
          </table:table-cell>
          <table:table-cell office:value-type="string" calcext:value-type="string">
            <text:p>maladie mental</text:p>
          </table:table-cell>
          <table:table-cell office:value-type="float" office:value="0.0141989169198257" calcext:value-type="float">
            <text:p>0,0141989169198257</text:p>
          </table:table-cell>
        </table:table-row>
        <table:table-row table:style-name="ro1">
          <table:table-cell office:value-type="string" calcext:value-type="string">
            <text:p>chique</text:p>
          </table:table-cell>
          <table:table-cell office:value-type="float" office:value="0.00828294541538971" calcext:value-type="float">
            <text:p>0,00828294541538971</text:p>
          </table:table-cell>
          <table:table-cell office:value-type="string" calcext:value-type="string">
            <text:p>varié</text:p>
          </table:table-cell>
          <table:table-cell office:value-type="float" office:value="0.0141328754457799" calcext:value-type="float">
            <text:p>0,0141328754457799</text:p>
          </table:table-cell>
        </table:table-row>
        <table:table-row table:style-name="ro1">
          <table:table-cell office:value-type="string" calcext:value-type="string">
            <text:p>maladie infectieux</text:p>
          </table:table-cell>
          <table:table-cell office:value-type="float" office:value="0.00820011596123582" calcext:value-type="float">
            <text:p>0,00820011596123582</text:p>
          </table:table-cell>
          <table:table-cell office:value-type="string" calcext:value-type="string">
            <text:p>perpendiculaire</text:p>
          </table:table-cell>
          <table:table-cell office:value-type="float" office:value="0.0138687095495971" calcext:value-type="float">
            <text:p>0,0138687095495971</text:p>
          </table:table-cell>
        </table:table-row>
        <table:table-row table:style-name="ro1">
          <table:table-cell office:value-type="string" calcext:value-type="string">
            <text:p>testicule</text:p>
          </table:table-cell>
          <table:table-cell office:value-type="float" office:value="0.00803445705292802" calcext:value-type="float">
            <text:p>0,00803445705292802</text:p>
          </table:table-cell>
          <table:table-cell office:value-type="string" calcext:value-type="string">
            <text:p>métallique</text:p>
          </table:table-cell>
          <table:table-cell office:value-type="float" office:value="0.0135385021793686" calcext:value-type="float">
            <text:p>0,0135385021793686</text:p>
          </table:table-cell>
        </table:table-row>
        <table:table-row table:style-name="ro1">
          <table:table-cell office:value-type="string" calcext:value-type="string">
            <text:p>trique</text:p>
          </table:table-cell>
          <table:table-cell office:value-type="float" office:value="0.00786879814462023" calcext:value-type="float">
            <text:p>0,00786879814462023</text:p>
          </table:table-cell>
          <table:table-cell office:value-type="string" calcext:value-type="string">
            <text:p>rougeur</text:p>
          </table:table-cell>
          <table:table-cell office:value-type="float" office:value="0.0134724607053229" calcext:value-type="float">
            <text:p>0,0134724607053229</text:p>
          </table:table-cell>
        </table:table-row>
        <table:table-row table:style-name="ro1">
          <table:table-cell office:value-type="string" calcext:value-type="string">
            <text:p>trouble intellectuel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anal</text:p>
          </table:table-cell>
          <table:table-cell office:value-type="float" office:value="0.0132743362831858" calcext:value-type="float">
            <text:p>0,0132743362831858</text:p>
          </table:table-cell>
        </table:table-row>
        <table:table-row table:style-name="ro1">
          <table:table-cell office:value-type="string" calcext:value-type="string">
            <text:p>quinine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traction</text:p>
          </table:table-cell>
          <table:table-cell office:value-type="float" office:value="0.013010170387003" calcext:value-type="float">
            <text:p>0,013010170387003</text:p>
          </table:table-cell>
        </table:table-row>
        <table:table-row table:style-name="ro1">
          <table:table-cell office:value-type="string" calcext:value-type="string">
            <text:p>myosis</text:p>
          </table:table-cell>
          <table:table-cell office:value-type="float" office:value="0.00762030978215854" calcext:value-type="float">
            <text:p>0,00762030978215854</text:p>
          </table:table-cell>
          <table:table-cell office:value-type="string" calcext:value-type="string">
            <text:p>continuel</text:p>
          </table:table-cell>
          <table:table-cell office:value-type="float" office:value="0.0129441289129573" calcext:value-type="float">
            <text:p>0,0129441289129573</text:p>
          </table:table-cell>
        </table:table-row>
        <table:table-row table:style-name="ro1">
          <table:table-cell office:value-type="string" calcext:value-type="string">
            <text:p>blement</text:p>
          </table:table-cell>
          <table:table-cell office:value-type="float" office:value="0.00745465087385074" calcext:value-type="float">
            <text:p>0,00745465087385074</text:p>
          </table:table-cell>
          <table:table-cell office:value-type="string" calcext:value-type="string">
            <text:p>odorat</text:p>
          </table:table-cell>
          <table:table-cell office:value-type="float" office:value="0.0128120459648659" calcext:value-type="float">
            <text:p>0,0128120459648659</text:p>
          </table:table-cell>
        </table:table-row>
        <table:table-row table:style-name="ro1">
          <table:table-cell office:value-type="string" calcext:value-type="string">
            <text:p>concomitant</text:p>
          </table:table-cell>
          <table:table-cell office:value-type="float" office:value="0.00720616251138905" calcext:value-type="float">
            <text:p>0,00720616251138905</text:p>
          </table:table-cell>
          <table:table-cell office:value-type="string" calcext:value-type="string">
            <text:p>mercure</text:p>
          </table:table-cell>
          <table:table-cell office:value-type="float" office:value="0.0127460044908202" calcext:value-type="float">
            <text:p>0,0127460044908202</text:p>
          </table:table-cell>
        </table:table-row>
        <table:table-row table:style-name="ro1">
          <table:table-cell office:value-type="string" calcext:value-type="string">
            <text:p>ivrogne</text:p>
          </table:table-cell>
          <table:table-cell office:value-type="float" office:value="0.00712333305723516" calcext:value-type="float">
            <text:p>0,00712333305723516</text:p>
          </table:table-cell>
          <table:table-cell office:value-type="string" calcext:value-type="string">
            <text:p>rationnel</text:p>
          </table:table-cell>
          <table:table-cell office:value-type="float" office:value="0.0126139215427288" calcext:value-type="float">
            <text:p>0,0126139215427288</text:p>
          </table:table-cell>
        </table:table-row>
        <table:table-row table:style-name="ro1">
          <table:table-cell office:value-type="string" calcext:value-type="string">
            <text:p>nasal</text:p>
          </table:table-cell>
          <table:table-cell office:value-type="float" office:value="0.00695767414892736" calcext:value-type="float">
            <text:p>0,00695767414892736</text:p>
          </table:table-cell>
          <table:table-cell office:value-type="string" calcext:value-type="string">
            <text:p>cornée</text:p>
          </table:table-cell>
          <table:table-cell office:value-type="float" office:value="0.0126139215427288" calcext:value-type="float">
            <text:p>0,0126139215427288</text:p>
          </table:table-cell>
        </table:table-row>
        <table:table-row table:style-name="ro1">
          <table:table-cell office:value-type="string" calcext:value-type="string">
            <text:p>néoplasme</text:p>
          </table:table-cell>
          <table:table-cell office:value-type="float" office:value="0.00687484469477346" calcext:value-type="float">
            <text:p>0,00687484469477346</text:p>
          </table:table-cell>
          <table:table-cell office:value-type="string" calcext:value-type="string">
            <text:p>palpation</text:p>
          </table:table-cell>
          <table:table-cell office:value-type="float" office:value="0.0122837141725003" calcext:value-type="float">
            <text:p>0,0122837141725003</text:p>
          </table:table-cell>
        </table:table-row>
        <table:table-row table:style-name="ro1">
          <table:table-cell office:value-type="string" calcext:value-type="string">
            <text:p>charité</text:p>
          </table:table-cell>
          <table:table-cell office:value-type="float" office:value="0.00679201524061957" calcext:value-type="float">
            <text:p>0,00679201524061957</text:p>
          </table:table-cell>
          <table:table-cell office:value-type="string" calcext:value-type="string">
            <text:p>râle</text:p>
          </table:table-cell>
          <table:table-cell office:value-type="float" office:value="0.0120195482763175" calcext:value-type="float">
            <text:p>0,0120195482763175</text:p>
          </table:table-cell>
        </table:table-row>
        <table:table-row table:style-name="ro1">
          <table:table-cell office:value-type="string" calcext:value-type="string">
            <text:p>faculté intellectuel</text:p>
          </table:table-cell>
          <table:table-cell office:value-type="float" office:value="0.00679201524061957" calcext:value-type="float">
            <text:p>0,00679201524061957</text:p>
          </table:table-cell>
          <table:table-cell office:value-type="string" calcext:value-type="string">
            <text:p>immobilité</text:p>
          </table:table-cell>
          <table:table-cell office:value-type="float" office:value="0.0118874653282261" calcext:value-type="float">
            <text:p>0,0118874653282261</text:p>
          </table:table-cell>
        </table:table-row>
        <table:table-row table:style-name="ro1">
          <table:table-cell office:value-type="string" calcext:value-type="string">
            <text:p>vésical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viscéral</text:p>
          </table:table-cell>
          <table:table-cell office:value-type="float" office:value="0.0118874653282261" calcext:value-type="float">
            <text:p>0,0118874653282261</text:p>
          </table:table-cell>
        </table:table-row>
        <table:table-row table:style-name="ro1">
          <table:table-cell office:value-type="string" calcext:value-type="string">
            <text:p>vements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œil gauche</text:p>
          </table:table-cell>
          <table:table-cell office:value-type="float" office:value="0.0118214238541804" calcext:value-type="float">
            <text:p>0,0118214238541804</text:p>
          </table:table-cell>
        </table:table-row>
        <table:table-row table:style-name="ro1">
          <table:table-cell office:value-type="string" calcext:value-type="string">
            <text:p>débilité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tare</text:p>
          </table:table-cell>
          <table:table-cell office:value-type="float" office:value="0.011689340906089" calcext:value-type="float">
            <text:p>0,011689340906089</text:p>
          </table:table-cell>
        </table:table-row>
        <table:table-row table:style-name="ro1">
          <table:table-cell office:value-type="string" calcext:value-type="string">
            <text:p>syllabe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pied droit</text:p>
          </table:table-cell>
          <table:table-cell office:value-type="float" office:value="0.0116232994320433" calcext:value-type="float">
            <text:p>0,0116232994320433</text:p>
          </table:table-cell>
        </table:table-row>
        <table:table-row table:style-name="ro1">
          <table:table-cell office:value-type="string" calcext:value-type="string">
            <text:p>corps étranger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délirant</text:p>
          </table:table-cell>
          <table:table-cell office:value-type="float" office:value="0.0116232994320433" calcext:value-type="float">
            <text:p>0,0116232994320433</text:p>
          </table:table-cell>
        </table:table-row>
        <table:table-row table:style-name="ro1">
          <table:table-cell office:value-type="string" calcext:value-type="string">
            <text:p>parenchymateux</text:p>
          </table:table-cell>
          <table:table-cell office:value-type="float" office:value="0.00670918578646566" calcext:value-type="float">
            <text:p>0,00670918578646566</text:p>
          </table:table-cell>
          <table:table-cell office:value-type="string" calcext:value-type="string">
            <text:p>antécédent personnel</text:p>
          </table:table-cell>
          <table:table-cell office:value-type="float" office:value="0.0114912164839519" calcext:value-type="float">
            <text:p>0,0114912164839519</text:p>
          </table:table-cell>
        </table:table-row>
        <table:table-row table:style-name="ro1">
          <table:table-cell office:value-type="string" calcext:value-type="string">
            <text:p>lepsie</text:p>
          </table:table-cell>
          <table:table-cell office:value-type="float" office:value="0.00654352687815787" calcext:value-type="float">
            <text:p>0,00654352687815787</text:p>
          </table:table-cell>
          <table:table-cell office:value-type="string" calcext:value-type="string">
            <text:p>œil droit</text:p>
          </table:table-cell>
          <table:table-cell office:value-type="float" office:value="0.0108968432175406" calcext:value-type="float">
            <text:p>0,0108968432175406</text:p>
          </table:table-cell>
        </table:table-row>
        <table:table-row table:style-name="ro1">
          <table:table-cell office:value-type="string" calcext:value-type="string">
            <text:p>muscu</text:p>
          </table:table-cell>
          <table:table-cell office:value-type="float" office:value="0.00637786796985008" calcext:value-type="float">
            <text:p>0,00637786796985008</text:p>
          </table:table-cell>
          <table:table-cell office:value-type="string" calcext:value-type="string">
            <text:p>paume</text:p>
          </table:table-cell>
          <table:table-cell office:value-type="float" office:value="0.0108308017434949" calcext:value-type="float">
            <text:p>0,0108308017434949</text:p>
          </table:table-cell>
        </table:table-row>
        <table:table-row table:style-name="ro1">
          <table:table-cell office:value-type="string" calcext:value-type="string">
            <text:p>attaque de épilepsie</text:p>
          </table:table-cell>
          <table:table-cell office:value-type="float" office:value="0.00621220906154228" calcext:value-type="float">
            <text:p>0,00621220906154228</text:p>
          </table:table-cell>
          <table:table-cell office:value-type="string" calcext:value-type="string">
            <text:p>clonique</text:p>
          </table:table-cell>
          <table:table-cell office:value-type="float" office:value="0.0105005943732664" calcext:value-type="float">
            <text:p>0,0105005943732664</text:p>
          </table:table-cell>
        </table:table-row>
        <table:table-row table:style-name="ro1">
          <table:table-cell office:value-type="string" calcext:value-type="string">
            <text:p>sphincter</text:p>
          </table:table-cell>
          <table:table-cell office:value-type="float" office:value="0.00612937960738839" calcext:value-type="float">
            <text:p>0,00612937960738839</text:p>
          </table:table-cell>
          <table:table-cell office:value-type="string" calcext:value-type="string">
            <text:p>grosseur</text:p>
          </table:table-cell>
          <table:table-cell office:value-type="float" office:value="0.0103024699511293" calcext:value-type="float">
            <text:p>0,0103024699511293</text:p>
          </table:table-cell>
        </table:table-row>
        <table:table-row table:style-name="ro1">
          <table:table-cell office:value-type="string" calcext:value-type="string">
            <text:p>crural</text:p>
          </table:table-cell>
          <table:table-cell office:value-type="float" office:value="0.00612937960738839" calcext:value-type="float">
            <text:p>0,00612937960738839</text:p>
          </table:table-cell>
          <table:table-cell office:value-type="string" calcext:value-type="string">
            <text:p>déglutition</text:p>
          </table:table-cell>
          <table:table-cell office:value-type="float" office:value="0.00838726720380399" calcext:value-type="float">
            <text:p>0,00838726720380399</text:p>
          </table:table-cell>
        </table:table-row>
        <table:table-row table:style-name="ro1">
          <table:table-cell office:value-type="string" calcext:value-type="string">
            <text:p>phie</text:p>
          </table:table-cell>
          <table:table-cell office:value-type="float" office:value="0.00596372069908059" calcext:value-type="float">
            <text:p>0,00596372069908059</text:p>
          </table:table-cell>
          <table:table-cell office:value-type="string" calcext:value-type="string">
            <text:p>moitié droit</text:p>
          </table:table-cell>
          <table:table-cell office:value-type="float" office:value="0.00832122572975829" calcext:value-type="float">
            <text:p>0,00832122572975829</text:p>
          </table:table-cell>
        </table:table-row>
        <table:table-row table:style-name="ro1">
          <table:table-cell office:value-type="string" calcext:value-type="string">
            <text:p>infirmité</text:p>
          </table:table-cell>
          <table:table-cell office:value-type="float" office:value="0.0057980617907728" calcext:value-type="float">
            <text:p>0,0057980617907728</text:p>
          </table:table-cell>
          <table:table-cell office:value-type="string" calcext:value-type="string">
            <text:p>diaphragme</text:p>
          </table:table-cell>
          <table:table-cell office:value-type="float" office:value="0.00818914278166689" calcext:value-type="float">
            <text:p>0,00818914278166689</text:p>
          </table:table-cell>
        </table:table-row>
        <table:table-row table:style-name="ro1">
          <table:table-cell office:value-type="string" calcext:value-type="string">
            <text:p>occasionnel</text:p>
          </table:table-cell>
          <table:table-cell office:value-type="float" office:value="0.005632402882465" calcext:value-type="float">
            <text:p>0,005632402882465</text:p>
          </table:table-cell>
          <table:table-cell office:value-type="string" calcext:value-type="string">
            <text:p>pied gauche</text:p>
          </table:table-cell>
          <table:table-cell office:value-type="float" office:value="0.00818914278166689" calcext:value-type="float">
            <text:p>0,00818914278166689</text:p>
          </table:table-cell>
        </table:table-row>
        <table:table-row table:style-name="ro1">
          <table:table-cell office:value-type="string" calcext:value-type="string">
            <text:p>intestinal</text:p>
          </table:table-cell>
          <table:table-cell office:value-type="float" office:value="0.00538391452000332" calcext:value-type="float">
            <text:p>0,00538391452000332</text:p>
          </table:table-cell>
          <table:table-cell office:value-type="string" calcext:value-type="string">
            <text:p>heure du soir</text:p>
          </table:table-cell>
          <table:table-cell office:value-type="float" office:value="0.00779289393739268" calcext:value-type="float">
            <text:p>0,00779289393739268</text:p>
          </table:table-cell>
        </table:table-row>
        <table:table-row table:style-name="ro1">
          <table:table-cell office:value-type="string" calcext:value-type="string">
            <text:p>exagéré</text:p>
          </table:table-cell>
          <table:table-cell office:value-type="float" office:value="0.00513542615754162" calcext:value-type="float">
            <text:p>0,00513542615754162</text:p>
          </table:table-cell>
          <table:table-cell office:value-type="string" calcext:value-type="string">
            <text:p>sieur</text:p>
          </table:table-cell>
          <table:table-cell office:value-type="float" office:value="0.00779289393739268" calcext:value-type="float">
            <text:p>0,00779289393739268</text:p>
          </table:table-cell>
        </table:table-row>
        <table:table-row table:style-name="ro1">
          <table:table-cell office:value-type="string" calcext:value-type="string">
            <text:p>rhumatismal</text:p>
          </table:table-cell>
          <table:table-cell office:value-type="float" office:value="0.00505259670338773" calcext:value-type="float">
            <text:p>0,00505259670338773</text:p>
          </table:table-cell>
          <table:table-cell office:value-type="string" calcext:value-type="string">
            <text:p>engourdissement</text:p>
          </table:table-cell>
          <table:table-cell office:value-type="float" office:value="0.00752872804120988" calcext:value-type="float">
            <text:p>0,00752872804120988</text:p>
          </table:table-cell>
        </table:table-row>
        <table:table-row table:style-name="ro1">
          <table:table-cell office:value-type="string" calcext:value-type="string">
            <text:p>expé</text:p>
          </table:table-cell>
          <table:table-cell office:value-type="float" office:value="0.00505259670338773" calcext:value-type="float">
            <text:p>0,00505259670338773</text:p>
          </table:table-cell>
          <table:table-cell office:value-type="string" calcext:value-type="string">
            <text:p>globe oculaire</text:p>
          </table:table-cell>
          <table:table-cell office:value-type="float" office:value="0.00746268656716418" calcext:value-type="float">
            <text:p>0,00746268656716418</text:p>
          </table:table-cell>
        </table:table-row>
        <table:table-row table:style-name="ro1">
          <table:table-cell office:value-type="string" calcext:value-type="string">
            <text:p>embolie</text:p>
          </table:table-cell>
          <table:table-cell office:value-type="float" office:value="0.00488693779507993" calcext:value-type="float">
            <text:p>0,00488693779507993</text:p>
          </table:table-cell>
          <table:table-cell office:value-type="string" calcext:value-type="string">
            <text:p>battement</text:p>
          </table:table-cell>
          <table:table-cell office:value-type="float" office:value="0.00660414740457007" calcext:value-type="float">
            <text:p>0,00660414740457007</text:p>
          </table:table-cell>
        </table:table-row>
        <table:table-row table:style-name="ro1">
          <table:table-cell office:value-type="string" calcext:value-type="string">
            <text:p>destructif</text:p>
          </table:table-cell>
          <table:table-cell office:value-type="float" office:value="0.00480410834092603" calcext:value-type="float">
            <text:p>0,00480410834092603</text:p>
          </table:table-cell>
          <table:table-cell office:value-type="string" calcext:value-type="string">
            <text:p>appendice</text:p>
          </table:table-cell>
          <table:table-cell office:value-type="float" office:value="0.00653810593052437" calcext:value-type="float">
            <text:p>0,00653810593052437</text:p>
          </table:table-cell>
        </table:table-row>
        <table:table-row table:style-name="ro1">
          <table:table-cell office:value-type="string" calcext:value-type="string">
            <text:p>graduel</text:p>
          </table:table-cell>
          <table:table-cell office:value-type="float" office:value="0.00455561997846434" calcext:value-type="float">
            <text:p>0,00455561997846434</text:p>
          </table:table-cell>
          <table:table-cell office:value-type="string" calcext:value-type="string">
            <text:p>pourtour</text:p>
          </table:table-cell>
          <table:table-cell office:value-type="float" office:value="0.00640602298243297" calcext:value-type="float">
            <text:p>0,00640602298243297</text:p>
          </table:table-cell>
        </table:table-row>
        <table:table-row table:style-name="ro1">
          <table:table-cell office:value-type="string" calcext:value-type="string">
            <text:p>sation</text:p>
          </table:table-cell>
          <table:table-cell office:value-type="float" office:value="0.00447279052431045" calcext:value-type="float">
            <text:p>0,00447279052431045</text:p>
          </table:table-cell>
          <table:table-cell office:value-type="string" calcext:value-type="string">
            <text:p>latent</text:p>
          </table:table-cell>
          <table:table-cell office:value-type="float" office:value="0.00594373266411307" calcext:value-type="float">
            <text:p>0,00594373266411307</text:p>
          </table:table-cell>
        </table:table-row>
        <table:table-row table:style-name="ro1">
          <table:table-cell office:value-type="string" calcext:value-type="string">
            <text:p>sible</text:p>
          </table:table-cell>
          <table:table-cell office:value-type="float" office:value="0.00438996107015655" calcext:value-type="float">
            <text:p>0,00438996107015655</text:p>
          </table:table-cell>
          <table:table-cell office:value-type="string" calcext:value-type="string">
            <text:p>ultérieur</text:p>
          </table:table-cell>
          <table:table-cell office:value-type="float" office:value="0.00534935939770176" calcext:value-type="float">
            <text:p>0,00534935939770176</text:p>
          </table:table-cell>
        </table:table-row>
        <table:table-row table:style-name="ro1">
          <table:table-cell office:value-type="string" calcext:value-type="string">
            <text:p>congestif</text:p>
          </table:table-cell>
          <table:table-cell office:value-type="float" office:value="0.00414147270769486" calcext:value-type="float">
            <text:p>0,00414147270769486</text:p>
          </table:table-cell>
          <table:table-cell office:value-type="string" calcext:value-type="string">
            <text:p>lèvre supérieur</text:p>
          </table:table-cell>
          <table:table-cell office:value-type="float" office:value="0.00534935939770176" calcext:value-type="float">
            <text:p>0,00534935939770176</text:p>
          </table:table-cell>
        </table:table-row>
        <table:table-row table:style-name="ro1">
          <table:table-cell office:value-type="string" calcext:value-type="string">
            <text:p>inerte</text:p>
          </table:table-cell>
          <table:table-cell office:value-type="float" office:value="0.00397581379938707" calcext:value-type="float">
            <text:p>0,00397581379938707</text:p>
          </table:table-cell>
          <table:table-cell office:value-type="string" calcext:value-type="string">
            <text:p>frayeur</text:p>
          </table:table-cell>
          <table:table-cell office:value-type="float" office:value="0.00528331792365606" calcext:value-type="float">
            <text:p>0,00528331792365606</text:p>
          </table:table-cell>
        </table:table-row>
        <table:table-row table:style-name="ro1">
          <table:table-cell office:value-type="string" calcext:value-type="string">
            <text:p>viscère</text:p>
          </table:table-cell>
          <table:table-cell office:value-type="float" office:value="0.00389298434523316" calcext:value-type="float">
            <text:p>0,00389298434523316</text:p>
          </table:table-cell>
          <table:table-cell office:value-type="string" calcext:value-type="string">
            <text:p>inerte</text:p>
          </table:table-cell>
          <table:table-cell office:value-type="float" office:value="0.00488706907938185" calcext:value-type="float">
            <text:p>0,00488706907938185</text:p>
          </table:table-cell>
        </table:table-row>
        <table:table-row table:style-name="ro1">
          <table:table-cell office:value-type="string" calcext:value-type="string">
            <text:p>brûlure</text:p>
          </table:table-cell>
          <table:table-cell office:value-type="float" office:value="0.0029818603495403" calcext:value-type="float">
            <text:p>0,0029818603495403</text:p>
          </table:table-cell>
          <table:table-cell office:value-type="string" calcext:value-type="string">
            <text:p>persistant</text:p>
          </table:table-cell>
          <table:table-cell office:value-type="float" office:value="0.00475498613129045" calcext:value-type="float">
            <text:p>0,00475498613129045</text:p>
          </table:table-cell>
        </table:table-row>
        <table:table-row table:style-name="ro1">
          <table:table-cell office:value-type="string" calcext:value-type="string">
            <text:p>thrombose</text:p>
          </table:table-cell>
          <table:table-cell office:value-type="float" office:value="0.00256771307877081" calcext:value-type="float">
            <text:p>0,00256771307877081</text:p>
          </table:table-cell>
          <table:table-cell office:value-type="string" calcext:value-type="string">
            <text:p>cuir chevelu</text:p>
          </table:table-cell>
          <table:table-cell office:value-type="float" office:value="0.00422665433892484" calcext:value-type="float">
            <text:p>0,00422665433892484</text:p>
          </table:table-cell>
        </table:table-row>
        <table:table-row table:style-name="ro1">
          <table:table-cell office:value-type="string" calcext:value-type="string">
            <text:p>nerf moteur</text:p>
          </table:table-cell>
          <table:table-cell office:value-type="float" office:value="0.00240205417046302" calcext:value-type="float">
            <text:p>0,00240205417046302</text:p>
          </table:table-cell>
          <table:table-cell office:value-type="string" calcext:value-type="string">
            <text:p>narine</text:p>
          </table:table-cell>
          <table:table-cell office:value-type="float" office:value="0.00369832254655924" calcext:value-type="float">
            <text:p>0,00369832254655924</text:p>
          </table:table-cell>
        </table:table-row>
        <table:table-row table:style-name="ro1">
          <table:table-cell office:value-type="string" calcext:value-type="string">
            <text:p>apophyse</text:p>
          </table:table-cell>
          <table:table-cell office:value-type="float" office:value="0.00207073635384743" calcext:value-type="float">
            <text:p>0,00207073635384743</text:p>
          </table:table-cell>
          <table:table-cell office:value-type="string" calcext:value-type="string">
            <text:p>xiii</text:p>
          </table:table-cell>
          <table:table-cell office:value-type="float" office:value="0.00283978338396513" calcext:value-type="float">
            <text:p>0,00283978338396513</text:p>
          </table:table-cell>
        </table:table-row>
        <table:table-row table:style-name="ro1">
          <table:table-cell office:value-type="string" calcext:value-type="string">
            <text:p>affection nerveux</text:p>
          </table:table-cell>
          <table:table-cell office:value-type="float" office:value="0.00198790689969353" calcext:value-type="float">
            <text:p>0,00198790689969353</text:p>
          </table:table-cell>
          <table:table-cell office:value-type="string" calcext:value-type="string">
            <text:p>infirmité</text:p>
          </table:table-cell>
          <table:table-cell office:value-type="float" office:value="0.00257561748778233" calcext:value-type="float">
            <text:p>0,00257561748778233</text:p>
          </table:table-cell>
        </table:table-row>
        <table:table-row table:style-name="ro1">
          <table:table-cell office:value-type="string" calcext:value-type="string">
            <text:p>plante du pied</text:p>
          </table:table-cell>
          <table:table-cell office:value-type="float" office:value="0.00198790689969353" calcext:value-type="float">
            <text:p>0,00198790689969353</text:p>
          </table:table-cell>
          <table:table-cell office:value-type="string" calcext:value-type="string">
            <text:p>défectueux</text:p>
          </table:table-cell>
          <table:table-cell office:value-type="float" office:value="0.00171707832518822" calcext:value-type="float">
            <text:p>0,00171707832518822</text:p>
          </table:table-cell>
        </table:table-row>
        <table:table-row table:style-name="ro1">
          <table:table-cell office:value-type="string" calcext:value-type="string">
            <text:p>palpitation</text:p>
          </table:table-cell>
          <table:table-cell office:value-type="float" office:value="0.00149093017477015" calcext:value-type="float">
            <text:p>0,00149093017477015</text:p>
          </table:table-cell>
          <table:table-cell office:value-type="string" calcext:value-type="string">
            <text:p>faculté intellectuel</text:p>
          </table:table-cell>
          <table:table-cell office:value-type="float" office:value="0.00145291242900541" calcext:value-type="float">
            <text:p>0,00145291242900541</text:p>
          </table:table-cell>
        </table:table-row>
        <table:table-row table:style-name="ro1">
          <table:table-cell office:value-type="string" calcext:value-type="string">
            <text:p>prodrome</text:p>
          </table:table-cell>
          <table:table-cell office:value-type="float" office:value="0.000745465087385073" calcext:value-type="float">
            <text:p>0,000745465087385073</text:p>
          </table:table-cell>
          <table:table-cell office:value-type="string" calcext:value-type="string">
            <text:p>minutieux</text:p>
          </table:table-cell>
          <table:table-cell office:value-type="float" office:value="0.00112270505877691" calcext:value-type="float">
            <text:p>0,00112270505877691</text:p>
          </table:table-cell>
        </table:table-row>
        <table:table-row table:style-name="ro1">
          <table:table-cell office:value-type="string" calcext:value-type="string">
            <text:p>prédominant</text:p>
          </table:table-cell>
          <table:table-cell office:value-type="float" office:value="0.00049697672492338" calcext:value-type="float">
            <text:p>0,00049697672492338</text:p>
          </table:table-cell>
          <table:table-cell office:value-type="string" calcext:value-type="string">
            <text:p>exagér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démie de médecin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2:54:46.921564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2:08:38.848125409</meta:creation-date>
    <dc:date>2025-02-06T02:56:40.551320664</dc:date>
    <meta:editing-duration>PT2M11S</meta:editing-duration>
    <meta:editing-cycles>2</meta:editing-cycles>
    <meta:generator>LibreOffice/24.8.4.2$MacOSX_AARCH64 LibreOffice_project/bb3cfa12c7b1bf994ecc5649a80400d06cd71002</meta:generator>
    <meta:document-statistic meta:table-count="1" meta:cell-count="2006" meta:object-count="0"/>
  </office:meta>
</office:document-meta>
</file>